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358EF0FC.png" manifest:media-type="image/pn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 loext:decorative="false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2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17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8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 loext:decorative="false"/>
      <style:paragraph-properties style:writing-mode="lr-tb"/>
    </style:style>
    <style:style style:name="gr21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4.901cm" draw:shadow="visible" draw:shadow-offset-x="0.1cm" draw:shadow-offset-y="0.1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 loext:decorative="false"/>
      <style:paragraph-properties style:writing-mode="lr-tb"/>
    </style:style>
    <style:style style:name="gr23" style:family="graphic" style:parent-style-name="預設_5f_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24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 loext:decorative="false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1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3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8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9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2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6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60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1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2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3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4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5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6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7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68" style:family="paragraph">
      <loext:graphic-properties draw:fill-color="#ffffff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0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2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3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4" style:family="paragraph"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5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79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0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1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2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3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4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5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6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7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8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1" style:family="paragraph"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2" style:family="paragraph">
      <loext:graphic-properties draw:fill="solid" draw:fill-color="#c0c0c0"/>
      <style:paragraph-properties fo:margin-left="0cm" fo:margin-right="0cm" fo:margin-top="0cm" fo:margin-bottom="0cm" fo:line-height="0.5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5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7" style:family="paragraph"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8" style:family="paragraph">
      <loext:graphic-properties draw:fill="solid" draw:fill-color="#c0c0c0"/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9" style:family="paragraph"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0" style:family="paragraph">
      <loext:graphic-properties draw:fill="solid" draw:fill-color="#c0c0c0"/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101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2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3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5" style:family="paragraph">
      <loext:graphic-properties draw:fill-color="#ffffff"/>
      <style:text-properties style:font-size-asian="12pt"/>
    </style:style>
    <style:style style:name="P106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7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8" style:family="paragraph"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09" style:family="paragraph">
      <loext:graphic-properties draw:fill="solid" draw:fill-color="#c0c0c0"/>
      <style:paragraph-properties fo:line-height="0.3cm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0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11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13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14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15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7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18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19" style:family="paragraph">
      <style:paragraph-properties fo:margin-left="0cm" fo:margin-right="0cm" fo:margin-top="0.46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20" style:family="paragraph">
      <style:paragraph-properties fo:margin-left="0.6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21" style:family="paragraph">
      <style:paragraph-properties fo:margin-left="0cm" fo:margin-right="0cm" fo:text-indent="0cm"/>
    </style:style>
    <style:style style:name="P122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 Ext-B1" fo:font-size="48pt" style:font-name-asian="全字庫正楷體" style:font-size-asian="48pt" style:font-size-complex="48pt"/>
    </style:style>
    <style:style style:name="P12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2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25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4pt" style:font-size-asian="14pt" style:font-size-complex="14pt"/>
    </style:style>
    <style:style style:name="T22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fo:color="#666666" loext:opacity="100%" style:font-name="PT Sans Narrow" fo:font-size="13pt" style:font-size-asian="13pt" style:font-size-complex="13pt"/>
    </style:style>
    <style:style style:name="T25" style:family="text">
      <style:text-properties style:font-name="PT Sans Narrow" fo:font-size="13pt" style:font-size-asian="13pt" style:font-size-complex="13pt"/>
    </style:style>
    <style:style style:name="T26" style:family="text">
      <style:text-properties style:font-name="PT Sans Narrow" fo:font-size="14pt" style:font-size-asian="14pt" style:font-size-complex="14pt"/>
    </style:style>
    <style:style style:name="T27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font-name="PT Sans Narrow" fo:font-size="15pt" style:font-size-asian="15pt" style:font-size-complex="15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1" style:family="text">
      <style:text-properties style:use-window-font-color="true" loext:opacity="0%" style:font-name="PT Sans Narrow" fo:font-size="8pt" style:font-size-asian="8pt" style:font-size-complex="8pt"/>
    </style:style>
    <style:style style:name="T52" style:family="text">
      <style:text-properties style:font-name="PT Sans Narrow" fo:font-size="11pt" style:font-size-asian="11pt" style:font-size-complex="11pt"/>
    </style:style>
    <style:style style:name="T53" style:family="text">
      <style:text-properties fo:color="#666666" loext:opacity="100%" style:font-name="PT Sans Narrow" fo:font-size="12pt" style:font-size-asian="12pt" style:font-size-complex="12pt"/>
    </style:style>
    <style:style style:name="T54" style:family="text">
      <style:text-properties style:font-name="PT Sans Narrow" fo:font-size="12pt" style:font-size-asian="12pt" style:font-size-complex="12pt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58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358EF0FC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358EF0FC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358EF0FC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358EF0FC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358EF0FC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358EF0FC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358EF0FC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358EF0FC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358EF0FC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</text:span><text:span text:style-name="T1">Chao </text:span><text:span text:style-name="T1">&lt;bluebat@me</text:span><text:span text:style-name="T1">mber.fsf.or</text:span><text:span text:style-name="T1">g&gt;</text:span></text:p>
            <text:p text:style-name="P1"><text:span text:style-name="T2">18 Sep. </text:span><text:span text:style-name="T2">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</text:span><text:span text:style-name="T3">ation </text:span><text:span text:style-name="T3">Table in </text:span><text:span text:style-name="T3">Various </text:span><text:span text:style-name="T3">Program</text:span><text:span text:style-name="T3">ming </text:span><text:span text:style-name="T3">Langua</text:span><text:span text:style-name="T3">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</text:span><text:span text:style-name="T5">s </text:span><text:span text:style-name="T5">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<text:s text:c="4"/>FOR J = 1 TO 9</text:span></text:p>
          <text:p text:style-name="P17"><text:span text:style-name="T15">30 <text:s text:c="8"/>FOR K = I TO I+2</text:span></text:p>
          <text:p text:style-name="P17"><text:span text:style-name="T15">40 <text:s text:c="12"/>PRINT USING "#x#=##"+CHR$(9); K, J, K*J;</text:span></text:p>
          <text:p text:style-name="P17"><text:span text:style-name="T15">50 <text:s text:c="8"/>NEXT</text:span></text:p>
          <text:p text:style-name="P17"><text:span text:style-name="T15">60 <text:s text:c="8"/>PRINT CHR$(10);</text:span></text:p>
          <text:p text:style-name="P17"><text:span text:style-name="T15">70 <text:s text:c="4"/>NEXT</text:span></text:p>
          <text:p text:style-name="P17"><text:span text:style-name="T15">80 <text:s text:c="4"/>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</text:span><text:span text:style-name="T17">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</text:span><text:span text:style-name="T17">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</text:span><text:span text:style-name="T17">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hbrun</text:span></text:p>
          <text:p text:style-name="P22"><text:span text:style-name="T14">* ./mt9x9.prg || hbrun mt9x9.prg</text:span></text:p>
          <text:p text:style-name="P17"><text:span text:style-name="T18"/></text:p>
          <text:p text:style-name="P22"><text:span text:style-name="T15">local i, j, k</text:span></text:p>
          <text:p text:style-name="P22"><text:span text:style-name="T15">for i := 1 to 9 step 3</text:span></text:p>
          <text:p text:style-name="P22"><text:span text:style-name="T15"><text:s text:c="4"/></text:span><text:span text:style-name="T15">for j := 1 to 9</text:span></text:p>
          <text:p text:style-name="P22"><text:span text:style-name="T15"><text:s text:c="8"/></text:span><text:span text:style-name="T15">for each k in {i, i+1, i+2}</text:span></text:p>
          <text:p text:style-name="P22"><text:span text:style-name="T15"><text:s text:c="12"/></text:span><text:span text:style-name="T15">?? str(k, 1) + "x" + str(j, 1) + "=" + str(k*j, 2) + chr(9)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?? chr(10)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?</text:span></text:p>
          <text:p text:style-name="P22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4.5cm" svg:height="1.759cm" svg:x="16.8cm" svg:y="4.8cm">
          <draw:text-box>
            <text:p text:style-name="P23"><text:span text:style-name="T17">xBASE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3 // opencomal &lt;&lt;&lt; 'enter "mt9x9.lst"'$'\n''run'</text:span></text:p>
          <text:p text:style-name="P17"><text:span text:style-name="T18"/></text:p>
          <text:p text:style-name="P17"><text:span text:style-name="T15">10 FOR i# := 1 TO 9 STEP 3 DO</text:span></text:p>
          <text:p text:style-name="P17"><text:span text:style-name="T15">20 <text:s text:c="4"/>FOR j# := 1 TO 9 DO</text:span></text:p>
          <text:p text:style-name="P17"><text:span text:style-name="T15">30 <text:s text:c="8"/>FOR k# := i# TO i#+2 DO</text:span></text:p>
          <text:p text:style-name="P17"><text:span text:style-name="T15">40 <text:s text:c="12"/>PRINT k#; "x"; j#; "=";</text:span></text:p>
          <text:p text:style-name="P17"><text:span text:style-name="T15">50 <text:s text:c="12"/>PRINT USING "##": k#*j#;</text:span></text:p>
          <text:p text:style-name="P17"><text:span text:style-name="T15">60 <text:s text:c="12"/>PRINT CHR$(9);</text:span></text:p>
          <text:p text:style-name="P17"><text:span text:style-name="T15">70 <text:s text:c="8"/>ENDFOR</text:span></text:p>
          <text:p text:style-name="P17"><text:span text:style-name="T15">80 <text:s text:c="7"/>PRINT CHR$(10);</text:span></text:p>
          <text:p text:style-name="P17"><text:span text:style-name="T15">90 <text:s text:c="4"/>ENDFOR</text:span></text:p>
          <text:p text:style-name="P17"><text:span text:style-name="T15">100 <text:s text:c="3"/>PRINT</text:span></text:p>
          <text:p text:style-name="P17"><text:span text:style-name="T15">110 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6cm" svg:y="4.8cm">
          <draw:text-box>
            <text:p><text:span text:style-name="T17">COMAL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!/usr/bin/axi</text:span></text:p>
          <text:p text:style-name="P27"><text:span text:style-name="T21"># axc mt9x9.als &amp;&amp; axi mt9x9.axc || ./mt9x9.als || axi mt9x9.als</text:span></text:p>
          <text:p text:style-name="P27"><text:span text:style-name="T22"/></text:p>
          <text:p text:style-name="P27"><text:span text:style-name="T23">trans i 0</text:span></text:p>
          <text:p text:style-name="P27"><text:span text:style-name="T23">trans j 0</text:span></text:p>
          <text:p text:style-name="P27"><text:span text:style-name="T23">trans k 0</text:span></text:p>
          <text:p text:style-name="P27"><text:span text:style-name="T23">loop (i:= 1) (&lt;= i 9) (i:+= 3) {</text:span></text:p>
          <text:p text:style-name="P27"><text:span text:style-name="T23"><text:s text:c="4"/></text:span><text:span text:style-name="T23">loop (j:= 1) (&lt;= j 9) (j:++) {</text:span></text:p>
          <text:p text:style-name="P27"><text:span text:style-name="T23"><text:s text:c="8"/></text:span><text:span text:style-name="T23">loop (k:= i) (&lt;= k (+ i 2)) (k:++) {</text:span></text:p>
          <text:p text:style-name="P27"><text:span text:style-name="T23"><text:s text:c="12"/></text:span><text:span text:style-name="T23">trans s (String (* k j))</text:span></text:p>
          <text:p text:style-name="P27"><text:span text:style-name="T23"><text:s text:c="12"/></text:span><text:span text:style-name="T23">print k 'x' j '=' (s:fill-left ' ' 2) '\t'</text:span></text:p>
          <text:p text:style-name="P27"><text:span text:style-name="T23"><text:s text:c="8"/></text:span><text:span text:style-name="T23">}</text:span></text:p>
          <text:p text:style-name="P27"><text:span text:style-name="T23"><text:s text:c="8"/></text:span><text:span text:style-name="T23">print '\n'</text:span></text:p>
          <text:p text:style-name="P27"><text:span text:style-name="T23"><text:s text:c="4"/></text:span><text:span text:style-name="T23">}</text:span></text:p>
          <text:p text:style-name="P27"><text:span text:style-name="T23"><text:s text:c="4"/></text:span><text:span text:style-name="T23">println</text:span></text:p>
          <text:p text:style-name="P2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dnl m4 mt9x9.m4</text:span></text:p>
          <text:p text:style-name="P29"><text:span text:style-name="T24">dnl</text:span></text:p>
          <text:p text:style-name="P29"><text:span text:style-name="T25">define(`item', `$2x$1=ifelse(eval($2*$1&lt;10), 1, ` ')eval($2*$1)⇥')dnl</text:span></text:p>
          <text:p text:style-name="P29"><text:span text:style-name="T25">define(`line', `ifelse(eval($3&lt;=eval($1+2)), 1, item($2, $3)dnl</text:span></text:p>
          <text:p text:style-name="P29"><text:span text:style-name="T25">`line($1, $2, incr($3))')')dnl</text:span></text:p>
          <text:p text:style-name="P29"><text:span text:style-name="T25">define(`block', `ifelse(eval($2&lt;=9), 1, line($1, $2, $1)</text:span></text:p>
          <text:p text:style-name="P29"><text:span text:style-name="T25">`block($1, incr($2))')')dnl</text:span></text:p>
          <text:p text:style-name="P29"><text:span text:style-name="T25">define(`main', `ifelse(eval($1&lt;=9), 1, block($1, 1)</text:span></text:p>
          <text:p text:style-name="P29"><text:span text:style-name="T25">`main(eval($1+3))')')dnl</text:span></text:p>
          <text:p text:style-name="P29"><text:span text:style-name="T25">main(1)dnl</text:span></text:p>
          <text:p text:style-name="P29"><text:span text:style-name="T25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-- sacomp mt9x9.sa -o mt9x9 &amp;&amp; ./mt9x9</text:span></text:p>
          <text:p text:style-name="P31"><text:span text:style-name="T26"/></text:p>
          <text:p text:style-name="P31"><text:span text:style-name="T26">class MAIN is</text:span></text:p>
          <text:p text:style-name="P31"><text:span text:style-name="T26"><text:s text:c="4"/></text:span><text:span text:style-name="T26">main is</text:span></text:p>
          <text:p text:style-name="P31"><text:span text:style-name="T26"><text:s text:c="8"/></text:span><text:span text:style-name="T26">loop i ::= 1.stepto!(9, 3);</text:span></text:p>
          <text:p text:style-name="P31"><text:span text:style-name="T26"><text:s text:c="12"/></text:span><text:span text:style-name="T26">loop j ::= 1.upto!(9);</text:span></text:p>
          <text:p text:style-name="P31"><text:span text:style-name="T26"><text:s text:c="16"/></text:span><text:span text:style-name="T26">k:ARRAY{INT} := |i, i+1, i+2|;</text:span></text:p>
          <text:p text:style-name="P31"><text:span text:style-name="T26"><text:s text:c="16"/></text:span><text:span text:style-name="T26">loop</text:span></text:p>
          <text:p text:style-name="P31"><text:span text:style-name="T26"><text:s text:c="20"/></text:span><text:span text:style-name="T26">#OUT+ k.elt!+"x"+j+"="+#FMT("%2d", k.elt!*j)+"\t"</text:span></text:p>
          <text:p text:style-name="P31"><text:span text:style-name="T26"><text:s text:c="16"/></text:span><text:span text:style-name="T26">end;</text:span></text:p>
          <text:p text:style-name="P31"><text:span text:style-name="T26"><text:s text:c="16"/></text:span><text:span text:style-name="T26">#OUT+ "\n";</text:span></text:p>
          <text:p text:style-name="P31"><text:span text:style-name="T26"><text:s text:c="12"/></text:span><text:span text:style-name="T26">end;</text:span></text:p>
          <text:p text:style-name="P31"><text:span text:style-name="T26"><text:s text:c="12"/></text:span><text:span text:style-name="T26">#OUT+ "\n";</text:span></text:p>
          <text:p text:style-name="P31"><text:span text:style-name="T26"><text:s text:c="8"/></text:span><text:span text:style-name="T26">end</text:span></text:p>
          <text:p text:style-name="P31"><text:span text:style-name="T26"><text:s text:c="4"/></text:span><text:span text:style-name="T26">end</text:span></text:p>
          <text:p text:style-name="P31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3">module: mt9x9</text:span></text:p>
          <text:p text:style-name="P31"><text:span text:style-name="T21"/></text:p>
          <text:p text:style-name="P31"><text:span text:style-name="T21">// make-dylan-app mt9x9; mv mt9x9.dylan mt9x9; cd mt9x9;</text:span></text:p>
          <text:p text:style-name="P31"><text:span text:style-name="T21">// dylan-compiler -build mt9x9.lid &amp;&amp; _build/bin/mt9x9</text:span></text:p>
          <text:p text:style-name="P31"><text:span text:style-name="T26">for (i from 1 below 10 by 3)</text:span></text:p>
          <text:p text:style-name="P31"><text:span text:style-name="T26"><text:s text:c="4"/></text:span><text:span text:style-name="T26">for (j from 1 to 9)</text:span></text:p>
          <text:p text:style-name="P31"><text:span text:style-name="T26"><text:s text:c="8"/></text:span><text:span text:style-name="T26">for (k from i to i + 2)</text:span></text:p>
          <text:p text:style-name="P31"><text:span text:style-name="T26"><text:s text:c="12"/></text:span><text:span text:style-name="T26">format-out("%dx%d=%2d\t", k, j, k * j);</text:span></text:p>
          <text:p text:style-name="P31"><text:span text:style-name="T26"><text:s text:c="8"/></text:span><text:span text:style-name="T26">end;</text:span></text:p>
          <text:p text:style-name="P31"><text:span text:style-name="T26"><text:s text:c="8"/></text:span><text:span text:style-name="T26">format-out("\n");</text:span></text:p>
          <text:p text:style-name="P31"><text:span text:style-name="T26"><text:s text:c="4"/></text:span><text:span text:style-name="T26">end;</text:span></text:p>
          <text:p text:style-name="P31"><text:span text:style-name="T26"><text:s text:c="4"/></text:span><text:span text:style-name="T26">format-out("\n");</text:span></text:p>
          <text:p text:style-name="P31"><text:span text:style-name="T26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% cim mt9x9.sim &amp;&amp; ./mt9x9</text:span></text:p>
          <text:p text:style-name="P33"><text:span text:style-name="T18"/></text:p>
          <text:p text:style-name="P33"><text:span text:style-name="T15">Begin</text:span></text:p>
          <text:p text:style-name="P33"><text:span text:style-name="T15"><text:s text:c="4"/></text:span><text:span text:style-name="T15">Integer i, j, k;</text:span></text:p>
          <text:p text:style-name="P33"><text:span text:style-name="T15"><text:s text:c="4"/></text:span><text:span text:style-name="T15">For i := 1 Step 3 Until 9 Do Begin</text:span></text:p>
          <text:p text:style-name="P33"><text:span text:style-name="T15"><text:s text:c="8"/></text:span><text:span text:style-name="T15">For j := 1 Step 1 Until 9 Do Begin</text:span></text:p>
          <text:p text:style-name="P33"><text:span text:style-name="T15"><text:s text:c="12"/></text:span><text:span text:style-name="T15">For k := i Step 1 Until i+2 Do Begin</text:span></text:p>
          <text:p text:style-name="P33"><text:span text:style-name="T15"><text:s text:c="16"/></text:span><text:span text:style-name="T15">OutInt(k, 0);</text:span></text:p>
          <text:p text:style-name="P33"><text:span text:style-name="T15"><text:s text:c="16"/></text:span><text:span text:style-name="T15">OutText("x");</text:span></text:p>
          <text:p text:style-name="P33"><text:span text:style-name="T15"><text:s text:c="16"/></text:span><text:span text:style-name="T15">OutInt(j, 0);</text:span></text:p>
          <text:p text:style-name="P33"><text:span text:style-name="T15"><text:s text:c="16"/></text:span><text:span text:style-name="T15">OutText("=");</text:span></text:p>
          <text:p text:style-name="P33"><text:span text:style-name="T15"><text:s text:c="16"/></text:span><text:span text:style-name="T15">OutInt(k*j, 2);</text:span></text:p>
          <text:p text:style-name="P33"><text:span text:style-name="T15"><text:s text:c="16"/></text:span><text:span text:style-name="T15">OutText("!9!")</text:span></text:p>
          <text:p text:style-name="P33"><text:span text:style-name="T15"><text:s text:c="12"/></text:span><text:span text:style-name="T15">End;</text:span></text:p>
          <text:p text:style-name="P33"><text:span text:style-name="T15"><text:s text:c="12"/></text:span><text:span text:style-name="T15">OutImage</text:span></text:p>
          <text:p text:style-name="P33"><text:span text:style-name="T15"><text:s text:c="8"/></text:span><text:span text:style-name="T15">End;</text:span></text:p>
          <text:p text:style-name="P33"><text:span text:style-name="T15"><text:s text:c="8"/></text:span><text:span text:style-name="T15">OutImage</text:span></text:p>
          <text:p text:style-name="P33"><text:span text:style-name="T15"><text:s text:c="4"/></text:span><text:span text:style-name="T15">End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(* obnc mt9x9.obn &amp;&amp; ./mt9x9 *)</text:span></text:p>
          <text:p text:style-name="P35"><text:span text:style-name="T27"/></text:p>
          <text:p text:style-name="P35"><text:span text:style-name="T28">MODULE mt9x9;</text:span></text:p>
          <text:p text:style-name="P35"><text:span text:style-name="T28"><text:s text:c="4"/></text:span><text:span text:style-name="T28">IMPORT Out;</text:span></text:p>
          <text:p text:style-name="P35"><text:span text:style-name="T28"><text:s text:c="4"/></text:span><text:span text:style-name="T28">VAR i, j, k : INTEGER;</text:span></text:p>
          <text:p text:style-name="P35"><text:span text:style-name="T28">BEGIN</text:span></text:p>
          <text:p text:style-name="P35"><text:span text:style-name="T28"><text:s text:c="4"/></text:span><text:span text:style-name="T28">FOR i := 1 TO 9 BY 3 DO</text:span></text:p>
          <text:p text:style-name="P35"><text:span text:style-name="T28"><text:s text:c="8"/></text:span><text:span text:style-name="T28">FOR j := 1 TO 9 DO</text:span></text:p>
          <text:p text:style-name="P35"><text:span text:style-name="T28"><text:s text:c="12"/></text:span><text:span text:style-name="T28">FOR k := i TO i+2 DO</text:span></text:p>
          <text:p text:style-name="P35"><text:span text:style-name="T28"><text:s text:c="15"/></text:span><text:span text:style-name="T28">Out.Int(k,1);</text:span></text:p>
          <text:p text:style-name="P35"><text:span text:style-name="T28"><text:s text:c="15"/></text:span><text:span text:style-name="T28">Out.String("x");</text:span></text:p>
          <text:p text:style-name="P35"><text:span text:style-name="T28"><text:s text:c="15"/></text:span><text:span text:style-name="T28">Out.Int(j,1);</text:span></text:p>
          <text:p text:style-name="P35"><text:span text:style-name="T28"><text:s text:c="15"/></text:span><text:span text:style-name="T28">Out.String("=");</text:span></text:p>
          <text:p text:style-name="P35"><text:span text:style-name="T28"><text:s text:c="15"/></text:span><text:span text:style-name="T28">Out.Int(k*j,2);</text:span></text:p>
          <text:p text:style-name="P35"><text:span text:style-name="T28"><text:s text:c="15"/></text:span><text:span text:style-name="T28">Out.Char(09X)</text:span></text:p>
          <text:p text:style-name="P35"><text:span text:style-name="T28"><text:s text:c="12"/></text:span><text:span text:style-name="T28">END;</text:span></text:p>
          <text:p text:style-name="P35"><text:span text:style-name="T28"><text:s text:c="12"/></text:span><text:span text:style-name="T28">Out.Char(0AX)</text:span></text:p>
          <text:p text:style-name="P35"><text:span text:style-name="T28"><text:s text:c="8"/></text:span><text:span text:style-name="T28">END;</text:span></text:p>
          <text:p text:style-name="P35"><text:span text:style-name="T28"><text:s text:c="8"/></text:span><text:span text:style-name="T28">Out.Ln</text:span></text:p>
          <text:p text:style-name="P35"><text:span text:style-name="T28"><text:s text:c="4"/></text:span><text:span text:style-name="T28">END</text:span></text:p>
          <text:p text:style-name="P35"><text:span text:style-name="T28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7"><text:span text:style-name="T14">(* m2c -all mt9x9.mod -o mt9x9 &amp;&amp; ./mt9x9 *)</text:span></text:p>
          <text:p text:style-name="P37"><text:span text:style-name="T27"/></text:p>
          <text:p text:style-name="P37"><text:span text:style-name="T28">MODULE mt9x9;</text:span></text:p>
          <text:p text:style-name="P37"><text:span text:style-name="T28">IMPORT InOut;</text:span></text:p>
          <text:p text:style-name="P37"><text:span text:style-name="T28">VAR</text:span></text:p>
          <text:p text:style-name="P37"><text:span text:style-name="T28"><text:s text:c="2"/></text:span><text:span text:style-name="T28">i, j, k: CARDINAL;</text:span></text:p>
          <text:p text:style-name="P37"><text:span text:style-name="T28">BEGIN</text:span></text:p>
          <text:p text:style-name="P37"><text:span text:style-name="T28"><text:s text:c="4"/></text:span><text:span text:style-name="T28">FOR i:=1 TO 9 BY 3 DO</text:span></text:p>
          <text:p text:style-name="P37"><text:span text:style-name="T28"><text:s text:c="8"/></text:span><text:span text:style-name="T28">FOR j:=1 TO 9 DO</text:span></text:p>
          <text:p text:style-name="P37"><text:span text:style-name="T28"><text:s text:c="12"/></text:span><text:span text:style-name="T28">FOR k:=i TO i+2 DO</text:span></text:p>
          <text:p text:style-name="P37"><text:span text:style-name="T28"><text:s text:c="16"/></text:span><text:span text:style-name="T28">InOut.WriteInt(k, 1);</text:span></text:p>
          <text:p text:style-name="P37"><text:span text:style-name="T28"><text:s text:c="16"/></text:span><text:span text:style-name="T28">InOut.Write('x');</text:span></text:p>
          <text:p text:style-name="P37"><text:span text:style-name="T28"><text:s text:c="16"/></text:span><text:span text:style-name="T28">InOut.WriteInt(j, 1);</text:span></text:p>
          <text:p text:style-name="P37"><text:span text:style-name="T28"><text:s text:c="16"/></text:span><text:span text:style-name="T28">InOut.Write('=');</text:span></text:p>
          <text:p text:style-name="P37"><text:span text:style-name="T28"><text:s text:c="16"/></text:span><text:span text:style-name="T28">InOut.WriteInt(k*j, 2);</text:span></text:p>
          <text:p text:style-name="P37"><text:span text:style-name="T28"><text:s text:c="16"/></text:span><text:span text:style-name="T28">InOut.Write(11C);</text:span></text:p>
          <text:p text:style-name="P37"><text:span text:style-name="T28"><text:s text:c="12"/></text:span><text:span text:style-name="T28">END;</text:span></text:p>
          <text:p text:style-name="P37"><text:span text:style-name="T28"><text:s text:c="12"/></text:span><text:span text:style-name="T28">InOut.Write(12C);</text:span></text:p>
          <text:p text:style-name="P37"><text:span text:style-name="T28"><text:s text:c="8"/></text:span><text:span text:style-name="T28">END;</text:span></text:p>
          <text:p text:style-name="P37"><text:span text:style-name="T28"><text:s text:c="8"/></text:span><text:span text:style-name="T28">InOut.WriteLn;</text:span></text:p>
          <text:p text:style-name="P37"><text:span text:style-name="T28"><text:s text:c="4"/></text:span><text:span text:style-name="T28">END;</text:span></text:p>
          <text:p text:style-name="P37"><text:span text:style-name="T28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</text:span><text:span text:style-name="T17">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-- gnat make mt9x9.adb &amp;&amp; ./mt9x9</text:span></text:p>
          <text:p text:style-name="P39"><text:span text:style-name="T18"/></text:p>
          <text:p text:style-name="P39"><text:span text:style-name="T15">with Ada.Text_IO; use Ada.Text_IO;</text:span></text:p>
          <text:p text:style-name="P39"><text:span text:style-name="T15">procedure mt9x9 is</text:span></text:p>
          <text:p text:style-name="P39"><text:span text:style-name="T15"><text:s text:c="4"/></text:span><text:span text:style-name="T15">package IO is new Integer_IO (Integer); use IO;</text:span></text:p>
          <text:p text:style-name="P39"><text:span text:style-name="T15"><text:s text:c="4"/></text:span><text:span text:style-name="T15">V : array (1..3) of Integer := (1, 4, 7);</text:span></text:p>
          <text:p text:style-name="P39"><text:span text:style-name="T15">begin</text:span></text:p>
          <text:p text:style-name="P39"><text:span text:style-name="T15"><text:s text:c="4"/></text:span><text:span text:style-name="T15">for i of V loop</text:span></text:p>
          <text:p text:style-name="P39"><text:span text:style-name="T15"><text:s text:c="8"/></text:span><text:span text:style-name="T15">for j in 1..9 loop</text:span></text:p>
          <text:p text:style-name="P39"><text:span text:style-name="T15"><text:s text:c="12"/></text:span><text:span text:style-name="T15">for k in i..i+2 loop</text:span></text:p>
          <text:p text:style-name="P39"><text:span text:style-name="T15"><text:s text:c="16"/></text:span><text:span text:style-name="T15">Put (k, Width =&gt; 1); Put ("x"); Put (j, Width =&gt; 1);</text:span></text:p>
          <text:p text:style-name="P39"><text:span text:style-name="T15"><text:s text:c="16"/></text:span><text:span text:style-name="T15">Put ("="); Put (k*j, Width =&gt; 2); Put (ASCII.HT);</text:span></text:p>
          <text:p text:style-name="P39"><text:span text:style-name="T15"><text:s text:c="12"/></text:span><text:span text:style-name="T15">end loop;</text:span></text:p>
          <text:p text:style-name="P39"><text:span text:style-name="T15"><text:s text:c="12"/></text:span><text:span text:style-name="T15">Put_Line ("");</text:span></text:p>
          <text:p text:style-name="P39"><text:span text:style-name="T15"><text:s text:c="8"/></text:span><text:span text:style-name="T15">end loop;</text:span></text:p>
          <text:p text:style-name="P39"><text:span text:style-name="T15"><text:s text:c="8"/></text:span><text:span text:style-name="T15">New_Line;</text:span></text:p>
          <text:p text:style-name="P39"><text:span text:style-name="T15"><text:s text:c="4"/></text:span><text:span text:style-name="T15">end loop;</text:span></text:p>
          <text:p text:style-name="P39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</text:span><text:span text:style-name="T17">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42" draw:layer="layout" svg:width="11.2cm" svg:height="11.4cm" svg:x="13.151cm" svg:y="6.8cm">
          <text:p text:style-name="P41"><text:span text:style-name="T14">{ fpc mt9x9.pas &amp;&amp; ./mt9x9 }</text:span></text:p>
          <text:p text:style-name="P41"><text:span text:style-name="T18"/></text:p>
          <text:p text:style-name="P41"><text:span text:style-name="T15">program mt9x9;</text:span></text:p>
          <text:p text:style-name="P41"><text:span text:style-name="T15">uses SysUtils;</text:span></text:p>
          <text:p text:style-name="P41"><text:span text:style-name="T15">var</text:span></text:p>
          <text:p text:style-name="P41"><text:span text:style-name="T15"><text:s text:c="4"/></text:span><text:span text:style-name="T15">i, j, k : Integer;</text:span></text:p>
          <text:p text:style-name="P41"><text:span text:style-name="T15">begin</text:span></text:p>
          <text:p text:style-name="P41"><text:span text:style-name="T15"><text:s text:c="4"/></text:span><text:span text:style-name="T15">for i in [1, 4, 7] do</text:span></text:p>
          <text:p text:style-name="P41"><text:span text:style-name="T15"><text:s text:c="4"/></text:span><text:span text:style-name="T15">begin</text:span></text:p>
          <text:p text:style-name="P41"><text:span text:style-name="T15"><text:s text:c="8"/></text:span><text:span text:style-name="T15">for j := 1 to 9 do</text:span></text:p>
          <text:p text:style-name="P41"><text:span text:style-name="T15"><text:s text:c="8"/></text:span><text:span text:style-name="T15">begin</text:span></text:p>
          <text:p text:style-name="P41"><text:span text:style-name="T15"><text:s text:c="12"/></text:span><text:span text:style-name="T15">for k := i to i+2 do</text:span></text:p>
          <text:p text:style-name="P41"><text:span text:style-name="T15"><text:s text:c="12"/></text:span><text:span text:style-name="T15">begin</text:span></text:p>
          <text:p text:style-name="P41"><text:span text:style-name="T15"><text:s text:c="16"/></text:span><text:span text:style-name="T15">Write(Format('%dx%d=%2d'#9, [k, j, k*j]));</text:span></text:p>
          <text:p text:style-name="P41"><text:span text:style-name="T15"><text:s text:c="12"/></text:span><text:span text:style-name="T15">end;</text:span></text:p>
          <text:p text:style-name="P41"><text:span text:style-name="T15"><text:s text:c="12"/></text:span><text:span text:style-name="T15">Write(#10);</text:span></text:p>
          <text:p text:style-name="P41"><text:span text:style-name="T15"><text:s text:c="8"/></text:span><text:span text:style-name="T15">end;</text:span></text:p>
          <text:p text:style-name="P41"><text:span text:style-name="T15"><text:s text:c="8"/></text:span><text:span text:style-name="T15">Writeln;</text:span></text:p>
          <text:p text:style-name="P41"><text:span text:style-name="T15"><text:s text:c="4"/></text:span><text:span text:style-name="T15">end;</text:span></text:p>
          <text:p text:style-name="P41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5" draw:layer="layout" svg:width="11.2cm" svg:height="11.4cm" svg:x="1.2cm" svg:y="6.8cm">
          <text:p text:style-name="P43"><text:span text:style-name="T14">/* plic -C -dELF -lsiaxgo -ew mt9x9.pli -o mt9x9.o</text:span></text:p>
          <text:p text:style-name="P43"><text:span text:style-name="T14">ld -z muldefs -Bstatic --oformat=elf32-i386 \</text:span></text:p>
          <text:p text:style-name="P43"><text:span text:style-name="T14"><text:s text:c="4"/></text:span><text:span text:style-name="T14">-melf_i386 -e main mt9x9.o libprf.a -o mt9x9 */</text:span></text:p>
          <text:p text:style-name="P44"><text:span text:style-name="T27"/></text:p>
          <text:p text:style-name="P44"><text:span text:style-name="T28">mt9x9: proc options(main);</text:span></text:p>
          <text:p text:style-name="P44"><text:span text:style-name="T28"><text:s text:c="4"/></text:span><text:span text:style-name="T28">dcl(i, j, k) fixed dec(1);</text:span></text:p>
          <text:p text:style-name="P44"><text:span text:style-name="T28"><text:s text:c="4"/></text:span><text:span text:style-name="T28">do i = 1 to 9 by 3;</text:span></text:p>
          <text:p text:style-name="P44"><text:span text:style-name="T28"><text:s text:c="8"/></text:span><text:span text:style-name="T28">do j = 1 to 9;</text:span></text:p>
          <text:p text:style-name="P44"><text:span text:style-name="T28"><text:s text:c="12"/></text:span><text:span text:style-name="T28">do k = i to i+2;</text:span></text:p>
          <text:p text:style-name="P44"><text:span text:style-name="T28"><text:s text:c="16"/></text:span><text:span text:style-name="T28">put edit (k, 'x', j, '=', k*j) (P'9', A, P'9', A, P'Z9');</text:span></text:p>
          <text:p text:style-name="P44"><text:span text:style-name="T28"><text:s text:c="16"/></text:span><text:span text:style-name="T28">put edit ('09'X) (A);</text:span></text:p>
          <text:p text:style-name="P44"><text:span text:style-name="T28"><text:s text:c="12"/></text:span><text:span text:style-name="T28">end;</text:span></text:p>
          <text:p text:style-name="P44"><text:span text:style-name="T28"><text:s text:c="12"/></text:span><text:span text:style-name="T28">put skip edit ('') (A);</text:span></text:p>
          <text:p text:style-name="P44"><text:span text:style-name="T28"><text:s text:c="8"/></text:span><text:span text:style-name="T28">end;</text:span></text:p>
          <text:p text:style-name="P44"><text:span text:style-name="T28"><text:s text:c="8"/></text:span><text:span text:style-name="T28">put skip edit ('') (A);</text:span></text:p>
          <text:p text:style-name="P44"><text:span text:style-name="T28"><text:s text:c="4"/></text:span><text:span text:style-name="T28">end;</text:span></text:p>
          <text:p text:style-name="P44"><text:span text:style-name="T2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11" draw:text-style-name="P47" draw:layer="layout" svg:width="11.2cm" svg:height="11.4cm" svg:x="1.2cm" svg:y="6.8cm">
          <text:p text:style-name="P46"><text:span text:style-name="T21">#!/usr/bin/s7</text:span></text:p>
          <text:p text:style-name="P46"><text:span text:style-name="T21"># s7c mt9x9.sd7 &amp;&amp; ./mt9x9 || s7 mt9x9.sd7 || ./mt9x9.sd7</text:span></text:p>
          <text:p text:style-name="P46"><text:span text:style-name="T22"/></text:p>
          <text:p text:style-name="P46"><text:span text:style-name="T23">$ include "seed7_05.s7i";</text:span></text:p>
          <text:p text:style-name="P46"><text:span text:style-name="T23">const proc: main is func</text:span></text:p>
          <text:p text:style-name="P46"><text:span text:style-name="T23"><text:s text:c="4"/></text:span><text:span text:style-name="T23">local</text:span></text:p>
          <text:p text:style-name="P46"><text:span text:style-name="T23"><text:s text:c="8"/></text:span><text:span text:style-name="T23">var integer: i is 1;</text:span></text:p>
          <text:p text:style-name="P46"><text:span text:style-name="T23"><text:s text:c="8"/></text:span><text:span text:style-name="T23">var integer: j is 1;</text:span></text:p>
          <text:p text:style-name="P46"><text:span text:style-name="T23"><text:s text:c="8"/></text:span><text:span text:style-name="T23">var integer: k is 1;</text:span></text:p>
          <text:p text:style-name="P46"><text:span text:style-name="T23"><text:s text:c="4"/></text:span><text:span text:style-name="T23">begin</text:span></text:p>
          <text:p text:style-name="P46"><text:span text:style-name="T23"><text:s text:c="8"/></text:span><text:span text:style-name="T23">for i range 1 to 9 step 3 do</text:span></text:p>
          <text:p text:style-name="P46"><text:span text:style-name="T23"><text:s text:c="12"/></text:span><text:span text:style-name="T23">for j range 1 to 9 do</text:span></text:p>
          <text:p text:style-name="P46"><text:span text:style-name="T23"><text:s text:c="16"/></text:span><text:span text:style-name="T23">for k range [](i, i+1, i+2) do</text:span></text:p>
          <text:p text:style-name="P46"><text:span text:style-name="T23"><text:s text:c="20"/></text:span><text:span text:style-name="T23">write(k &lt;&amp; "x" &lt;&amp; j &lt;&amp; "=" &lt;&amp; k*j lpad 2 &lt;&amp; "\t");</text:span></text:p>
          <text:p text:style-name="P46"><text:span text:style-name="T23"><text:s text:c="16"/></text:span><text:span text:style-name="T23">end for;</text:span></text:p>
          <text:p text:style-name="P46"><text:span text:style-name="T23"><text:s text:c="16"/></text:span><text:span text:style-name="T23">write("\n");</text:span></text:p>
          <text:p text:style-name="P46"><text:span text:style-name="T23"><text:s text:c="12"/></text:span><text:span text:style-name="T23">end for;</text:span></text:p>
          <text:p text:style-name="P46"><text:span text:style-name="T23"><text:s text:c="12"/></text:span><text:span text:style-name="T23">writeln;</text:span></text:p>
          <text:p text:style-name="P46"><text:span text:style-name="T23"><text:s text:c="8"/></text:span><text:span text:style-name="T23">end for;</text:span></text:p>
          <text:p text:style-name="P46"><text:span text:style-name="T23"><text:s text:c="4"/></text:span><text:span text:style-name="T23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9" draw:layer="layout" svg:width="11.2cm" svg:height="11.4cm" svg:x="13.21cm" svg:y="6.8cm">
          <text:p text:style-name="P48"><text:span text:style-name="T21">% sisalc -fileio mt9x9.sis -o mt9x9 &amp;&amp; ./mt9x9</text:span></text:p>
          <text:p text:style-name="P48"><text:span text:style-name="T29"/></text:p>
          <text:p text:style-name="P48"><text:span text:style-name="T26">define main</text:span></text:p>
          <text:p text:style-name="P48"><text:span text:style-name="T26">type string = array[character];</text:span></text:p>
          <text:p text:style-name="P48"><text:span text:style-name="T26">function main(returns string)</text:span></text:p>
          <text:p text:style-name="P48"><text:span text:style-name="T26"><text:s text:c="4"/></text:span><text:span text:style-name="T26">for i in array[1: 1, 4, 7] cross j in 1, 9 cross k in i, i+2</text:span></text:p>
          <text:p text:style-name="P48"><text:span text:style-name="T26"><text:s text:c="8"/></text:span><text:span text:style-name="T26">s := array[1: character(48+k),'x',character(48+j),'='] ||</text:span></text:p>
          <text:p text:style-name="P48"><text:span text:style-name="T26"><text:s text:c="8"/></text:span><text:span text:style-name="T26">if k*j &lt; 10 then</text:span></text:p>
          <text:p text:style-name="P48"><text:span text:style-name="T26"><text:s text:c="12"/></text:span><text:span text:style-name="T26">array[1: ' ',character(48+k*j)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character(48+k*j/10),character(48+mod(k*j,10))]</text:span></text:p>
          <text:p text:style-name="P48"><text:span text:style-name="T26"><text:s text:c="8"/></text:span><text:span text:style-name="T26">end if ||</text:span></text:p>
          <text:p text:style-name="P48"><text:span text:style-name="T26"><text:s text:c="8"/></text:span><text:span text:style-name="T26">if k ~= i+2 then</text:span></text:p>
          <text:p text:style-name="P48"><text:span text:style-name="T26"><text:s text:c="12"/></text:span><text:span text:style-name="T26">array[1: '\t']</text:span></text:p>
          <text:p text:style-name="P48"><text:span text:style-name="T26"><text:s text:c="8"/></text:span><text:span text:style-name="T26">elseif j = 9 then</text:span></text:p>
          <text:p text:style-name="P48"><text:span text:style-name="T26"><text:s text:c="12"/></text:span><text:span text:style-name="T26">array[1: '\n','\n'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'\n']</text:span></text:p>
          <text:p text:style-name="P48"><text:span text:style-name="T26"><text:s text:c="8"/></text:span><text:span text:style-name="T26">end if</text:span></text:p>
          <text:p text:style-name="P48"><text:span text:style-name="T26"><text:s text:c="8"/></text:span><text:span text:style-name="T26">returns</text:span></text:p>
          <text:p text:style-name="P48"><text:span text:style-name="T26"><text:s text:c="12"/></text:span><text:span text:style-name="T26">value of catenate s</text:span></text:p>
          <text:p text:style-name="P48"><text:span text:style-name="T26"><text:s text:c="4"/></text:span><text:span text:style-name="T26">end for </text:span></text:p>
          <text:p text:style-name="P48"><text:span text:style-name="T26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6cm" svg:y="4.8cm">
          <draw:text-box>
            <text:p><text:span text:style-name="T17">Euphori</text:span><text:span text:style-name="T17">a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(* ocamlc mt9x9.ml &amp;&amp; ./mt9x9 || ocaml mt9x9.ml *)</text:span></text:p>
          <text:p text:style-name="P50"><text:span text:style-name="T27"/></text:p>
          <text:p text:style-name="P50"><text:span text:style-name="T28">for i = 1 to 3 do</text:span></text:p>
          <text:p text:style-name="P50"><text:span text:style-name="T28"><text:s text:c="4"/></text:span><text:span text:style-name="T28">for j = 1 to 9 do</text:span></text:p>
          <text:p text:style-name="P50"><text:span text:style-name="T28"><text:s text:c="8"/></text:span><text:span text:style-name="T28">for k = i*3-2 to i*3 do</text:span></text:p>
          <text:p text:style-name="P50"><text:span text:style-name="T30"><text:s text:c="12"/></text:span><text:span text:style-name="T28">Printf.printf "%dx%d=%2d\t" k j (k*j)</text:span></text:p>
          <text:p text:style-name="P50"><text:span text:style-name="T28"><text:s text:c="8"/></text:span><text:span text:style-name="T28">done;</text:span></text:p>
          <text:p text:style-name="P50"><text:span text:style-name="T28"><text:s text:c="8"/></text:span><text:span text:style-name="T28">print_string "\n"</text:span></text:p>
          <text:p text:style-name="P50"><text:span text:style-name="T28"><text:s text:c="4"/></text:span><text:span text:style-name="T28">done;</text:span></text:p>
          <text:p text:style-name="P50"><text:span text:style-name="T28"><text:s text:c="4"/></text:span><text:span text:style-name="T28">print_endline ""</text:span></text:p>
          <text:p text:style-name="P50"><text:span text:style-name="T28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20"><text:span text:style-name="T14">(* mlton mt9x9.sml &amp;&amp; ./mt9x9 *)</text:span></text:p>
          <text:p text:style-name="P52"><text:span text:style-name="T18"/></text:p>
          <text:p text:style-name="P52"><text:span text:style-name="T15">val i = ref 1;</text:span></text:p>
          <text:p text:style-name="P52"><text:span text:style-name="T15">val j = ref 1;</text:span></text:p>
          <text:p text:style-name="P52"><text:span text:style-name="T15">val k = ref 1;</text:span></text:p>
          <text:p text:style-name="P52"><text:span text:style-name="T15">while (!i &lt;= 7) do (</text:span></text:p>
          <text:p text:style-name="P52"><text:span text:style-name="T15"><text:s text:c="4"/></text:span><text:span text:style-name="T15">j := 1;</text:span></text:p>
          <text:p text:style-name="P52"><text:span text:style-name="T15"><text:s text:c="4"/></text:span><text:span text:style-name="T15">while (!j &lt;= 9) do (</text:span></text:p>
          <text:p text:style-name="P52"><text:span text:style-name="T15"><text:s text:c="8"/></text:span><text:span text:style-name="T15">k := !i;</text:span></text:p>
          <text:p text:style-name="P52"><text:span text:style-name="T15"><text:s text:c="8"/></text:span><text:span text:style-name="T15">while (!k &lt;= (!i + 2)) do (</text:span></text:p>
          <text:p text:style-name="P52"><text:span text:style-name="T15"><text:s text:c="12"/></text:span><text:span text:style-name="T15">print (Int.toString (!k) ^ "x" ^ Int.toString (!j) ^ "=");</text:span></text:p>
          <text:p text:style-name="P52"><text:span text:style-name="T15"><text:s text:c="12"/></text:span><text:span text:style-name="T15">print (if (!k * !j) &lt; 10 then " " else "");</text:span></text:p>
          <text:p text:style-name="P52"><text:span text:style-name="T15"><text:s text:c="12"/></text:span><text:span text:style-name="T15">print (Int.toString (!k * !j) ^ "\t");</text:span></text:p>
          <text:p text:style-name="P52"><text:span text:style-name="T15"><text:s text:c="12"/></text:span><text:span text:style-name="T15">k := !k + 1</text:span></text:p>
          <text:p text:style-name="P52"><text:span text:style-name="T15"><text:s text:c="8"/></text:span><text:span text:style-name="T15">);</text:span></text:p>
          <text:p text:style-name="P52"><text:span text:style-name="T15"><text:s text:c="8"/></text:span><text:span text:style-name="T15">print "\n";</text:span></text:p>
          <text:p text:style-name="P52"><text:span text:style-name="T15"><text:s text:c="8"/></text:span><text:span text:style-name="T15">j := !j + 1</text:span></text:p>
          <text:p text:style-name="P52"><text:span text:style-name="T15"><text:s text:c="4"/></text:span><text:span text:style-name="T15">);</text:span></text:p>
          <text:p text:style-name="P52"><text:span text:style-name="T15"><text:s text:c="4"/></text:span><text:span text:style-name="T15">print "\n";</text:span></text:p>
          <text:p text:style-name="P52"><text:span text:style-name="T15"><text:s text:c="4"/></text:span><text:span text:style-name="T15">i := !i + 3</text:span></text:p>
          <text:p text:style-name="P52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21">#!/usr/bin/kite</text:span></text:p>
          <text:p text:style-name="P54"><text:span text:style-name="T21"># ./mt9x9.kite || kite mt9x9.kite</text:span></text:p>
          <text:p text:style-name="P54"><text:span text:style-name="T22"/></text:p>
          <text:p text:style-name="P54"><text:span text:style-name="T23">i = 1;</text:span></text:p>
          <text:p text:style-name="P54"><text:span text:style-name="T23">while(i &lt;= 9) [</text:span></text:p>
          <text:p text:style-name="P54"><text:span text:style-name="T23"><text:s text:c="4"/></text:span><text:span text:style-name="T23">j = 1;</text:span></text:p>
          <text:p text:style-name="P54"><text:span text:style-name="T23"><text:s text:c="4"/></text:span><text:span text:style-name="T23">while(j &lt;= 9) [</text:span></text:p>
          <text:p text:style-name="P54"><text:span text:style-name="T23"><text:s text:c="8"/></text:span><text:span text:style-name="T23">k = i;</text:span></text:p>
          <text:p text:style-name="P54"><text:span text:style-name="T23"><text:s text:c="8"/></text:span><text:span text:style-name="T23">s = "";</text:span></text:p>
          <text:p text:style-name="P54"><text:span text:style-name="T23"><text:s text:c="8"/></text:span><text:span text:style-name="T23">until(k &gt; 2+i) [</text:span></text:p>
          <text:p text:style-name="P54"><text:span text:style-name="T23"><text:s text:c="12"/></text:span><text:span text:style-name="T23">s = s + ("%dx%d=%2d\t" | format([k, j, k*j]));</text:span></text:p>
          <text:p text:style-name="P54"><text:span text:style-name="T23"><text:s text:c="12"/></text:span><text:span text:style-name="T23">k = k + 1;</text:span></text:p>
          <text:p text:style-name="P54"><text:span text:style-name="T23"><text:s text:c="8"/></text:span><text:span text:style-name="T23">];</text:span></text:p>
          <text:p text:style-name="P54"><text:span text:style-name="T23"><text:s text:c="8"/></text:span><text:span text:style-name="T23">s | print;</text:span></text:p>
          <text:p text:style-name="P54"><text:span text:style-name="T23"><text:s text:c="8"/></text:span><text:span text:style-name="T23">j = j + 1;</text:span></text:p>
          <text:p text:style-name="P54"><text:span text:style-name="T23"><text:s text:c="4"/></text:span><text:span text:style-name="T23">];</text:span></text:p>
          <text:p text:style-name="P54"><text:span text:style-name="T23"><text:s text:c="4"/></text:span><text:span text:style-name="T23">"" | print;</text:span></text:p>
          <text:p text:style-name="P54"><text:span text:style-name="T23"><text:s text:c="4"/></text:span><text:span text:style-name="T23">i = i + 3;</text:span></text:p>
          <text:p text:style-name="P54"><text:span text:style-name="T23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Kite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rebol -q</text:span></text:p>
          <text:p text:style-name="P31"><text:span text:style-name="T21">; ./mt9x9.r || rebol -q mt9x9.r</text:span></text:p>
          <text:p text:style-name="P31"><text:span text:style-name="T29"/></text:p>
          <text:p text:style-name="P31"><text:span text:style-name="T26">rebol []</text:span></text:p>
          <text:p text:style-name="P31"><text:span text:style-name="T26">foreach i [1 4 7] [</text:span></text:p>
          <text:p text:style-name="P31"><text:span text:style-name="T26"><text:s text:c="4"/></text:span><text:span text:style-name="T26">repeat j 9 [</text:span></text:p>
          <text:p text:style-name="P31"><text:span text:style-name="T26"><text:s text:c="8"/></text:span><text:span text:style-name="T26">for k i (i + 2) 1 [</text:span></text:p>
          <text:p text:style-name="P31"><text:span text:style-name="T26"><text:s text:c="12"/></text:span><text:span text:style-name="T26">prin rejoin [k "x" j "=" either k * j &lt; 10 [" "] [""] k * j tab]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prin crlf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print ""</text:span></text:p>
          <text:p text:style-name="P31"><text:span text:style-name="T26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muon /usr/share/muon/lib/core.mu mt9x9.mu ;</text:span></text:p>
          <text:p text:style-name="P17"><text:span text:style-name="T14">// gcc -I/usr/share/muon/examples -o mt9x9 out.c ; ./mt9x9</text:span></text:p>
          <text:p text:style-name="P17"><text:span text:style-name="T18"/></text:p>
          <text:p text:style-name="P17"><text:span text:style-name="T15">printf(fmt cstring) int #Foreign("printf") #VarArgs</text:span></text:p>
          <text:p text:style-name="P17"><text:span text:style-name="T15">main() {</text:span></text:p>
          <text:p text:style-name="P17"><text:span text:style-name="T15"><text:s text:c="4"/></text:span><text:span text:style-name="T15">for i := 1; i &lt; 10; i+=3 {</text:span></text:p>
          <text:p text:style-name="P17"><text:span text:style-name="T15"><text:s text:c="8"/></text:span><text:span text:style-name="T15">for j := 1; j &lt;= 9 {</text:span></text:p>
          <text:p text:style-name="P17"><text:span text:style-name="T15"><text:s text:c="12"/></text:span><text:span text:style-name="T15">for k := i; k &lt;= i+2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7" draw:layer="layout" svg:width="11.2cm" svg:height="11.4cm" svg:x="13.151cm" svg:y="6.8cm">
          <text:p text:style-name="P56"><text:span text:style-name="T31">// g++ mt9x9.mm -o mt9x9 -fconstant-string-class=NSConstantString \</text:span></text:p>
          <text:p text:style-name="P56"><text:span text:style-name="T31">-I/usr/include/GNUstep -lobjc -lgnustep-base</text:span></text:p>
          <text:p text:style-name="P56"><text:span text:style-name="T32"/></text:p>
          <text:p text:style-name="P56"><text:span text:style-name="T33">#import &lt;Foundation/Foundation.h&gt;</text:span></text:p>
          <text:p text:style-name="P56"><text:span text:style-name="T33">#include &lt;initializer_list&gt;</text:span></text:p>
          <text:p text:style-name="P56"><text:span text:style-name="T33">int main() {</text:span></text:p>
          <text:p text:style-name="P56"><text:span text:style-name="T33"><text:s text:c="4"/></text:span><text:span text:style-name="T33">NSAutoreleasePool *pool = [[NSAutoreleasePool alloc] init];</text:span></text:p>
          <text:p text:style-name="P56"><text:span text:style-name="T33"><text:s text:c="4"/></text:span><text:span text:style-name="T33">NSFileHandle *standardOutput = [NSFileHandle fileHandleWithStandardOutput];</text:span></text:p>
          <text:p text:style-name="P56"><text:span text:style-name="T33"><text:s text:c="4"/></text:span><text:span text:style-name="T33">for(NSInteger i = 1; i &lt;= 9; i += 3) {</text:span></text:p>
          <text:p text:style-name="P56"><text:span text:style-name="T33"><text:s text:c="8"/></text:span><text:span text:style-name="T33">for(NSUInteger j = 1; j &lt;= 9; j++) {</text:span></text:p>
          <text:p text:style-name="P56"><text:span text:style-name="T33"><text:s text:c="12"/></text:span><text:span text:style-name="T33">for(NSUInteger k : {i, i+1, i+2}) {</text:span></text:p>
          <text:p text:style-name="P56"><text:span text:style-name="T33"><text:s text:c="16"/></text:span><text:span text:style-name="T33">[standardOutput writeData:[[NSString stringWithFormat:@"%d", k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x" dataUsingEncoding:NSUTF8StringEncoding]];</text:span></text:p>
          <text:p text:style-name="P56"><text:span text:style-name="T33"><text:s text:c="16"/></text:span><text:span text:style-name="T33">[standardOutput writeData:[[NSString stringWithFormat:@"%d", 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=" dataUsingEncoding:NSUTF8StringEncoding]];</text:span></text:p>
          <text:p text:style-name="P56"><text:span text:style-name="T33"><text:s text:c="16"/></text:span><text:span text:style-name="T33">[standardOutput writeData:[[NSString stringWithFormat:@"%2d", k*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\t" dataUsingEncoding:NSUTF8StringEncoding]];</text:span></text:p>
          <text:p text:style-name="P56"><text:span text:style-name="T33"><text:s text:c="12"/></text:span><text:span text:style-name="T33">}</text:span></text:p>
          <text:p text:style-name="P56"><text:span text:style-name="T33"><text:s text:c="12"/></text:span><text:span text:style-name="T33">[standardOutput writeData:[@"\n" dataUsingEncoding:NSUTF8StringEncoding]];</text:span></text:p>
          <text:p text:style-name="P56"><text:span text:style-name="T33"><text:s text:c="8"/></text:span><text:span text:style-name="T33">}</text:span></text:p>
          <text:p text:style-name="P56"><text:span text:style-name="T33"><text:s text:c="8"/></text:span><text:span text:style-name="T33">[standardOutput writeData:[@"\n" dataUsingEncoding:NSUTF8StringEncoding]];</text:span></text:p>
          <text:p text:style-name="P56"><text:span text:style-name="T33"><text:s text:c="4"/></text:span><text:span text:style-name="T33">}</text:span></text:p>
          <text:p text:style-name="P56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</text:span><text:span text:style-name="T17">ve-C++</text:span></text:p>
          </draw:text-box>
        </draw:frame>
        <draw:frame draw:style-name="gr7" draw:text-style-name="P19" draw:layer="layout" svg:width="4.2cm" svg:height="1.759cm" svg:x="5.4cm" svg:y="4.801cm">
          <draw:text-box>
            <text:p><text:span text:style-name="T17">Mu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58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8">fn main() {</text:span></text:p>
          <text:p text:style-name="P22"><text:span text:style-name="T28"><text:s text:c="4"/></text:span><text:span text:style-name="T28">for i in (1..10).step_by(3) {</text:span></text:p>
          <text:p text:style-name="P22"><text:span text:style-name="T28"><text:s text:c="8"/></text:span><text:span text:style-name="T28">for j in 1..10 {</text:span></text:p>
          <text:p text:style-name="P22"><text:span text:style-name="T28"><text:s text:c="12"/></text:span><text:span text:style-name="T28">for k in &amp;[i, i+1, i+2] {</text:span></text:p>
          <text:p text:style-name="P22"><text:span text:style-name="T28"><text:s text:c="16"/></text:span><text:span text:style-name="T28">print!("{}x{}={:2}\t", k, j, k*j);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!("\n"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ln!();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8">FUNC Main() int</text:span></text:p>
          <text:p text:style-name="P22"><text:span text:style-name="T28"><text:s text:c="4"/></text:span><text:span text:style-name="T28">FOR i IN 1 UNTIL 9 STEP 3</text:span></text:p>
          <text:p text:style-name="P22"><text:span text:style-name="T28"><text:s text:c="8"/></text:span><text:span text:style-name="T28">FOR j IN 1 TO 9</text:span></text:p>
          <text:p text:style-name="P22"><text:span text:style-name="T28"><text:s text:c="12"/></text:span><text:span text:style-name="T28">FOR k IN [i, i + 1, i + 2]</text:span></text:p>
          <text:p text:style-name="P22"><text:span text:style-name="T28"><text:s text:c="16"/></text:span><text:span text:style-name="T28">IO.write(k.ToString() .. "x" .. j.ToString() .. "=")</text:span></text:p>
          <text:p text:style-name="P22"><text:span text:style-name="T28"><text:s text:c="16"/></text:span><text:span text:style-name="T28">IO.write(k * j &lt; 10 ? " " : "")</text:span></text:p>
          <text:p text:style-name="P22"><text:span text:style-name="T28"><text:s text:c="16"/></text:span><text:span text:style-name="T28">IO.write((k * j).ToString() .. "\t"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IO.write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IO.print(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60" draw:layer="layout" svg:width="11.2cm" svg:height="11.4cm" svg:x="1.2cm" svg:y="6.8cm">
          <text:p text:style-name="P59"><text:span text:style-name="T14">// pawncc mt9x9.p &amp;&amp; pawnrun mt9x9.amx</text:span></text:p>
          <text:p text:style-name="P59"><text:span text:style-name="T34"/></text:p>
          <text:p text:style-name="P59"><text:span text:style-name="T28">main() {</text:span></text:p>
          <text:p text:style-name="P59"><text:span text:style-name="T28"><text:s text:c="4"/></text:span><text:span text:style-name="T28">for (new i = 1; i &lt;= 9; i += 3) {</text:span></text:p>
          <text:p text:style-name="P59"><text:span text:style-name="T28"><text:s text:c="8"/></text:span><text:span text:style-name="T28">for (new j = 1; j &lt;= 9; j++) {</text:span></text:p>
          <text:p text:style-name="P59"><text:span text:style-name="T28"><text:s text:c="12"/></text:span><text:span text:style-name="T28">for (new k = i; k &lt;= i+2; k++) {</text:span></text:p>
          <text:p text:style-name="P59"><text:span text:style-name="T28"><text:s text:c="16"/></text:span><text:span text:style-name="T28">printf "%dx%d=%2d\t", k, j, k*j</text:span></text:p>
          <text:p text:style-name="P59"><text:span text:style-name="T28"><text:s text:c="12"/></text:span><text:span text:style-name="T28">}</text:span></text:p>
          <text:p text:style-name="P59"><text:span text:style-name="T28"><text:s text:c="12"/></text:span><text:span text:style-name="T28">printf "\n"</text:span></text:p>
          <text:p text:style-name="P59"><text:span text:style-name="T28"><text:s text:c="8"/></text:span><text:span text:style-name="T28">}</text:span></text:p>
          <text:p text:style-name="P59"><text:span text:style-name="T28"><text:s text:c="8"/></text:span><text:span text:style-name="T28">print "\n"</text:span></text:p>
          <text:p text:style-name="P59"><text:span text:style-name="T28"><text:s text:c="4"/></text:span><text:span text:style-name="T28">}</text:span></text:p>
          <text:p text:style-name="P5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#!/usr/bin/never -f</text:span></text:p>
          <text:p text:style-name="P33"><text:span text:style-name="T14"># ./mt9x9.nev || never -f mt9x9.nev</text:span></text:p>
          <text:p text:style-name="P33"><text:span text:style-name="T18"/></text:p>
          <text:p text:style-name="P61"><text:span text:style-name="T15">func main() -&gt; int {</text:span></text:p>
          <text:p text:style-name="P61"><text:span text:style-name="T15"><text:s text:c="4"/></text:span><text:span text:style-name="T15">var i = 0;</text:span></text:p>
          <text:p text:style-name="P61"><text:span text:style-name="T15"><text:s text:c="4"/></text:span><text:span text:style-name="T15">for (i = 1; i &lt;= 9; i = i+3) {</text:span></text:p>
          <text:p text:style-name="P61"><text:span text:style-name="T15"><text:s text:c="8"/></text:span><text:span text:style-name="T15">var j = 0;</text:span></text:p>
          <text:p text:style-name="P61"><text:span text:style-name="T15"><text:s text:c="8"/></text:span><text:span text:style-name="T15">for (j = 1; j &lt;= 9; j = j+1) {</text:span></text:p>
          <text:p text:style-name="P61"><text:span text:style-name="T15"><text:s text:c="12"/></text:span><text:span text:style-name="T15">var k = 0;</text:span></text:p>
          <text:p text:style-name="P61"><text:span text:style-name="T15"><text:s text:c="12"/></text:span><text:span text:style-name="T15">for (k = i; k &lt;= i+2; k = k+1) {</text:span></text:p>
          <text:p text:style-name="P61"><text:span text:style-name="T15"><text:s text:c="16"/></text:span><text:span text:style-name="T15">prints(k + "x" + j + "=");</text:span></text:p>
          <text:p text:style-name="P61"><text:span text:style-name="T15"><text:s text:c="16"/></text:span><text:span text:style-name="T15">if (k*j &lt; 10) {prints(" ")} else {prints("")};</text:span></text:p>
          <text:p text:style-name="P61"><text:span text:style-name="T15"><text:s text:c="16"/></text:span><text:span text:style-name="T15">prints(k*j + "\t")</text:span></text:p>
          <text:p text:style-name="P61"><text:span text:style-name="T15"><text:s text:c="12"/></text:span><text:span text:style-name="T15">};</text:span></text:p>
          <text:p text:style-name="P61"><text:span text:style-name="T15"><text:s text:c="12"/></text:span><text:span text:style-name="T15">prints("\n")</text:span></text:p>
          <text:p text:style-name="P61"><text:span text:style-name="T15"><text:s text:c="8"/></text:span><text:span text:style-name="T15">};</text:span></text:p>
          <text:p text:style-name="P61"><text:span text:style-name="T15"><text:s text:c="8"/></text:span><text:span text:style-name="T15">prints("\n")</text:span></text:p>
          <text:p text:style-name="P61"><text:span text:style-name="T15"><text:s text:c="4"/></text:span><text:span text:style-name="T15">}</text:span></text:p>
          <text:p text:style-name="P6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2" draw:layer="layout" svg:width="11.2cm" svg:height="11.4cm" svg:x="13.15cm" svg:y="6.8cm">
          <text:p text:style-name="P31"><text:span text:style-name="T21">// surgescript mt9x9.ss</text:span></text:p>
          <text:p text:style-name="P31"><text:span text:style-name="T22"/></text:p>
          <text:p text:style-name="P31"><text:span text:style-name="T26">object "Application" {</text:span></text:p>
          <text:p text:style-name="P31"><text:span text:style-name="T26"><text:s text:c="4"/></text:span><text:span text:style-name="T26">state "main" {</text:span></text:p>
          <text:p text:style-name="P31"><text:span text:style-name="T26"><text:s text:c="8"/></text:span><text:span text:style-name="T26">for(i = 1; i &lt;= 9; i += 3) {</text:span></text:p>
          <text:p text:style-name="P31"><text:span text:style-name="T26"><text:s text:c="12"/></text:span><text:span text:style-name="T26">for(j = 1; j &lt;= 9; j++) {</text:span></text:p>
          <text:p text:style-name="P31"><text:span text:style-name="T26"><text:s text:c="16"/></text:span><text:span text:style-name="T26">foreach(k in [i, i+1, i+2]) {</text:span></text:p>
          <text:p text:style-name="P31"><text:span text:style-name="T26"><text:s text:c="20"/></text:span><text:span text:style-name="T26">Console.write(k+"x"+j+"="+(k*j&lt;10?" ":"")+k*j+"\t");</text:span></text:p>
          <text:p text:style-name="P31"><text:span text:style-name="T26"><text:s text:c="16"/></text:span><text:span text:style-name="T26">}</text:span></text:p>
          <text:p text:style-name="P31"><text:span text:style-name="T26"><text:s text:c="16"/></text:span><text:span text:style-name="T26">Console.write("\n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Console.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Application.exit(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</text:span><text:span text:style-name="T17">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63" draw:layer="layout" svg:width="11.2cm" svg:height="11.4cm" svg:x="13.154cm" svg:y="6.8cm">
          <text:p text:style-name="P62"><text:span text:style-name="T24">// copper mt9x9.co -o mt9x9 &amp;&amp; ./mt9x9</text:span></text:p>
          <text:p text:style-name="P62"><text:span text:style-name="T35"/></text:p>
          <text:p text:style-name="P62"><text:span text:style-name="T25">import "std"</text:span></text:p>
          <text:p text:style-name="P62"><text:span text:style-name="T25">function main</text:span></text:p>
          <text:p text:style-name="P62"><text:span text:style-name="T25"><text:s text:c="4"/></text:span><text:span text:style-name="T25">var i = Int8: 1</text:span></text:p>
          <text:p text:style-name="P62"><text:span text:style-name="T25"><text:s text:c="4"/></text:span><text:span text:style-name="T25">while i &lt;= 9</text:span></text:p>
          <text:p text:style-name="P62"><text:span text:style-name="T25"><text:s text:c="8"/></text:span><text:span text:style-name="T25">var j : Int8</text:span></text:p>
          <text:p text:style-name="P62"><text:span text:style-name="T25"><text:s text:c="8"/></text:span><text:span text:style-name="T25">(Int8: 9).each do j</text:span></text:p>
          <text:p text:style-name="P62"><text:span text:style-name="T25"><text:s text:c="12"/></text:span><text:span text:style-name="T25">j ++</text:span></text:p>
          <text:p text:style-name="P62"><text:span text:style-name="T25"><text:s text:c="12"/></text:span><text:span text:style-name="T25">var s = String: "\ax\a=\a\a\t\ax\a=\a\a\t\ax\a=\a\a"</text:span></text:p>
          <text:p text:style-name="P62"><text:span text:style-name="T25"><text:s text:c="12"/></text:span><text:span text:style-name="T25">var s0 = String: (i*j&lt;10 then " " else "")</text:span></text:p>
          <text:p text:style-name="P62"><text:span text:style-name="T25"><text:s text:c="12"/></text:span><text:span text:style-name="T25">var s1 = String: ((i+1)*j&lt;10 then " " else "")</text:span></text:p>
          <text:p text:style-name="P62"><text:span text:style-name="T25"><text:s text:c="12"/></text:span><text:span text:style-name="T25">var s2 = String: ((i+2)*j&lt;10 then " " else "")</text:span></text:p>
          <text:p text:style-name="P62"><text:span text:style-name="T25"><text:s text:c="12"/></text:span><text:span text:style-name="T25">Console.printFormat(s,i,j,s0,i*j,i+1,j,s1,(i+1)*j,i+2,j,s2,(i+2)*j)</text:span></text:p>
          <text:p text:style-name="P62"><text:span text:style-name="T25"><text:s text:c="8"/></text:span><text:span text:style-name="T25">end</text:span></text:p>
          <text:p text:style-name="P62"><text:span text:style-name="T25"><text:s text:c="8"/></text:span><text:span text:style-name="T25">Console.write("\n")</text:span></text:p>
          <text:p text:style-name="P62"><text:span text:style-name="T25"><text:s text:c="8"/></text:span><text:span text:style-name="T25">i += 3</text:span></text:p>
          <text:p text:style-name="P62"><text:span text:style-name="T25"><text:s text:c="4"/></text:span><text:span text:style-name="T25">end</text:span></text:p>
          <text:p text:style-name="P62"><text:span text:style-name="T2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5" draw:layer="layout" svg:width="11.2cm" svg:height="11.4cm" svg:x="1.2cm" svg:y="6.8cm">
          <text:p text:style-name="P64"><text:span text:style-name="T14">// dcc mt9x9.jack &amp;&amp; jackvm mt9x9.vm</text:span></text:p>
          <text:p text:style-name="P64"><text:span text:style-name="T16"/></text:p>
          <text:p text:style-name="P64"><text:span text:style-name="T15">class Main {</text:span></text:p>
          <text:p text:style-name="P64"><text:span text:style-name="T15"><text:s text:c="4"/></text:span><text:span text:style-name="T15">function void main() {</text:span></text:p>
          <text:p text:style-name="P64"><text:span text:style-name="T15"><text:s text:c="8"/></text:span><text:span text:style-name="T15">var int i, j, k;</text:span></text:p>
          <text:p text:style-name="P64"><text:span text:style-name="T15"><text:s text:c="8"/></text:span><text:span text:style-name="T15">let i = 1;</text:span></text:p>
          <text:p text:style-name="P64"><text:span text:style-name="T15"><text:s text:c="8"/></text:span><text:span text:style-name="T15">while(i &lt; 10) {</text:span></text:p>
          <text:p text:style-name="P64"><text:span text:style-name="T15"><text:s text:c="12"/></text:span><text:span text:style-name="T15">let j = 1;</text:span></text:p>
          <text:p text:style-name="P64"><text:span text:style-name="T15"><text:s text:c="12"/></text:span><text:span text:style-name="T15">while(j &lt; 10) {</text:span></text:p>
          <text:p text:style-name="P64"><text:span text:style-name="T15"><text:s text:c="16"/></text:span><text:span text:style-name="T15">let k = i;</text:span></text:p>
          <text:p text:style-name="P64"><text:span text:style-name="T15"><text:s text:c="16"/></text:span><text:span text:style-name="T15">while(k &lt; (i+3)) {</text:span></text:p>
          <text:p text:style-name="P64"><text:span text:style-name="T15"><text:s text:c="20"/></text:span><text:span text:style-name="T15">do Output.printf("%dx%d=", k, j);</text:span></text:p>
          <text:p text:style-name="P64"><text:span text:style-name="T15"><text:s text:c="20"/></text:span><text:span text:style-name="T15">if((k*j) &lt; 10) {</text:span></text:p>
          <text:p text:style-name="P64"><text:span text:style-name="T15"><text:s text:c="24"/></text:span><text:span text:style-name="T15">do Output.printf(" ");</text:span></text:p>
          <text:p text:style-name="P64"><text:span text:style-name="T15"><text:s text:c="20"/></text:span><text:span text:style-name="T15">}</text:span></text:p>
          <text:p text:style-name="P64"><text:span text:style-name="T15"><text:s text:c="20"/></text:span><text:span text:style-name="T15">do Output.printf("%d\t", k*j);</text:span></text:p>
          <text:p text:style-name="P64"><text:span text:style-name="T15"><text:s text:c="20"/></text:span><text:span text:style-name="T15">let k = k + 1;</text:span></text:p>
          <text:p text:style-name="P64"><text:span text:style-name="T15"><text:s text:c="16"/></text:span><text:span text:style-name="T15">}</text:span></text:p>
          <text:p text:style-name="P64"><text:span text:style-name="T15"><text:s text:c="16"/></text:span><text:span text:style-name="T15">let j = j + 1;</text:span></text:p>
          <text:p text:style-name="P64"><text:span text:style-name="T15"><text:s text:c="16"/></text:span><text:span text:style-name="T15">do Output.printf("\n");</text:span></text:p>
          <text:p text:style-name="P64"><text:span text:style-name="T15"><text:s text:c="12"/></text:span><text:span text:style-name="T15">}</text:span></text:p>
          <text:p text:style-name="P64"><text:span text:style-name="T15"><text:s text:c="12"/></text:span><text:span text:style-name="T15">let i = i + 3;</text:span></text:p>
          <text:p text:style-name="P64"><text:span text:style-name="T15"><text:s text:c="12"/></text:span><text:span text:style-name="T15">do Output.printf("\n");</text:span></text:p>
          <text:p text:style-name="P64"><text:span text:style-name="T15"><text:s text:c="8"/></text:span><text:span text:style-name="T15">}</text:span></text:p>
          <text:p text:style-name="P64"><text:span text:style-name="T15"><text:s text:c="8"/></text:span><text:span text:style-name="T15">return;</text:span></text:p>
          <text:p text:style-name="P64"><text:span text:style-name="T15"><text:s text:c="4"/></text:span><text:span text:style-name="T15">}</text:span></text:p>
          <text:p text:style-name="P64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12" draw:text-style-name="P66" draw:layer="layout" svg:width="11.2cm" svg:height="11.4cm" svg:x="1.2cm" svg:y="6.8cm">
          <text:p text:style-name="P61"><text:span text:style-name="T14">#!/usr/bin/wa</text:span></text:p>
          <text:p text:style-name="P61"><text:span text:style-name="T14">// wa run mt9x9.wa</text:span></text:p>
          <text:p text:style-name="P61"><text:span text:style-name="T16"/></text:p>
          <text:p text:style-name="P61"><text:span text:style-name="T28">func main {</text:span></text:p>
          <text:p text:style-name="P61"><text:span text:style-name="T28"><text:s text:c="4"/></text:span><text:span text:style-name="T28">for i := 1; i &lt;= 9; i += 3 {</text:span></text:p>
          <text:p text:style-name="P61"><text:span text:style-name="T28"><text:s text:c="8"/></text:span><text:span text:style-name="T28">j: int</text:span></text:p>
          <text:p text:style-name="P61"><text:span text:style-name="T28"><text:s text:c="8"/></text:span><text:span text:style-name="T28">for J := range make([]int, 9) {</text:span></text:p>
          <text:p text:style-name="P61"><text:span text:style-name="T28"><text:s text:c="12"/></text:span><text:span text:style-name="T28">j = J + 1</text:span></text:p>
          <text:p text:style-name="P61"><text:span text:style-name="T28"><text:s text:c="12"/></text:span><text:span text:style-name="T28">for k := i; k &lt;= i+2; k++ {</text:span></text:p>
          <text:p text:style-name="P61"><text:span text:style-name="T28"><text:s text:c="16"/></text:span><text:span text:style-name="T28">print(string(k+48)+"x"+string(j+48)+"=")</text:span></text:p>
          <text:p text:style-name="P61"><text:span text:style-name="T28"><text:s text:c="16"/></text:span><text:span text:style-name="T28">if k*j &lt; 10 { print(' ') }</text:span></text:p>
          <text:p text:style-name="P61"><text:span text:style-name="T28"><text:s text:c="16"/></text:span><text:span text:style-name="T28">print(k*j)</text:span></text:p>
          <text:p text:style-name="P61"><text:span text:style-name="T28"><text:s text:c="16"/></text:span><text:span text:style-name="T28">print('\t')</text:span></text:p>
          <text:p text:style-name="P61"><text:span text:style-name="T28"><text:s text:c="12"/></text:span><text:span text:style-name="T28">}</text:span></text:p>
          <text:p text:style-name="P61"><text:span text:style-name="T28"><text:s text:c="12"/></text:span><text:span text:style-name="T28">print('\n')</text:span></text:p>
          <text:p text:style-name="P61"><text:span text:style-name="T28"><text:s text:c="8"/></text:span><text:span text:style-name="T28">}</text:span></text:p>
          <text:p text:style-name="P61"><text:span text:style-name="T28"><text:s text:c="8"/></text:span><text:span text:style-name="T28">println()</text:span></text:p>
          <text:p text:style-name="P61"><text:span text:style-name="T28"><text:s text:c="4"/></text:span><text:span text:style-name="T28">}</text:span></text:p>
          <text:p text:style-name="P6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4"># objeckc -src mt9x9.obs -dest mt9x9.obe &amp;&amp; objeckr mt9x9.obe</text:span></text:p>
          <text:p text:style-name="P29"><text:span text:style-name="T36"/></text:p>
          <text:p text:style-name="P29"><text:span text:style-name="T25">class mt9x9 {</text:span></text:p>
          <text:p text:style-name="P29"><text:span text:style-name="T25"><text:s text:c="4"/></text:span><text:span text:style-name="T25">function : Main(args : String[]) ~ Nil {</text:span></text:p>
          <text:p text:style-name="P29"><text:span text:style-name="T25"><text:s text:c="8"/></text:span><text:span text:style-name="T25">for(i := 1; i &lt;= 9; i += 3;) {</text:span></text:p>
          <text:p text:style-name="P29"><text:span text:style-name="T25"><text:s text:c="12"/></text:span><text:span text:style-name="T25">for(j := 1; j &lt;= 9; j += 1;) {</text:span></text:p>
          <text:p text:style-name="P29"><text:span text:style-name="T25"><text:s text:c="16"/></text:span><text:span text:style-name="T25">for(k := i; k &lt;= i+2; k++;) {</text:span></text:p>
          <text:p text:style-name="P29"><text:span text:style-name="T25"><text:s text:c="20"/></text:span><text:span text:style-name="T25">IO.Console-&gt;Print(k)-&gt;Print('x')-&gt;Print(j)-&gt;Print('=');</text:span></text:p>
          <text:p text:style-name="P29"><text:span text:style-name="T25"><text:s text:c="20"/></text:span><text:span text:style-name="T25">if(k*j&lt;10) {IO.Console-&gt;Print(' ');};</text:span></text:p>
          <text:p text:style-name="P29"><text:span text:style-name="T25"><text:s text:c="20"/></text:span><text:span text:style-name="T25">IO.Console-&gt;Print(k*j)-&gt;Print('\t');</text:span></text:p>
          <text:p text:style-name="P29"><text:span text:style-name="T25"><text:s text:c="16"/></text:span><text:span text:style-name="T25">};</text:span></text:p>
          <text:p text:style-name="P29"><text:span text:style-name="T25"><text:s text:c="16"/></text:span><text:span text:style-name="T25">'\n'-&gt;Print();</text:span></text:p>
          <text:p text:style-name="P29"><text:span text:style-name="T25"><text:s text:c="12"/></text:span><text:span text:style-name="T25">};</text:span></text:p>
          <text:p text:style-name="P29"><text:span text:style-name="T25"><text:s text:c="12"/></text:span><text:span text:style-name="T25">""-&gt;PrintLine();</text:span></text:p>
          <text:p text:style-name="P29"><text:span text:style-name="T25"><text:s text:c="8"/></text:span><text:span text:style-name="T25">};</text:span></text:p>
          <text:p text:style-name="P29"><text:span text:style-name="T25"><text:s text:c="4"/></text:span><text:span text:style-name="T25">}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W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</text:span><text:span text:style-name="T17">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</text:span><text:span text:style-name="T17">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</text:span><text:span text:style-name="T17">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</text:span><text:span text:style-name="T17">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</text:span><text:span text:style-name="T17">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3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1">// ceylon compile --src . mt9x9.ceylon &amp;&amp; ceylon run default</text:span></text:p>
          <text:p text:style-name="P31"><text:span text:style-name="T21"/></text:p>
          <text:p text:style-name="P31"><text:span text:style-name="T26">shared void run() {</text:span></text:p>
          <text:p text:style-name="P31"><text:span text:style-name="T26"><text:s text:c="4"/></text:span><text:span text:style-name="T26">for(i in (1..9).by(3)) {</text:span></text:p>
          <text:p text:style-name="P31"><text:span text:style-name="T26"><text:s text:c="8"/></text:span><text:span text:style-name="T26">for(j in 1..9) {</text:span></text:p>
          <text:p text:style-name="P31"><text:span text:style-name="T26"><text:s text:c="12"/></text:span><text:span text:style-name="T26">for(k in [i, i+1, i+2]) {</text:span></text:p>
          <text:p text:style-name="P31"><text:span text:style-name="T26"><text:s text:c="16"/></text:span><text:span text:style-name="T26">process.write("``k``x``j``=");</text:span></text:p>
          <text:p text:style-name="P31"><text:span text:style-name="T26"><text:s text:c="16"/></text:span><text:span text:style-name="T26">process.write("``k*j&lt;10 then " " else ""````k*j``\t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print(""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 -jar flix.jar mt9x9.flix</text:span></text:p>
          <text:p text:style-name="P17"><text:span text:style-name="T18"/></text:p>
          <text:p text:style-name="P17"><text:span text:style-name="T15">def main(): Unit \ IO =</text:span></text:p>
          <text:p text:style-name="P17"><text:span text:style-name="T15"><text:s text:c="4"/></text:span><text:span text:style-name="T15">foreach(i &lt;- List#{1, 4, 7}) {</text:span></text:p>
          <text:p text:style-name="P17"><text:span text:style-name="T15"><text:s text:c="8"/></text:span><text:span text:style-name="T15">foreach(j &lt;- List.range(1, 10)) {</text:span></text:p>
          <text:p text:style-name="P17"><text:span text:style-name="T15"><text:s text:c="12"/></text:span><text:span text:style-name="T15">let s0 = if (i*j &lt; 10) " " else "";</text:span></text:p>
          <text:p text:style-name="P17"><text:span text:style-name="T15"><text:s text:c="12"/></text:span><text:span text:style-name="T15">let s1 = if ((i+1)*j &lt; 10) " " else "";</text:span></text:p>
          <text:p text:style-name="P17"><text:span text:style-name="T15"><text:s text:c="12"/></text:span><text:span text:style-name="T15">let s2 = if ((i+2)*j &lt; 10) " " else "";</text:span></text:p>
          <text:p text:style-name="P17"><text:span text:style-name="T15"><text:s text:c="12"/></text:span><text:span text:style-name="T15">println("${i}x${j}=${s0}${i*j}\t${i+1}x${j}=</text:span></text:p>
          <text:p text:style-name="P17"><text:span text:style-name="T15">${s1}${(i+1)*j}\t${i+2}x${j}=${s2}${(i+2)*j}")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5.7cm" svg:y="4.8cm">
          <draw:text-box>
            <text:p><text:span text:style-name="T17">Flix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golosh</text:span></text:p>
          <text:p text:style-name="P17"><text:span text:style-name="T14"># ./mt9x9.golo || golosh mt9x9.golo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unction main = |args| {</text:span></text:p>
          <text:p text:style-name="P17"><text:span text:style-name="T15"><text:s text:c="4"/></text:span><text:span text:style-name="T15">for (var i = 1, i &lt;= 9, i = i+3) {</text:span></text:p>
          <text:p text:style-name="P17"><text:span text:style-name="T15"><text:s text:c="8"/></text:span><text:span text:style-name="T15">foreach j in range(1, 10) {</text:span></text:p>
          <text:p text:style-name="P17"><text:span text:style-name="T15"><text:s text:c="12"/></text:span><text:span text:style-name="T15">foreach k in [i..i+3] {</text:span></text:p>
          <text:p text:style-name="P17"><text:span text:style-name="T15"><text:s text:c="16"/></text:span><text:span text:style-name="T15">print(k+"x"+j+"="+"%2d":format(k*j)+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17.45cm" svg:y="4.8cm">
          <draw:text-box>
            <text:p><text:span text:style-name="T17">Gol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4" draw:text-style-name="P24" draw:layer="layout" svg:width="7cm" svg:height="1.759cm" svg:x="3.3cm" svg:y="4.8cm">
          <draw:text-box>
            <text:p text:style-name="P23"><text:span text:style-name="T17">ChaiScr</text:span><text:span text:style-name="T17">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dinolang mt9x9.dino</text:span></text:p>
          <text:p text:style-name="P17"><text:span text:style-name="T18"/></text:p>
          <text:p text:style-name="P17"><text:span text:style-name="T15">for (var i = 1; i &lt;= 9; i += 3) {</text:span></text:p>
          <text:p text:style-name="P17"><text:span text:style-name="T15"><text:s text:c="4"/></text:span><text:span text:style-name="T15">for (var j = 1; j &lt;= 9; j++) {</text:span></text:p>
          <text:p text:style-name="P17"><text:span text:style-name="T15"><text:s text:c="8"/></text:span><text:span text:style-name="T15">for (var k = i; k &lt;= i+2; k++) {</text:span></text:p>
          <text:p text:style-name="P17"><text:span text:style-name="T15"><text:s text:c="12"/></text:span><text:span text:style-name="T15">put (k @ "x" @ j @ "=");</text:span></text:p>
          <text:p text:style-name="P17"><text:span text:style-name="T15"><text:s text:c="12"/></text:span><text:span text:style-name="T15">put (k*j&lt;10?" ":"", k*j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 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ln 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agelang</text:span></text:p>
          <text:p text:style-name="P20"><text:span text:style-name="T14">// ./mt9x9.sg || sagelang mt9x9.sg</text:span></text:p>
          <text:p text:style-name="P20"><text:span text:style-name="T18"/></text:p>
          <text:p text:style-name="P20"><text:span text:style-name="T15">for let mut i = 1; i &lt;= 9; i += 3 {</text:span></text:p>
          <text:p text:style-name="P20"><text:span text:style-name="T15"><text:s text:c="4"/></text:span><text:span text:style-name="T15">for let mut j = 1; j &lt;= 9; j += 1 {</text:span></text:p>
          <text:p text:style-name="P20"><text:span text:style-name="T15"><text:s text:c="8"/></text:span><text:span text:style-name="T15">for let mut k = i; k &lt;= i+2; k += 1 {</text:span></text:p>
          <text:p text:style-name="P20"><text:span text:style-name="T15"><text:s text:c="12"/></text:span><text:span text:style-name="T15">print(k, 'x', j, '=');</text:span></text:p>
          <text:p text:style-name="P20"><text:span text:style-name="T15"><text:s text:c="12"/></text:span><text:span text:style-name="T15">if (k*j &lt; 10) {</text:span></text:p>
          <text:p text:style-name="P20"><text:span text:style-name="T15"><text:s text:c="16"/></text:span><text:span text:style-name="T15">print(' '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k*j, '\t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\n'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ln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Sage</text:span></text:p>
          </draw:text-box>
        </draw:frame>
        <draw:frame draw:style-name="gr15" draw:text-style-name="P24" draw:layer="layout" svg:width="3.9cm" svg:height="1.759cm" svg:x="5.4cm" svg:y="4.8cm">
          <draw:text-box>
            <text:p text:style-name="P23"><text:span text:style-name="T17">DIN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8">variable i, j, k;</text:span></text:p>
          <text:p text:style-name="P22"><text:span text:style-name="T28">foreach i ([1:9:3]) {</text:span></text:p>
          <text:p text:style-name="P22"><text:span text:style-name="T28"><text:s text:c="4"/></text:span><text:span text:style-name="T28">foreach j ([1:9]) {</text:span></text:p>
          <text:p text:style-name="P22"><text:span text:style-name="T28"><text:s text:c="8"/></text:span><text:span text:style-name="T28">foreach k ([i, i+1, i+2]) {</text:span></text:p>
          <text:p text:style-name="P22"><text:span text:style-name="T28"><text:s text:c="12"/></text:span><text:span text:style-name="T28">printf("%dx%d=%2d\t", k, j, k*j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fprintf(stdout, "\n");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fputs("\n", stdout);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8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6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hpp</text:span></text:p>
          <text:p text:style-name="P17"><text:span text:style-name="T14"># ./mt9x9.shpp || shpp mt9x9.shpp</text:span></text:p>
          <text:p text:style-name="P17"><text:span text:style-name="T18"/></text:p>
          <text:p text:style-name="P17"><text:span text:style-name="T15">for i in range(1, 10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"{k}x{j}=", " {k*j}"[-2:], end=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end=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dunesh</text:span></text:p>
          <text:p text:style-name="P17"><text:span text:style-name="T14"># ./mt9x9.dune || dunesh mt9x9.dune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 to 10 {</text:span></text:p>
          <text:p text:style-name="P17"><text:span text:style-name="T15"><text:s text:c="8"/></text:span><text:span text:style-name="T15">for k in i to i + 3 {</text:span></text:p>
          <text:p text:style-name="P17"><text:span text:style-name="T15"><text:s text:c="12"/></text:span><text:span text:style-name="T15">print (str k)+"x"+(str j)+"=";</text:span></text:p>
          <text:p text:style-name="P17"><text:span text:style-name="T15"><text:s text:c="12"/></text:span><text:span text:style-name="T15">if k * j &lt; 10 (print " ");</text:span></text:p>
          <text:p text:style-name="P17"><text:span text:style-name="T15"><text:s text:c="12"/></text:span><text:span text:style-name="T15">print (str k * j)+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 "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echo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1cm" svg:y="4.8cm">
          <draw:text-box>
            <text:p><text:span text:style-name="T17">Dune</text:span></text:p>
          </draw:text-box>
        </draw:frame>
        <draw:frame draw:style-name="gr7" draw:text-style-name="P19" draw:layer="layout" svg:width="5.1cm" svg:height="1.759cm" svg:x="4.7cm" svg:y="4.8cm">
          <draw:text-box>
            <text:p><text:span text:style-name="T17">Shell++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#!/usr/bin/pwsh</text:span></text:p>
          <text:p text:style-name="P29"><text:span text:style-name="T24"># ./mt9x9.ps1 || pwsh mt9x9.ps1</text:span></text:p>
          <text:p text:style-name="P29"><text:span text:style-name="T36"/></text:p>
          <text:p text:style-name="P29"><text:span text:style-name="T25">For ($i = 1; $i -le 9; $i += 3) {</text:span></text:p>
          <text:p text:style-name="P29"><text:span text:style-name="T25"><text:s text:c="4"/></text:span><text:span text:style-name="T25">ForEach ($j in 1..9) {</text:span></text:p>
          <text:p text:style-name="P29"><text:span text:style-name="T25"><text:s text:c="8"/></text:span><text:span text:style-name="T25">ForEach ($k in $i, ($i+1), ($i+2)) {</text:span></text:p>
          <text:p text:style-name="P29"><text:span text:style-name="T25"><text:s text:c="12"/></text:span><text:span text:style-name="T25">Write-Host -NoNewline ("{0}x{1}={2,2}`t" -f $k, $j, ($k*$j))</text:span></text:p>
          <text:p text:style-name="P29"><text:span text:style-name="T25"><text:s text:c="8"/></text:span><text:span text:style-name="T25">}</text:span></text:p>
          <text:p text:style-name="P29"><text:span text:style-name="T25"><text:s text:c="8"/></text:span><text:span text:style-name="T25">Write-Host</text:span></text:p>
          <text:p text:style-name="P29"><text:span text:style-name="T25"><text:s text:c="4"/></text:span><text:span text:style-name="T25">}</text:span></text:p>
          <text:p text:style-name="P29"><text:span text:style-name="T25"><text:s text:c="4"/></text:span><text:span text:style-name="T25">""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8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</text:span><text:span text:style-name="T17">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7" draw:layer="layout" svg:width="23.8cm" svg:height="1.677cm" svg:x="1cm" svg:y="1.458cm" presentation:class="title" presentation:user-transformed="true">
          <draw:text-box>
            <text:p text:style-name="P23"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k*j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6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q</text:span></text:p>
          <text:p text:style-name="P17"><text:span text:style-name="T14">// ./mt9x9.nut || sq mt9x9.nut</text:span></text:p>
          <text:p text:style-name="P17"><text:span text:style-name="T18"/></text:p>
          <text:p text:style-name="P17"><text:span text:style-name="T15">for(local i = 1; i &lt;= 9; i += 3) {</text:span></text:p>
          <text:p text:style-name="P17"><text:span text:style-name="T15"><text:s text:c="4"/></text:span><text:span text:style-name="T15">for(local 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tab/></text:span><text:span text:style-name="T15"> <text:s text:c="3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\n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3cm" svg:y="4.8cm">
          <draw:text-box>
            <text:p><text:span text:style-name="T17">Squirrel</text:span></text:p>
          </draw:text-box>
        </draw:frame>
        <draw:frame draw:style-name="gr7" draw:text-style-name="P19" draw:layer="layout" svg:width="3.8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</text:span><text:span text:style-name="T17">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uban mt9x9.lbn</text:span></text:p>
          <text:p text:style-name="P17"><text:span text:style-name="T18"/></text:p>
          <text:p text:style-name="P17"><text:span text:style-name="T15">console = std::console()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s text:c="12"/></text:span><text:span text:style-name="T15">console.write(string(k)+'x'+string(j)+'=');</text:span></text:p>
          <text:p text:style-name="P17"><text:span text:style-name="T15"><text:s text:c="12"/></text:span><text:span text:style-name="T15">console.write(k*j &lt; 10 ? " " : "");</text:span></text:p>
          <text:p text:style-name="P17"><text:span text:style-name="T15"><text:s text:c="12"/></text:span><text:span text:style-name="T15">console.write(string(k*j)+'\t'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nsole.write('\n'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onsole.writelin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erite</text:span></text:p>
          <text:p text:style-name="P20"><text:span text:style-name="T14">// ferite mt9x9.fe</text:span></text:p>
          <text:p text:style-name="P20"><text:span text:style-name="T18"/></text:p>
          <text:p text:style-name="P20"><text:span text:style-name="T15">uses "console";</text:span></text:p>
          <text:p text:style-name="P20"><text:span text:style-name="T15">for (number i = 1; i &lt;= 9; i += 3) {</text:span></text:p>
          <text:p text:style-name="P20"><text:span text:style-name="T15"><text:s text:c="4"/></text:span><text:span text:style-name="T15">for (number j = 1; j &lt;= 9; j++) {</text:span></text:p>
          <text:p text:style-name="P20"><text:span text:style-name="T15"><text:s text:c="8"/></text:span><text:span text:style-name="T15">number k = i;</text:span></text:p>
          <text:p text:style-name="P20"><text:span text:style-name="T15"><text:s text:c="8"/></text:span><text:span text:style-name="T15">while (k &lt;= i+2) {</text:span></text:p>
          <text:p text:style-name="P20"><text:span text:style-name="T15"><text:s text:c="12"/></text:span><text:span text:style-name="T15">Console.print("${k}x${j}=");</text:span></text:p>
          <text:p text:style-name="P20"><text:span text:style-name="T15"><text:s text:c="12"/></text:span><text:span text:style-name="T15">if (k*j &lt; 10) Console.print(" ");</text:span></text:p>
          <text:p text:style-name="P20"><text:span text:style-name="T15"><text:s text:c="12"/></text:span><text:span text:style-name="T15">Console.print("${k*j}\t");</text:span></text:p>
          <text:p text:style-name="P20"><text:span text:style-name="T15"><text:s text:c="12"/></text:span><text:span text:style-name="T15">k++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Console.print("\n"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Console.println(""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1cm" svg:y="4.8cm">
          <draw:text-box>
            <text:p><text:span text:style-name="T17">Ferite</text:span></text:p>
          </draw:text-box>
        </draw:frame>
        <draw:frame draw:style-name="gr7" draw:text-style-name="P19" draw:layer="layout" svg:width="4.3cm" svg:height="1.759cm" svg:x="5cm" svg:y="4.801cm">
          <draw:text-box>
            <text:p><text:span text:style-name="T17">Lub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69"><text:span text:style-name="T14">// ponyc -b mt9x9 &amp;&amp; ./mt9x9</text:span></text:p>
          <text:p text:style-name="P69"><text:span text:style-name="T16"/></text:p>
          <text:p text:style-name="P69"><text:span text:style-name="T28">use "collections"</text:span></text:p>
          <text:p text:style-name="P69"><text:span text:style-name="T28">use "format"</text:span></text:p>
          <text:p text:style-name="P69"><text:span text:style-name="T28">actor Main</text:span></text:p>
          <text:p text:style-name="P69"><text:span text:style-name="T28"><text:s text:c="4"/></text:span><text:span text:style-name="T28">new create(env: Env) =&gt;</text:span></text:p>
          <text:p text:style-name="P69"><text:span text:style-name="T28"><text:s text:c="8"/></text:span><text:span text:style-name="T28">for i in Range[U8](1, 10, 3) do</text:span></text:p>
          <text:p text:style-name="P69"><text:span text:style-name="T28"><text:s text:c="12"/></text:span><text:span text:style-name="T28">for j in Range[U8](1, 10) do</text:span></text:p>
          <text:p text:style-name="P69"><text:span text:style-name="T28"><text:s text:c="16"/></text:span><text:span text:style-name="T28">for k in [i; i+1; i+2].values() do</text:span></text:p>
          <text:p text:style-name="P69"><text:span text:style-name="T28"><text:s text:c="20"/></text:span><text:span text:style-name="T28">env.out.write(k.string() + "x" + j.string() + "=" +</text:span></text:p>
          <text:p text:style-name="P69"><text:span text:style-name="T28"><text:s text:c="20"/></text:span><text:span text:style-name="T28">Format.int[U8](k*j where width=2) + "\t")</text:span></text:p>
          <text:p text:style-name="P69"><text:span text:style-name="T28"><text:s text:c="16"/></text:span><text:span text:style-name="T28">end</text:span></text:p>
          <text:p text:style-name="P69"><text:span text:style-name="T28"><text:s text:c="16"/></text:span><text:span text:style-name="T28">env.out.write("\n")</text:span></text:p>
          <text:p text:style-name="P69"><text:span text:style-name="T28"><text:s text:c="12"/></text:span><text:span text:style-name="T28">end</text:span></text:p>
          <text:p text:style-name="P69"><text:span text:style-name="T28"><text:s text:c="12"/></text:span><text:span text:style-name="T28">env.out.print("")</text:span></text:p>
          <text:p text:style-name="P69"><text:span text:style-name="T28"><text:s text:c="8"/></text:span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 colm mt9x9.lm &amp;&amp; ./mt9x9</text:span></text:p>
          <text:p text:style-name="P33"><text:span text:style-name="T18"/></text:p>
          <text:p text:style-name="P33"><text:span text:style-name="T15">i: int = 1</text:span></text:p>
          <text:p text:style-name="P33"><text:span text:style-name="T15">while (i &lt;= 9) {</text:span></text:p>
          <text:p text:style-name="P33"><text:span text:style-name="T15"><text:s text:c="4"/></text:span><text:span text:style-name="T15">j: int = 1</text:span></text:p>
          <text:p text:style-name="P33"><text:span text:style-name="T15"><text:s text:c="4"/></text:span><text:span text:style-name="T15">while (j &lt;= 9) {</text:span></text:p>
          <text:p text:style-name="P33"><text:span text:style-name="T15"><text:s text:c="8"/></text:span><text:span text:style-name="T15">k: int = i</text:span></text:p>
          <text:p text:style-name="P33"><text:span text:style-name="T15"><text:s text:c="8"/></text:span><text:span text:style-name="T15">while (k &lt;= i+2) {</text:span></text:p>
          <text:p text:style-name="P33"><text:span text:style-name="T15"><text:s text:c="12"/></text:span><text:span text:style-name="T15">print(k, 'x', j, '=')</text:span></text:p>
          <text:p text:style-name="P33"><text:span text:style-name="T15"><text:s text:c="12"/></text:span><text:span text:style-name="T15">if (k*j &lt; 10) print(' ')</text:span></text:p>
          <text:p text:style-name="P33"><text:span text:style-name="T15"><text:s text:c="12"/></text:span><text:span text:style-name="T15">print(k*j, '\t')</text:span></text:p>
          <text:p text:style-name="P33"><text:span text:style-name="T15"><text:s text:c="12"/></text:span><text:span text:style-name="T15">k = k + 1</text:span></text:p>
          <text:p text:style-name="P33"><text:span text:style-name="T15"><text:s text:c="8"/></text:span><text:span text:style-name="T15">}</text:span></text:p>
          <text:p text:style-name="P33"><text:span text:style-name="T15"><text:s text:c="8"/></text:span><text:span text:style-name="T15">print('\n')</text:span></text:p>
          <text:p text:style-name="P33"><text:span text:style-name="T15"><text:s text:c="8"/></text:span><text:span text:style-name="T15">j = j + 1</text:span></text:p>
          <text:p text:style-name="P33"><text:span text:style-name="T15"><text:s text:c="4"/></text:span><text:span text:style-name="T15">}</text:span></text:p>
          <text:p text:style-name="P33"><text:span text:style-name="T15"><text:s text:c="4"/></text:span><text:span text:style-name="T15">print('\n')</text:span></text:p>
          <text:p text:style-name="P33"><text:span text:style-name="T15"><text:s text:c="4"/></text:span><text:span text:style-name="T15">i = i + 3</text:span></text:p>
          <text:p text:style-name="P3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69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69"><text:span text:style-name="T14">% ozc -c mt9x9.oz &amp;&amp; ozengine mt9x9.ozf</text:span></text:p>
          <text:p text:style-name="P20"><text:span text:style-name="T18"/></text:p>
          <text:p text:style-name="P69"><text:span text:style-name="T15">functor</text:span></text:p>
          <text:p text:style-name="P69"><text:span text:style-name="T15">import</text:span></text:p>
          <text:p text:style-name="P69"><text:span text:style-name="T15"><text:s text:c="4"/></text:span><text:span text:style-name="T15">System</text:span></text:p>
          <text:p text:style-name="P69"><text:span text:style-name="T15">define</text:span></text:p>
          <text:p text:style-name="P69"><text:span text:style-name="T15"><text:s text:c="4"/></text:span><text:span text:style-name="T15">for I in 1..9;3 do</text:span></text:p>
          <text:p text:style-name="P69"><text:span text:style-name="T15"><text:s text:c="8"/></text:span><text:span text:style-name="T15">for J in 1..9 do</text:span></text:p>
          <text:p text:style-name="P69"><text:span text:style-name="T15"><text:s text:c="12"/></text:span><text:span text:style-name="T15">for K in [I I+1 I+2] do</text:span></text:p>
          <text:p text:style-name="P69"><text:span text:style-name="T15"><text:s text:c="16"/></text:span><text:span text:style-name="T15">{System.printInfo K#"x"#J#"="}</text:span></text:p>
          <text:p text:style-name="P69"><text:span text:style-name="T15"><text:s text:c="16"/></text:span><text:span text:style-name="T15">if K*J &lt; 10 then {System.printInfo " "} end</text:span></text:p>
          <text:p text:style-name="P69"><text:span text:style-name="T15"><text:s text:c="16"/></text:span><text:span text:style-name="T15">{System.printInfo K*J#"\t"}</text:span></text:p>
          <text:p text:style-name="P69"><text:span text:style-name="T15"><text:s text:c="12"/></text:span><text:span text:style-name="T15">end</text:span></text:p>
          <text:p text:style-name="P69"><text:span text:style-name="T15"><text:s text:c="12"/></text:span><text:span text:style-name="T15">{System.printInfo "\n"}</text:span></text:p>
          <text:p text:style-name="P69"><text:span text:style-name="T15"><text:s text:c="8"/></text:span><text:span text:style-name="T15">end</text:span></text:p>
          <text:p text:style-name="P69"><text:span text:style-name="T15"><text:s text:c="8"/></text:span><text:span text:style-name="T15">{System.showInfo ""}</text:span></text:p>
          <text:p text:style-name="P69"><text:span text:style-name="T15"><text:s text:c="4"/></text:span><text:span text:style-name="T15">end</text:span></text:p>
          <text:p text:style-name="P69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</text:span><text:span text:style-name="T17">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</text:span><text:span text:style-name="T17">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#!/usr/bin/dern</text:span></text:p>
          <text:p text:style-name="P52"><text:span text:style-name="T14">!#</text:span></text:p>
          <text:p text:style-name="P52"><text:span text:style-name="T14">; ./mt9x9.dern || dern mt9x9.dern</text:span></text:p>
          <text:p text:style-name="P52"><text:span text:style-name="T18"/></text:p>
          <text:p text:style-name="P52"><text:span text:style-name="T15">(print-readably false)</text:span></text:p>
          <text:p text:style-name="P52"><text:span text:style-name="T15">(for i from {D+1} to {D+9} step {D+3}</text:span></text:p>
          <text:p text:style-name="P52"><text:span text:style-name="T15"><text:s text:c="4"/></text:span><text:span text:style-name="T15">(for j from {D+1} to {D+9}</text:span></text:p>
          <text:p text:style-name="P52"><text:span text:style-name="T15"><text:s text:c="8"/></text:span><text:span text:style-name="T15">(for k from i to (+ i {D+2})</text:span></text:p>
          <text:p text:style-name="P52"><text:span text:style-name="T15"><text:s text:c="12"/></text:span><text:span text:style-name="T15">(print k)</text:span></text:p>
          <text:p text:style-name="P52"><text:span text:style-name="T15"><text:s text:c="12"/></text:span><text:span text:style-name="T15">(print [x])</text:span></text:p>
          <text:p text:style-name="P52"><text:span text:style-name="T15"><text:s text:c="12"/></text:span><text:span text:style-name="T15">(print j)</text:span></text:p>
          <text:p text:style-name="P52"><text:span text:style-name="T15"><text:s text:c="12"/></text:span><text:span text:style-name="T15">(print [=])</text:span></text:p>
          <text:p text:style-name="P52"><text:span text:style-name="T15"><text:s text:c="12"/></text:span><text:span text:style-name="T15">(if (&lt; (* k j) {D+10}) (print [ ]))</text:span></text:p>
          <text:p text:style-name="P52"><text:span text:style-name="T15"><text:s text:c="12"/></text:span><text:span text:style-name="T15">(print (* k j))</text:span></text:p>
          <text:p text:style-name="P52"><text:span text:style-name="T15"><text:s text:c="12"/></text:span><text:span text:style-name="T15">(print [|tab|])</text:span></text:p>
          <text:p text:style-name="P52"><text:span text:style-name="T15"><text:s text:c="8"/></text:span><text:span text:style-name="T15">)</text:span></text:p>
          <text:p text:style-name="P52"><text:span text:style-name="T15"><text:s text:c="8"/></text:span><text:span text:style-name="T15">(print [|newline|])</text:span></text:p>
          <text:p text:style-name="P52"><text:span text:style-name="T15"><text:s text:c="4"/></text:span><text:span text:style-name="T15">)</text:span></text:p>
          <text:p text:style-name="P52"><text:span text:style-name="T15"><text:s text:c="4"/></text:span><text:span text:style-name="T15">(print [|0A|])</text:span></text:p>
          <text:p text:style-name="P52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</text:span><text:span text:style-name="T17">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fennel</text:span></text:p>
          <text:p text:style-name="P17"><text:span text:style-name="T14">; ./mt9x9.fnl || fennel mt9x9.fnl</text:span></text:p>
          <text:p text:style-name="P17"><text:span text:style-name="T18"/></text:p>
          <text:p text:style-name="P17"><text:span text:style-name="T15">(for [i 1 9 3]</text:span></text:p>
          <text:p text:style-name="P17"><text:span text:style-name="T15"><text:s text:c="4"/></text:span><text:span text:style-name="T15">(for [j 1 9]</text:span></text:p>
          <text:p text:style-name="P17"><text:span text:style-name="T15"><text:s text:c="8"/></text:span><text:span text:style-name="T15">(each [_ k (ipairs [i (+ i 1) (+ i 2)])]</text:span></text:p>
          <text:p text:style-name="P17"><text:span text:style-name="T15"><text:s text:c="12"/></text:span><text:span text:style-name="T15">(io.write k "x" j "=")</text:span></text:p>
          <text:p text:style-name="P17"><text:span text:style-name="T15"><text:s text:c="12"/></text:span><text:span text:style-name="T15">(if (&lt; (* k j) 10) (io.write " "))</text:span></text:p>
          <text:p text:style-name="P17"><text:span text:style-name="T15"><text:s text:c="12"/></text:span><text:span text:style-name="T15">(io.write (* k j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io.write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4cm" svg:y="6.8cm">
          <text:p text:style-name="P29"><text:span text:style-name="T24">\\ shen-scheme script mt9x9.shen</text:span></text:p>
          <text:p text:style-name="P29"><text:span text:style-name="T36"/></text:p>
          <text:p text:style-name="P29"><text:span text:style-name="T25">(define item</text:span></text:p>
          <text:p text:style-name="P29"><text:span text:style-name="T25"><text:s text:c="4"/></text:span><text:span text:style-name="T25">J K -&gt; (output "~Ax~A=~A~Ac#9;" K J (if (&lt; (* K J) 10) " " "") (* K J))</text:span></text:p>
          <text:p text:style-name="P29"><text:span text:style-name="T25">)</text:span></text:p>
          <text:p text:style-name="P29"><text:span text:style-name="T25">(define line</text:span></text:p>
          <text:p text:style-name="P29"><text:span text:style-name="T25"><text:s text:c="4"/></text:span><text:span text:style-name="T25">I J -&gt; (do (map (item J) [I (+ I 1) (+ I 2)])</text:span></text:p>
          <text:p text:style-name="P29"><text:span text:style-name="T25"><text:s text:c="15"/></text:span><text:span text:style-name="T25">(output "~%"))</text:span></text:p>
          <text:p text:style-name="P29"><text:span text:style-name="T25">)</text:span></text:p>
          <text:p text:style-name="P29"><text:span text:style-name="T25">(define block</text:span></text:p>
          <text:p text:style-name="P29"><text:span text:style-name="T25"><text:s text:c="4"/></text:span><text:span text:style-name="T25">I -&gt; (do (map (line I) [1 2 3 4 5 6 7 8 9])</text:span></text:p>
          <text:p text:style-name="P29"><text:span text:style-name="T25"><text:s text:c="13"/></text:span><text:span text:style-name="T25">(nl))</text:span></text:p>
          <text:p text:style-name="P29"><text:span text:style-name="T25">)</text:span></text:p>
          <text:p text:style-name="P29"><text:span text:style-name="T25">(map (fn block) [1 4 7]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4cm" svg:y="4.8cm">
          <draw:text-box>
            <text:p><text:span text:style-name="T17">Shen</text:span></text:p>
          </draw:text-box>
        </draw:frame>
        <draw:frame draw:style-name="gr7" draw:text-style-name="P19" draw:layer="layout" svg:width="4.8cm" svg:height="1.759cm" svg:x="5cm" svg:y="4.801cm">
          <draw:text-box>
            <text:p><text:span text:style-name="T17">Fenn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8">1.step(to: 9, by: 3) do |i|</text:span></text:p>
          <text:p text:style-name="P17"><text:span text:style-name="T28"><text:s text:c="4"/></text:span><text:span text:style-name="T28">1.upto(9) do |j|</text:span></text:p>
          <text:p text:style-name="P17"><text:span text:style-name="T28"><text:s text:c="8"/></text:span><text:span text:style-name="T28">[i, i+1, i+2].each do |k|</text:span></text:p>
          <text:p text:style-name="P17"><text:span text:style-name="T28"><text:s text:c="12"/></text:span><text:span text:style-name="T28">print "#{k}x#{j}=#{k*j&lt;10 ? " " : ""}#{k*j}\t"</text:span></text:p>
          <text:p text:style-name="P17"><text:span text:style-name="T28"><text:s text:c="8"/></text:span><text:span text:style-name="T28">end</text:span></text:p>
          <text:p text:style-name="P17"><text:span text:style-name="T28"><text:s text:c="8"/></text:span><text:span text:style-name="T28">puts</text:span></text:p>
          <text:p text:style-name="P17"><text:span text:style-name="T28"><text:s text:c="4"/></text:span><text:span text:style-name="T28">end</text:span></text:p>
          <text:p text:style-name="P17"><text:span text:style-name="T28"><text:s text:c="4"/></text:span><text:span text:style-name="T28">puts</text:span></text:p>
          <text:p text:style-name="P1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erfumesh</text:span></text:p>
          <text:p text:style-name="P17"><text:span text:style-name="T14"># ./mt9x9.prfm || perfumesh mt9x9.prfm</text:span></text:p>
          <text:p text:style-name="P17"><text:span text:style-name="T16"/></text:p>
          <text:p text:style-name="P17"><text:span text:style-name="T15">(1 4 7) each do: {| i |</text:span></text:p>
          <text:p text:style-name="P17"><text:span text:style-name="T15"><text:s text:c="4"/></text:span><text:span text:style-name="T15">1 each to: 9 do: {| j |</text:span></text:p>
          <text:p text:style-name="P17"><text:span text:style-name="T15"><text:s text:c="8"/></text:span><text:span text:style-name="T15">$i .. [$i + 2] do: {| k |</text:span></text:p>
          <text:p text:style-name="P17"><text:span text:style-name="T15"><text:s text:c="12"/></text:span><text:span text:style-name="T15">print $k"x"$j"=";</text:span></text:p>
          <text:p text:style-name="P17"><text:span text:style-name="T15"><text:s text:c="12"/></text:span><text:span text:style-name="T15">if {[$k * $j] &lt; 10} then: {print " "};</text:span></text:p>
          <text:p text:style-name="P17"><text:span text:style-name="T15"><text:s text:c="12"/></text:span><text:span text:style-name="T15">print [$k * $j]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println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4">; min mt9x9.min</text:span></text:p>
          <text:p text:style-name="P41"><text:span text:style-name="T14"/></text:p>
          <text:p text:style-name="P41"><text:span text:style-name="T28">1 :i</text:span></text:p>
          <text:p text:style-name="P41"><text:span text:style-name="T28">(i 9 &lt;=) (</text:span></text:p>
          <text:p text:style-name="P41"><text:span text:style-name="T28"><text:s text:c="4"/></text:span><text:span text:style-name="T28">1 :j</text:span></text:p>
          <text:p text:style-name="P41"><text:span text:style-name="T28"><text:s text:c="4"/></text:span><text:span text:style-name="T28">(j 9 &lt;=) (</text:span></text:p>
          <text:p text:style-name="P41"><text:span text:style-name="T28"><text:s text:c="8"/></text:span><text:span text:style-name="T28">(0 1 2) (</text:span></text:p>
          <text:p text:style-name="P41"><text:span text:style-name="T28"><text:s text:c="12"/></text:span><text:span text:style-name="T28">i + :k</text:span></text:p>
          <text:p text:style-name="P41"><text:span text:style-name="T28"><text:s text:c="12"/></text:span><text:span text:style-name="T28">k print! "x" print! j print! "=" print!</text:span></text:p>
          <text:p text:style-name="P41"><text:span text:style-name="T28"><text:s text:c="12"/></text:span><text:span text:style-name="T28">k j * :s</text:span></text:p>
          <text:p text:style-name="P41"><text:span text:style-name="T28"><text:s text:c="12"/></text:span><text:span text:style-name="T28">(s 10 &lt;) " " "" if print!</text:span></text:p>
          <text:p text:style-name="P41"><text:span text:style-name="T28"><text:s text:c="12"/></text:span><text:span text:style-name="T28">s print! 9 chr print!</text:span></text:p>
          <text:p text:style-name="P41"><text:span text:style-name="T28"><text:s text:c="8"/></text:span><text:span text:style-name="T28">) foreach</text:span></text:p>
          <text:p text:style-name="P41"><text:span text:style-name="T28"><text:s text:c="8"/></text:span><text:span text:style-name="T28">10 chr print!</text:span></text:p>
          <text:p text:style-name="P41"><text:span text:style-name="T28"><text:s text:c="8"/></text:span><text:span text:style-name="T28">j succ @j</text:span></text:p>
          <text:p text:style-name="P41"><text:span text:style-name="T28"><text:s text:c="4"/></text:span><text:span text:style-name="T28">) while</text:span></text:p>
          <text:p text:style-name="P41"><text:span text:style-name="T28"><text:s text:c="4"/></text:span><text:span text:style-name="T28">"" puts!</text:span></text:p>
          <text:p text:style-name="P41"><text:span text:style-name="T28"><text:s text:c="4"/></text:span><text:span text:style-name="T28">i 3 + @i</text:span></text:p>
          <text:p text:style-name="P41"><text:span text:style-name="T28">) whi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5cm" svg:y="4.8cm">
          <draw:text-box>
            <text:p><text:span text:style-name="T17">Min</text:span></text:p>
          </draw:text-box>
        </draw:frame>
        <draw:frame draw:style-name="gr7" draw:text-style-name="P19" draw:layer="layout" svg:width="5.9cm" svg:height="1.759cm" svg:x="4.3cm" svg:y="4.801cm">
          <draw:text-box>
            <text:p><text:span text:style-name="T17">Perfum</text:span><text:span text:style-name="T17">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71" draw:layer="layout" svg:width="11.2cm" svg:height="11.4cm" svg:x="1.2cm" svg:y="6.8cm">
          <text:p text:style-name="P70"><text:span text:style-name="T14">#! /usr/bin/gforth</text:span></text:p>
          <text:p text:style-name="P70"><text:span text:style-name="T14">\ ./mt9x9.fth || gforth mt9x9.fth</text:span></text:p>
          <text:p text:style-name="P70"><text:span text:style-name="T27"/></text:p>
          <text:p text:style-name="P70"><text:span text:style-name="T28">: mt9x9</text:span></text:p>
          <text:p text:style-name="P70"><text:span text:style-name="T28"><text:s text:c="4"/></text:span><text:span text:style-name="T28">10 1 do</text:span></text:p>
          <text:p text:style-name="P70"><text:span text:style-name="T28"><text:s text:c="8"/></text:span><text:span text:style-name="T28">10 1 do</text:span></text:p>
          <text:p text:style-name="P70"><text:span text:style-name="T28"><text:s text:c="12"/></text:span><text:span text:style-name="T28">3 0 do</text:span></text:p>
          <text:p text:style-name="P70"><text:span text:style-name="T28"><text:s text:c="16"/></text:span><text:span text:style-name="T28">i k + 1 u.r 120 emit</text:span></text:p>
          <text:p text:style-name="P70"><text:span text:style-name="T28"><text:s text:c="16"/></text:span><text:span text:style-name="T28">j 1 u.r 61 emit</text:span></text:p>
          <text:p text:style-name="P70"><text:span text:style-name="T28"><text:s text:c="16"/></text:span><text:span text:style-name="T28">i k + j * 2 u.r 9 emit</text:span></text:p>
          <text:p text:style-name="P70"><text:span text:style-name="T28"><text:s text:c="12"/></text:span><text:span text:style-name="T28">loop</text:span></text:p>
          <text:p text:style-name="P70"><text:span text:style-name="T28"><text:s text:c="12"/></text:span><text:span text:style-name="T28">10 emit</text:span></text:p>
          <text:p text:style-name="P70"><text:span text:style-name="T28"><text:s text:c="8"/></text:span><text:span text:style-name="T28">loop</text:span></text:p>
          <text:p text:style-name="P70"><text:span text:style-name="T28"><text:s text:c="8"/></text:span><text:span text:style-name="T28">cr</text:span></text:p>
          <text:p text:style-name="P70"><text:span text:style-name="T28"><text:s text:c="4"/></text:span><text:span text:style-name="T28">3 +loop ;</text:span></text:p>
          <text:p text:style-name="P70"><text:span text:style-name="T28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3" draw:layer="layout" svg:width="11.2cm" svg:height="11.4cm" svg:x="13.151cm" svg:y="6.8cm">
          <text:p text:style-name="P72"><text:span text:style-name="T14">#!/usr/bin/dc</text:span></text:p>
          <text:p text:style-name="P72"><text:span text:style-name="T14">[ ./mt9x9.dc || dc mt9x9.dc ]sz</text:span></text:p>
          <text:p text:style-name="P72"><text:span text:style-name="T27"/></text:p>
          <text:p text:style-name="P72"><text:span text:style-name="T28">[32 P]sS</text:span></text:p>
          <text:p text:style-name="P72"><text:span text:style-name="T28">[</text:span></text:p>
          <text:p text:style-name="P72"><text:span text:style-name="T28"><text:s/></text:span><text:span text:style-name="T28">lk n [x] P lj n [=] P lk lj * d 9 !&lt;S n 9 P</text:span></text:p>
          <text:p text:style-name="P72"><text:span text:style-name="T28"><text:s/></text:span><text:span text:style-name="T28">lk 1 + d sk li 2 + !&lt;K</text:span></text:p>
          <text:p text:style-name="P72"><text:span text:style-name="T28">]sK</text:span></text:p>
          <text:p text:style-name="P72"><text:span text:style-name="T28">[</text:span></text:p>
          <text:p text:style-name="P72"><text:span text:style-name="T28"><text:s/></text:span><text:span text:style-name="T28">li d sk lK x</text:span></text:p>
          <text:p text:style-name="P72"><text:span text:style-name="T28"><text:s/></text:span><text:span text:style-name="T28">10 P</text:span></text:p>
          <text:p text:style-name="P72"><text:span text:style-name="T28"><text:s/></text:span><text:span text:style-name="T28">lj 1 + d sj 9 !&lt;J</text:span></text:p>
          <text:p text:style-name="P72"><text:span text:style-name="T28">]sJ</text:span></text:p>
          <text:p text:style-name="P72"><text:span text:style-name="T28">[</text:span></text:p>
          <text:p text:style-name="P72"><text:span text:style-name="T28"><text:s/></text:span><text:span text:style-name="T28">1 d sj lJ x</text:span></text:p>
          <text:p text:style-name="P72"><text:span text:style-name="T28"><text:s/></text:span><text:span text:style-name="T28">10 P</text:span></text:p>
          <text:p text:style-name="P72"><text:span text:style-name="T28"><text:s/></text:span><text:span text:style-name="T28">li 3 + d si 9 !&lt;I</text:span></text:p>
          <text:p text:style-name="P72"><text:span text:style-name="T28">]sI</text:span></text:p>
          <text:p text:style-name="P72"><text:span text:style-name="T28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! Factor mt9x9.factor</text:span></text:p>
          <text:p text:style-name="P52"><text:span text:style-name="T18"/></text:p>
          <text:p text:style-name="P52"><text:span text:style-name="T15">USING: byte-arrays io io.encodings.ascii io.encodings.string</text:span></text:p>
          <text:p text:style-name="P52"><text:span text:style-name="T15">kernel math prettyprint ranges sequences ;</text:span></text:p>
          <text:p text:style-name="P52"><text:span text:style-name="T15">1 9 3 &lt;range&gt; [</text:span></text:p>
          <text:p text:style-name="P52"><text:span text:style-name="T15"><text:s text:c="4"/></text:span><text:span text:style-name="T15">9 [1..b] [</text:span></text:p>
          <text:p text:style-name="P52"><text:span text:style-name="T15"><text:s text:c="8"/></text:span><text:span text:style-name="T15">over dup</text:span></text:p>
          <text:p text:style-name="P52"><text:span text:style-name="T15"><text:s text:c="8"/></text:span><text:span text:style-name="T15">2 + 1 &lt;range&gt; [</text:span></text:p>
          <text:p text:style-name="P52"><text:span text:style-name="T15"><text:s text:c="12"/></text:span><text:span text:style-name="T15">2dup</text:span></text:p>
          <text:p text:style-name="P52"><text:span text:style-name="T15"><text:s text:c="12"/></text:span><text:span text:style-name="T15">pprint "x" write</text:span></text:p>
          <text:p text:style-name="P52"><text:span text:style-name="T15"><text:s text:c="12"/></text:span><text:span text:style-name="T15">pprint "=" write</text:span></text:p>
          <text:p text:style-name="P52"><text:span text:style-name="T15"><text:s text:c="12"/></text:span><text:span text:style-name="T15">over * dup 10 &lt; [ bl pprint ] [ pprint ] if</text:span></text:p>
          <text:p text:style-name="P52"><text:span text:style-name="T15"><text:s text:c="12"/></text:span><text:span text:style-name="T15">9 1byte-array ascii decode write</text:span></text:p>
          <text:p text:style-name="P52"><text:span text:style-name="T15"><text:s text:c="8"/></text:span><text:span text:style-name="T15">] each</text:span></text:p>
          <text:p text:style-name="P52"><text:span text:style-name="T15"><text:s text:c="8"/></text:span><text:span text:style-name="T15">drop</text:span></text:p>
          <text:p text:style-name="P52"><text:span text:style-name="T15"><text:s text:c="8"/></text:span><text:span text:style-name="T15">"\n" write</text:span></text:p>
          <text:p text:style-name="P52"><text:span text:style-name="T15"><text:s text:c="4"/></text:span><text:span text:style-name="T15">] each</text:span></text:p>
          <text:p text:style-name="P52"><text:span text:style-name="T15"><text:s text:c="4"/></text:span><text:span text:style-name="T15">drop</text:span></text:p>
          <text:p text:style-name="P52"><text:span text:style-name="T15"><text:s text:c="4"/></text:span><text:span text:style-name="T15">nl</text:span></text:p>
          <text:p text:style-name="P52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</text:span><text:span text:style-name="T17">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st</text:span></text:p>
          <text:p text:style-name="P17"><text:span text:style-name="T14">" ./mt9x9.st || gst mt9x9.st "</text:span></text:p>
          <text:p text:style-name="P17"><text:span text:style-name="T18"/></text:p>
          <text:p text:style-name="P17"><text:span text:style-name="T15">1 to: 9 by: 3 do: [ :i |</text:span></text:p>
          <text:p text:style-name="P17"><text:span text:style-name="T15"><text:s text:c="4"/></text:span><text:span text:style-name="T15">1 to: 9 do: [ :j |</text:span></text:p>
          <text:p text:style-name="P17"><text:span text:style-name="T15"><text:s text:c="8"/></text:span><text:span text:style-name="T15">i to: i+2 do: [ :k |</text:span></text:p>
          <text:p text:style-name="P17"><text:span text:style-name="T15"><text:s text:c="12"/></text:span><text:span text:style-name="T15">Transcript show: k printString, 'x', j printString, '='.</text:span></text:p>
          <text:p text:style-name="P17"><text:span text:style-name="T15"><text:s text:c="12"/></text:span><text:span text:style-name="T15">k*j &lt; 10 ifTrue: [Transcript show: ' '].</text:span></text:p>
          <text:p text:style-name="P17"><text:span text:style-name="T15"><text:s text:c="12"/></text:span><text:span text:style-name="T15">Transcript show: (k*j) printString.</text:span></text:p>
          <text:p text:style-name="P17"><text:span text:style-name="T15"><text:s text:c="12"/></text:span><text:span text:style-name="T15">Character tab display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Character nl display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Transcript cr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</text:span><text:span text:style-name="T17">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!/usr/bin/stack</text:span></text:p>
          <text:p text:style-name="P33"><text:span text:style-name="T14"># ./mt9x9.stk || stack mt9x9.stk</text:span></text:p>
          <text:p text:style-name="P33"><text:span text:style-name="T16"/></text:p>
          <text:p text:style-name="P33"><text:span text:style-name="T15">1 9 3 range (i) (</text:span></text:p>
          <text:p text:style-name="P33"><text:span text:style-name="T15"><text:s text:c="4"/></text:span><text:span text:style-name="T15">1 (j) var (</text:span></text:p>
          <text:p text:style-name="P33"><text:span text:style-name="T15"><text:s text:c="8"/></text:span><text:span text:style-name="T15">[ i i 1 add i 2 add ] (k) (</text:span></text:p>
          <text:p text:style-name="P33"><text:span text:style-name="T15"><text:s text:c="12"/></text:span><text:span text:style-name="T15">k print</text:span></text:p>
          <text:p text:style-name="P33"><text:span text:style-name="T15"><text:s text:c="12"/></text:span><text:span text:style-name="T15">(x) print</text:span></text:p>
          <text:p text:style-name="P33"><text:span text:style-name="T15"><text:s text:c="12"/></text:span><text:span text:style-name="T15">j print</text:span></text:p>
          <text:p text:style-name="P33"><text:span text:style-name="T15"><text:s text:c="12"/></text:span><text:span text:style-name="T15">(=) print</text:span></text:p>
          <text:p text:style-name="P33"><text:span text:style-name="T15"><text:s text:c="12"/></text:span><text:span text:style-name="T15">(( ) print) (() print) k j mul 10 less if</text:span></text:p>
          <text:p text:style-name="P33"><text:span text:style-name="T15"><text:s text:c="12"/></text:span><text:span text:style-name="T15">k j mul print</text:span></text:p>
          <text:p text:style-name="P33"><text:span text:style-name="T15"><text:s text:c="12"/></text:span><text:span text:style-name="T15">(\t) print</text:span></text:p>
          <text:p text:style-name="P33"><text:span text:style-name="T15"><text:s text:c="8"/></text:span><text:span text:style-name="T15">) for</text:span></text:p>
          <text:p text:style-name="P33"><text:span text:style-name="T15"><text:s text:c="8"/></text:span><text:span text:style-name="T15">(\n) print</text:span></text:p>
          <text:p text:style-name="P33"><text:span text:style-name="T15"><text:s text:c="8"/></text:span><text:span text:style-name="T15">j 1 add (j) var</text:span></text:p>
          <text:p text:style-name="P33"><text:span text:style-name="T15"><text:s text:c="4"/></text:span><text:span text:style-name="T15">) (j 10 less) while</text:span></text:p>
          <text:p text:style-name="P33"><text:span text:style-name="T15"><text:s text:c="4"/></text:span><text:span text:style-name="T15">i 3 add (i) var</text:span></text:p>
          <text:p text:style-name="P33"><text:span text:style-name="T15"><text:s text:c="4"/></text:span><text:span text:style-name="T15">() println</text:span></text:p>
          <text:p text:style-name="P33"><text:span text:style-name="T15">)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zigself mt9x9.self "</text:span></text:p>
          <text:p text:style-name="P17"><text:span text:style-name="T18"/></text:p>
          <text:p text:style-name="P17"><text:span text:style-name="T15">'objects/everything.self' _RunScript.</text:span></text:p>
          <text:p text:style-name="P17"><text:span text:style-name="T15">0 to: 3 Do: [| :ii |</text:span></text:p>
          <text:p text:style-name="P17"><text:span text:style-name="T15"><text:s text:c="4"/></text:span><text:span text:style-name="T15">1 to: 10 Do: [| :j |</text:span></text:p>
          <text:p text:style-name="P17"><text:span text:style-name="T15"><text:s text:c="8"/></text:span><text:span text:style-name="T15">(ii*3)+1 to: (ii*3)+4 Do: [| :k |</text:span></text:p>
          <text:p text:style-name="P17"><text:span text:style-name="T15"><text:s text:c="12"/></text:span><text:span text:style-name="T15">k asString, 'x', j asString, '='; print.</text:span></text:p>
          <text:p text:style-name="P17"><text:span text:style-name="T15"><text:s text:c="12"/></text:span><text:span text:style-name="T15">(k*j) &lt; 10 ifTrue: [' ' print].</text:span></text:p>
          <text:p text:style-name="P17"><text:span text:style-name="T15"><text:s text:c="12"/></text:span><text:span text:style-name="T15">(k*j) asString, '\t'; print.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'' printLine.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'\n' print.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6cm" svg:y="4.8cm">
          <draw:text-box>
            <text:p><text:span text:style-name="T17">Self</text:span></text:p>
          </draw:text-box>
        </draw:frame>
        <draw:frame draw:style-name="gr7" draw:text-style-name="P19" draw:layer="layout" svg:width="3.9cm" svg:height="1.759cm" svg:x="5.1cm" svg:y="4.801cm">
          <draw:text-box>
            <text:p><text:span text:style-name="T17">St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75" draw:layer="layout" svg:width="11.2cm" svg:height="11.4cm" svg:x="1.2cm" svg:y="6.8cm">
          <text:p text:style-name="P74"><text:span text:style-name="T14">#!/usr/bin/laskin</text:span></text:p>
          <text:p text:style-name="P74"><text:span text:style-name="T14"># ./mt9x9.laskin || laskin mt9x9.laskin</text:span></text:p>
          <text:p text:style-name="P74"><text:span text:style-name="T18"/></text:p>
          <text:p text:style-name="P74"><text:span text:style-name="T15">(</text:span></text:p>
          <text:p text:style-name="P74"><text:span text:style-name="T15"><text:s text:c="4"/></text:span><text:span text:style-name="T15">&gt;string .. "x" ..</text:span></text:p>
          <text:p text:style-name="P74"><text:span text:style-name="T15"><text:s text:c="4"/></text:span><text:span text:style-name="T15">&gt;string .. "=" ..</text:span></text:p>
          <text:p text:style-name="P74"><text:span text:style-name="T15"><text:s text:c="4"/></text:span><text:span text:style-name="T15">over over * dup</text:span></text:p>
          <text:p text:style-name="P74"><text:span text:style-name="T15"><text:s text:c="4"/></text:span><text:span text:style-name="T15">10 &lt; ( " " .. ) if</text:span></text:p>
          <text:p text:style-name="P74"><text:span text:style-name="T15"><text:s text:c="4"/></text:span><text:span text:style-name="T15">&gt;string .. "\t" ..</text:span></text:p>
          <text:p text:style-name="P74"><text:span text:style-name="T15">) -&gt; item</text:span></text:p>
          <text:p text:style-name="P74"><text:span text:style-name="T15">1 dup</text:span></text:p>
          <text:p text:style-name="P74"><text:span text:style-name="T15">( 9 &lt;= ) (</text:span></text:p>
          <text:p text:style-name="P74"><text:span text:style-name="T15"><text:s text:c="4"/></text:span><text:span text:style-name="T15">1 dup</text:span></text:p>
          <text:p text:style-name="P74"><text:span text:style-name="T15"><text:s text:c="4"/></text:span><text:span text:style-name="T15">( 9 &lt;= ) (</text:span></text:p>
          <text:p text:style-name="P74"><text:span text:style-name="T15"><text:s text:c="8"/></text:span><text:span text:style-name="T15">over over over item</text:span></text:p>
          <text:p text:style-name="P74"><text:span text:style-name="T15"><text:s text:c="8"/></text:span><text:span text:style-name="T15">1 + over over item</text:span></text:p>
          <text:p text:style-name="P74"><text:span text:style-name="T15"><text:s text:c="8"/></text:span><text:span text:style-name="T15">1 + over over item</text:span></text:p>
          <text:p text:style-name="P74"><text:span text:style-name="T15"><text:s text:c="8"/></text:span><text:span text:style-name="T15">"\n" ..</text:span></text:p>
          <text:p text:style-name="P74"><text:span text:style-name="T15"><text:s text:c="8"/></text:span><text:span text:style-name="T15">drop 1 + dup</text:span></text:p>
          <text:p text:style-name="P74"><text:span text:style-name="T15"><text:s text:c="4"/></text:span><text:span text:style-name="T15">) while</text:span></text:p>
          <text:p text:style-name="P74"><text:span text:style-name="T15"><text:s text:c="4"/></text:span><text:span text:style-name="T15">"" .</text:span></text:p>
          <text:p text:style-name="P74"><text:span text:style-name="T15"><text:s text:c="4"/></text:span><text:span text:style-name="T15">drop 3 + dup</text:span></text:p>
          <text:p text:style-name="P74"><text:span text:style-name="T15">) while</text:span></text:p>
          <text:p text:style-name="P74"><text:span text:style-name="T15">dr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/* rpl mt9x9.rpl 2&gt; /dev/null */</text:span></text:p>
          <text:p text:style-name="P27"><text:span text:style-name="T22"/></text:p>
          <text:p text:style-name="P27"><text:span text:style-name="T23">MAIN</text:span></text:p>
          <text:p text:style-name="P27"><text:span text:style-name="T23">&lt;&lt;</text:span></text:p>
          <text:p text:style-name="P27"><text:span text:style-name="T23"><text:s text:c="4"/></text:span><text:span text:style-name="T23">1 9 for I</text:span></text:p>
          <text:p text:style-name="P27"><text:span text:style-name="T23"><text:s text:c="8"/></text:span><text:span text:style-name="T23">1 9 for J</text:span></text:p>
          <text:p text:style-name="P27"><text:span text:style-name="T23"><text:s text:c="12"/></text:span><text:span text:style-name="T23">""</text:span></text:p>
          <text:p text:style-name="P27"><text:span text:style-name="T23"><text:s text:c="12"/></text:span><text:span text:style-name="T23">I I 2 + for K</text:span></text:p>
          <text:p text:style-name="P27"><text:span text:style-name="T23"><text:s text:c="16"/></text:span><text:span text:style-name="T23">K -&gt;str + "x" + J -&gt;str + "=" +</text:span></text:p>
          <text:p text:style-name="P27"><text:span text:style-name="T23"><text:s text:c="16"/></text:span><text:span text:style-name="T23">K J * if 10 &lt; then " " + end</text:span></text:p>
          <text:p text:style-name="P27"><text:span text:style-name="T23"><text:s text:c="16"/></text:span><text:span text:style-name="T23">K J * -&gt;str + "\t" +</text:span></text:p>
          <text:p text:style-name="P27"><text:span text:style-name="T23"><text:s text:c="12"/></text:span><text:span text:style-name="T23">next</text:span></text:p>
          <text:p text:style-name="P27"><text:span text:style-name="T23"><text:s text:c="12"/></text:span><text:span text:style-name="T23">disp</text:span></text:p>
          <text:p text:style-name="P27"><text:span text:style-name="T23"><text:s text:c="8"/></text:span><text:span text:style-name="T23">next</text:span></text:p>
          <text:p text:style-name="P27"><text:span text:style-name="T23"><text:s text:c="8"/></text:span><text:span text:style-name="T23">"" disp</text:span></text:p>
          <text:p text:style-name="P27"><text:span text:style-name="T23"><text:s text:c="4"/></text:span><text:span text:style-name="T23">3 step</text:span></text:p>
          <text:p text:style-name="P27"><text:span text:style-name="T23">&gt;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RPL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Lask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-- idris mt9x9.idr -o mt9x9 &amp;&amp; ./mt9x9</text:span></text:p>
          <text:p text:style-name="P50"><text:span text:style-name="T27"/></text:p>
          <text:p text:style-name="P50"><text:span text:style-name="T28">item : Nat -&gt; Nat -&gt; String</text:span></text:p>
          <text:p text:style-name="P50"><text:span text:style-name="T28">item j k = (show k)++"x"++(show j)++"="++</text:span></text:p>
          <text:p text:style-name="P50"><text:span text:style-name="T28"><text:s text:c="4"/></text:span><text:span text:style-name="T28">(if k*j &lt; 10 then " " else "")++(show (k*j))++" "</text:span></text:p>
          <text:p text:style-name="P50"><text:span text:style-name="T28">line : Nat -&gt; Nat -&gt; String</text:span></text:p>
          <text:p text:style-name="P50"><text:span text:style-name="T28">line i j = unwords $ map (item j) [(i)..(i+2)]</text:span></text:p>
          <text:p text:style-name="P50"><text:span text:style-name="T28">block : Nat -&gt; String</text:span></text:p>
          <text:p text:style-name="P50"><text:span text:style-name="T28">block i = unlines $ map (line i) [1..9]</text:span></text:p>
          <text:p text:style-name="P50"><text:span text:style-name="T28">main : IO ()</text:span></text:p>
          <text:p text:style-name="P50"><text:span text:style-name="T28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7" draw:layer="layout" svg:width="11.2cm" svg:height="11.4cm" svg:x="13.151cm" svg:y="6.8cm">
          <text:p text:style-name="P76"><text:span text:style-name="T21">// pure -c mt9x9.pure -o mt9x9 &amp;&amp; ./mt9x9 || pure mt9x9.pure</text:span></text:p>
          <text:p text:style-name="P76"><text:span text:style-name="T38"/></text:p>
          <text:p text:style-name="P76"><text:span text:style-name="T23">using system;</text:span></text:p>
          <text:p text:style-name="P76"><text:span text:style-name="T23">map block [1, 4, 7] with</text:span></text:p>
          <text:p text:style-name="P76"><text:span text:style-name="T23"><text:s text:c="4"/></text:span><text:span text:style-name="T23">block i = map (line i) (1..9);</text:span></text:p>
          <text:p text:style-name="P76"><text:span text:style-name="T23"><text:s text:c="4"/></text:span><text:span text:style-name="T23">line i j = map (item j) (i..i+2);</text:span></text:p>
          <text:p text:style-name="P76"><text:span text:style-name="T23"><text:s text:c="4"/></text:span><text:span text:style-name="T23">item j k = printf ("%dx%d=%2d%s") (k, j, k*j,</text:span></text:p>
          <text:p text:style-name="P76"><text:span text:style-name="T23"><text:s text:c="8"/></text:span><text:span text:style-name="T23">(if k mod 3~=0 then "\t" else if j==9 then "\n\n" else "\n"));</text:span></text:p>
          <text:p text:style-name="P76"><text:span text:style-name="T23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clm -nt mt9x9 -o mt9x9 &amp;&amp; ./mt9x9</text:span></text:p>
          <text:p text:style-name="P50"><text:span text:style-name="T27"/></text:p>
          <text:p text:style-name="P50"><text:span text:style-name="T28">module mt9x9</text:span></text:p>
          <text:p text:style-name="P50"><text:span text:style-name="T28">import StdEnv</text:span></text:p>
          <text:p text:style-name="P50"><text:span text:style-name="T28">item j k = toString k +++ "x" +++ toString j +++ "=" +++</text:span></text:p>
          <text:p text:style-name="P50"><text:span text:style-name="T28"><text:tab/></text:span><text:span text:style-name="T28">if (k*j &lt; 10) " " "" +++ toString (k*j) +++ "\t"</text:span></text:p>
          <text:p text:style-name="P50"><text:span text:style-name="T28">line i j = map (item j) [i .. i+2] ++ ["\n"]</text:span></text:p>
          <text:p text:style-name="P50"><text:span text:style-name="T28">block i = flatten (map (line i) [1 .. 9]) ++ ["\n"]</text:span></text:p>
          <text:p text:style-name="P50"><text:span text:style-name="T28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9" draw:layer="layout" svg:width="11.2cm" svg:height="11.4cm" svg:x="13.151cm" svg:y="6.8cm">
          <text:p text:style-name="P78"><text:span text:style-name="T39">{-# OPTIONS --guardedness #-}</text:span></text:p>
          <text:p text:style-name="P78"><text:span text:style-name="T39">-- agda -i /usr/share/Agda-stdlib/src -c mt9x9.agda &amp;&amp; ./mt9x9</text:span></text:p>
          <text:p text:style-name="P78"><text:span text:style-name="T40"/></text:p>
          <text:p text:style-name="P78"><text:span text:style-name="T41">module mt9x9 where</text:span></text:p>
          <text:p text:style-name="P78"><text:span text:style-name="T41">open import Data.Nat using (ℕ; _+_; _*_)</text:span></text:p>
          <text:p text:style-name="P78"><text:span text:style-name="T41">open import Data.Nat.Show using (show)</text:span></text:p>
          <text:p text:style-name="P78"><text:span text:style-name="T41">open import Data.String using (String; padLeft; _++_; concat)</text:span></text:p>
          <text:p text:style-name="P78"><text:span text:style-name="T41">open import Data.List using ([]; map; _∷_)</text:span></text:p>
          <text:p text:style-name="P78"><text:span text:style-name="T41">open import Text.Printf using (printf)</text:span></text:p>
          <text:p text:style-name="P78"><text:span text:style-name="T41">open import IO using (Main; run; putStr)</text:span></text:p>
          <text:p text:style-name="P78"><text:span text:style-name="T41">item : ℕ -&gt; ℕ -&gt; String</text:span></text:p>
          <text:p text:style-name="P78"><text:span text:style-name="T41">item j k = printf "%ux%u=%s\t" k j (padLeft ' ' 2 (show (k * j)))</text:span></text:p>
          <text:p text:style-name="P78"><text:span text:style-name="T41">line : ℕ -&gt; ℕ -&gt; String</text:span></text:p>
          <text:p text:style-name="P78"><text:span text:style-name="T41">line i j = concat (map (item j) (i ∷ (i + 1) ∷ (i + 2) ∷ [])) ++ "\n"</text:span></text:p>
          <text:p text:style-name="P78"><text:span text:style-name="T41">block : ℕ -&gt; String</text:span></text:p>
          <text:p text:style-name="P78"><text:span text:style-name="T41">block i = concat (map (line i) (1 ∷ 2 ∷ 3 ∷ 4 ∷ 5 ∷ 6 ∷ 7 ∷ 8 ∷ 9 ∷ [])) ++ "\n"</text:span></text:p>
          <text:p text:style-name="P78"><text:span text:style-name="T41">main : Main</text:span></text:p>
          <text:p text:style-name="P78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82" draw:layer="layout" svg:width="11.2cm" svg:height="11.4cm" svg:x="1.2cm" svg:y="6.8cm">
          <text:p text:style-name="P80"><text:span text:style-name="T42">-- se c mt9x9.e -clean -o mt9x9 &amp;&amp; ./mt9x9</text:span></text:p>
          <text:p text:style-name="P81"><text:span text:style-name="T43"/></text:p>
          <text:p text:style-name="P81"><text:span text:style-name="T44">class MT9X9</text:span></text:p>
          <text:p text:style-name="P81"><text:span text:style-name="T44">create {ANY}</text:span></text:p>
          <text:p text:style-name="P81"><text:span text:style-name="T44"><text:s text:c="4"/></text:span><text:span text:style-name="T44">make</text:span></text:p>
          <text:p text:style-name="P81"><text:span text:style-name="T44">feature {ANY}</text:span></text:p>
          <text:p text:style-name="P81"><text:span text:style-name="T44"><text:s text:c="4"/></text:span><text:span text:style-name="T44">make</text:span></text:p>
          <text:p text:style-name="P81"><text:span text:style-name="T44"><text:s text:c="8"/></text:span><text:span text:style-name="T44">local i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i := 1</text:span></text:p>
          <text:p text:style-name="P81"><text:span text:style-name="T44"><text:s text:c="12"/></text:span><text:span text:style-name="T44">until i &gt; 9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block(i)</text:span></text:p>
          <text:p text:style-name="P81"><text:span text:style-name="T44"><text:s text:c="16"/></text:span><text:span text:style-name="T44">print("%N")</text:span></text:p>
          <text:p text:style-name="P81"><text:span text:style-name="T44"><text:s text:c="16"/></text:span><text:span text:style-name="T44">i := i + 3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<text:s text:c="4"/></text:span><text:span text:style-name="T44">block (i: INTEGER)</text:span></text:p>
          <text:p text:style-name="P81"><text:span text:style-name="T44"><text:s text:c="8"/></text:span><text:span text:style-name="T44">local j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j := 1</text:span></text:p>
          <text:p text:style-name="P81"><text:span text:style-name="T44"><text:s text:c="12"/></text:span><text:span text:style-name="T44">until j &gt; 9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line(i, j)</text:span></text:p>
          <text:p text:style-name="P81"><text:span text:style-name="T44"><text:s text:c="16"/></text:span><text:span text:style-name="T44">io.put_new_line</text:span></text:p>
          <text:p text:style-name="P81"><text:span text:style-name="T44"><text:s text:c="16"/></text:span><text:span text:style-name="T44">j := j + 1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<text:s text:c="4"/></text:span><text:span text:style-name="T44">line (i, j: INTEGER)</text:span></text:p>
          <text:p text:style-name="P81"><text:span text:style-name="T44"><text:s text:c="8"/></text:span><text:span text:style-name="T44">local k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k := i</text:span></text:p>
          <text:p text:style-name="P81"><text:span text:style-name="T44"><text:s text:c="12"/></text:span><text:span text:style-name="T44">until k &gt; i+2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io.put_string(k.out + "x" + j.out + "=")</text:span></text:p>
          <text:p text:style-name="P81"><text:span text:style-name="T44"><text:s text:c="16"/></text:span><text:span text:style-name="T44">io.put_string(if k*j&lt;10 then " " else "" end)</text:span></text:p>
          <text:p text:style-name="P81"><text:span text:style-name="T44"><text:s text:c="16"/></text:span><text:span text:style-name="T44">io.put_string((k*j).out + "%T")</text:span></text:p>
          <text:p text:style-name="P81"><text:span text:style-name="T44"><text:s text:c="16"/></text:span><text:span text:style-name="T44">k := k + 1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3"><text:span text:style-name="T14">% gplc mt9x9.prolog &amp;&amp; ./mt9x9</text:span></text:p>
          <text:p text:style-name="P44"><text:span text:style-name="T27"/></text:p>
          <text:p text:style-name="P44"><text:span text:style-name="T28">:- initialization(main).</text:span></text:p>
          <text:p text:style-name="P44"><text:span text:style-name="T28">item(I,J,K) :-</text:span></text:p>
          <text:p text:style-name="P44"><text:span text:style-name="T28"><text:s text:c="4"/></text:span><text:span text:style-name="T28">K =&lt; I+2 -&gt; (</text:span></text:p>
          <text:p text:style-name="P44"><text:span text:style-name="T28"><text:s text:c="8"/></text:span><text:span text:style-name="T28">format('%dx%d=%2d\t',[K,J,K*J]),</text:span></text:p>
          <text:p text:style-name="P44"><text:span text:style-name="T28"><text:s text:c="8"/></text:span><text:span text:style-name="T28">item(I,J,K+1)</text:span></text:p>
          <text:p text:style-name="P44"><text:span text:style-name="T28"><text:s text:c="4"/></text:span><text:span text:style-name="T28">); format('~n',[]).</text:span></text:p>
          <text:p text:style-name="P44"><text:span text:style-name="T28">line(I,J) :-</text:span></text:p>
          <text:p text:style-name="P44"><text:span text:style-name="T28"><text:s text:c="4"/></text:span><text:span text:style-name="T28">J =&lt; 9 -&gt; (</text:span></text:p>
          <text:p text:style-name="P44"><text:span text:style-name="T28"><text:s text:c="8"/></text:span><text:span text:style-name="T28">item(I,J,I),</text:span></text:p>
          <text:p text:style-name="P44"><text:span text:style-name="T28"><text:s text:c="8"/></text:span><text:span text:style-name="T28">line(I,J+1)</text:span></text:p>
          <text:p text:style-name="P44"><text:span text:style-name="T28"><text:s text:c="4"/></text:span><text:span text:style-name="T28">); nl.</text:span></text:p>
          <text:p text:style-name="P44"><text:span text:style-name="T28">block(I) :-</text:span></text:p>
          <text:p text:style-name="P44"><text:span text:style-name="T28"><text:s text:c="4"/></text:span><text:span text:style-name="T28">I =&lt; 9 -&gt; (</text:span></text:p>
          <text:p text:style-name="P44"><text:span text:style-name="T28"><text:s text:c="8"/></text:span><text:span text:style-name="T28">line(I,1),</text:span></text:p>
          <text:p text:style-name="P44"><text:span text:style-name="T28"><text:s text:c="8"/></text:span><text:span text:style-name="T28">block(I+3)</text:span></text:p>
          <text:p text:style-name="P44"><text:span text:style-name="T28"><text:s text:c="4"/></text:span><text:span text:style-name="T28">); halt.</text:span></text:p>
          <text:p text:style-name="P44"><text:span text:style-name="T28">main :-</text:span></text:p>
          <text:p text:style-name="P44"><text:span text:style-name="T28"><text:s text:c="4"/></text:span><text:span text:style-name="T28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17" draw:text-style-name="P58" draw:layer="layout" svg:width="11.2cm" svg:height="11.4cm" svg:x="1.2cm" svg:y="6.8cm">
          <text:p text:style-name="P22"><text:span text:style-name="T21">% erlc mt9x9.erl &amp;&amp; erl -noshell -s mt9x9 start -s init stop</text:span></text:p>
          <text:p text:style-name="P22"><text:span text:style-name="T22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21">#!/usr/bin/escript</text:span></text:p>
          <text:p text:style-name="P31"><text:span text:style-name="T21">% ./mt9x9.es || escript mt9x9.es</text:span></text:p>
          <text:p text:style-name="P31"><text:span text:style-name="T29"/></text:p>
          <text:p text:style-name="P31"><text:span text:style-name="T26">main(_) -&gt;</text:span></text:p>
          <text:p text:style-name="P31"><text:span text:style-name="T26"><text:s text:c="4"/></text:span><text:span text:style-name="T26">[block(I) || I &lt;- lists:seq(1, 9, 3)].</text:span></text:p>
          <text:p text:style-name="P31"><text:span text:style-name="T26">block(I) -&gt;</text:span></text:p>
          <text:p text:style-name="P31"><text:span text:style-name="T26"><text:s text:c="4"/></text:span><text:span text:style-name="T26">[line(I, J) || J &lt;- lists:seq(1, 9)],</text:span></text:p>
          <text:p text:style-name="P31"><text:span text:style-name="T26"><text:s text:c="4"/></text:span><text:span text:style-name="T26">io:fwrite("~n").</text:span></text:p>
          <text:p text:style-name="P31"><text:span text:style-name="T26">line(I, J) -&gt;</text:span></text:p>
          <text:p text:style-name="P31"><text:span text:style-name="T26"><text:s text:c="4"/></text:span><text:span text:style-name="T26">[io:format("~Bx~B=~2B\t", [K, J, K*J]) || K &lt;- lists:seq(I, I+2)],</text:span></text:p>
          <text:p text:style-name="P31"><text:span text:style-name="T26"><text:s text:c="4"/></text:span><text:span text:style-name="T26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18" draw:text-style-name="P84" draw:layer="layout" svg:width="11.2cm" svg:height="11.4cm" svg:x="1.2cm" svg:y="6.8cm">
          <text:p text:style-name="P83"><text:span text:style-name="T14">// patscc mt9x9.dats -o mt9x9 &amp;&amp; ./mt9x9</text:span></text:p>
          <text:p text:style-name="P83"><text:span text:style-name="T16"/></text:p>
          <text:p text:style-name="P83"><text:span text:style-name="T46">#include "share/atspre_staload.hats"</text:span></text:p>
          <text:p text:style-name="P83"><text:span text:style-name="T46">implement main0() = block(1) where {</text:span></text:p>
          <text:p text:style-name="P83"><text:span text:style-name="T46"><text:s text:c="4"/></text:span><text:span text:style-name="T46">fun item(i: int, j: int, k: int): void =</text:span></text:p>
          <text:p text:style-name="P83"><text:span text:style-name="T46"><text:s text:c="8"/></text:span><text:span text:style-name="T46">if k &lt;= i+2 then (</text:span></text:p>
          <text:p text:style-name="P83"><text:span text:style-name="T46"><text:s text:c="12"/></text:span><text:span text:style-name="T46">print!(k, "x", j, "=",</text:span></text:p>
          <text:p text:style-name="P83"><text:span text:style-name="T46"><text:s text:c="16"/></text:span><text:span text:style-name="T46">(if k*j &lt; 10 then " " else ""): string, k*j, "\t");</text:span></text:p>
          <text:p text:style-name="P83"><text:span text:style-name="T46"><text:s text:c="12"/></text:span><text:span text:style-name="T46">item(i, j, k+1)</text:span></text:p>
          <text:p text:style-name="P83"><text:span text:style-name="T46"><text:s text:c="8"/></text:span><text:span text:style-name="T46">)</text:span></text:p>
          <text:p text:style-name="P83"><text:span text:style-name="T46"><text:s text:c="4"/></text:span><text:span text:style-name="T46">fun line(i: int, j: int): void =</text:span></text:p>
          <text:p text:style-name="P83"><text:span text:style-name="T46"><text:s text:c="8"/></text:span><text:span text:style-name="T46">if j &lt;= 9 then (</text:span></text:p>
          <text:p text:style-name="P83"><text:span text:style-name="T46"><text:s text:c="12"/></text:span><text:span text:style-name="T46">item(i, j, i);</text:span></text:p>
          <text:p text:style-name="P83"><text:span text:style-name="T46"><text:s text:c="12"/></text:span><text:span text:style-name="T46">print("\n");</text:span></text:p>
          <text:p text:style-name="P83"><text:span text:style-name="T46"><text:s text:c="12"/></text:span><text:span text:style-name="T46">line(i, j+1)</text:span></text:p>
          <text:p text:style-name="P83"><text:span text:style-name="T46"><text:s text:c="8"/></text:span><text:span text:style-name="T46">)</text:span></text:p>
          <text:p text:style-name="P83"><text:span text:style-name="T46"><text:s text:c="4"/></text:span><text:span text:style-name="T46">fun block(i: int): void =</text:span></text:p>
          <text:p text:style-name="P83"><text:span text:style-name="T46"><text:s text:c="8"/></text:span><text:span text:style-name="T46">if i &lt;= 9 then (</text:span></text:p>
          <text:p text:style-name="P83"><text:span text:style-name="T46"><text:s text:c="12"/></text:span><text:span text:style-name="T46">line(i, 1);</text:span></text:p>
          <text:p text:style-name="P83"><text:span text:style-name="T46"><text:s text:c="12"/></text:span><text:span text:style-name="T46">print_newline();</text:span></text:p>
          <text:p text:style-name="P83"><text:span text:style-name="T46"><text:s text:c="12"/></text:span><text:span text:style-name="T46">block(i+3)</text:span></text:p>
          <text:p text:style-name="P83"><text:span text:style-name="T46"><text:s text:c="8"/></text:span><text:span text:style-name="T46">)</text:span></text:p>
          <text:p text:style-name="P83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</text:span><text:span text:style-name="T17">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8" draw:text-style-name="P86" draw:layer="layout" svg:width="11.2cm" svg:height="11.4cm" svg:x="1.2cm" svg:y="6.8cm">
          <text:p text:style-name="P85"><text:span text:style-name="T14">// grain mt9x9.gr || grain run mt9x9.gr.wasm</text:span></text:p>
          <text:p text:style-name="P85"><text:span text:style-name="T16"/></text:p>
          <text:p text:style-name="P85"><text:span text:style-name="T15">import File from "sys/file"</text:span></text:p>
          <text:p text:style-name="P85"><text:span text:style-name="T15">import Range from "range"</text:span></text:p>
          <text:p text:style-name="P85"><text:span text:style-name="T15">let item = (j, k) =&gt; {</text:span></text:p>
          <text:p text:style-name="P85"><text:span text:style-name="T15"><text:s text:c="2"/></text:span><text:span text:style-name="T15">File.fdWrite(File.stdout, toString(k) ++ "x")</text:span></text:p>
          <text:p text:style-name="P85"><text:span text:style-name="T15"><text:s text:c="2"/></text:span><text:span text:style-name="T15">File.fdWrite(File.stdout, toString(j) ++ "=")</text:span></text:p>
          <text:p text:style-name="P85"><text:span text:style-name="T15"><text:s text:c="2"/></text:span><text:span text:style-name="T15">if (k*j &lt; 10) {</text:span></text:p>
          <text:p text:style-name="P85"><text:span text:style-name="T15"><text:s text:c="4"/></text:span><text:span text:style-name="T15">File.fdWrite(File.stdout, " " ++ toString(k*j) ++ "\t")</text:span></text:p>
          <text:p text:style-name="P85"><text:span text:style-name="T15"><text:s text:c="2"/></text:span><text:span text:style-name="T15">} else {</text:span></text:p>
          <text:p text:style-name="P85"><text:span text:style-name="T15"><text:s text:c="4"/></text:span><text:span text:style-name="T15">File.fdWrite(File.stdout, toString(k*j) ++ "\t")</text:span></text:p>
          <text:p text:style-name="P85"><text:span text:style-name="T15"><text:s text:c="2"/></text:span><text:span text:style-name="T15">}</text:span></text:p>
          <text:p text:style-name="P85"><text:span text:style-name="T15"><text:s text:c="2"/></text:span><text:span text:style-name="T15">void</text:span></text:p>
          <text:p text:style-name="P85"><text:span text:style-name="T15">}</text:span></text:p>
          <text:p text:style-name="P85"><text:span text:style-name="T15">let line = (i, j) =&gt; {</text:span></text:p>
          <text:p text:style-name="P85"><text:span text:style-name="T15"><text:s text:c="2"/></text:span><text:span text:style-name="T15">Range.forEach(k =&gt; item(j, k), Range.Inclusive(i, i+2))</text:span></text:p>
          <text:p text:style-name="P85"><text:span text:style-name="T15"><text:s text:c="2"/></text:span><text:span text:style-name="T15">print("")</text:span></text:p>
          <text:p text:style-name="P85"><text:span text:style-name="T15">}</text:span></text:p>
          <text:p text:style-name="P85"><text:span text:style-name="T15">let block = (i) =&gt; {</text:span></text:p>
          <text:p text:style-name="P85"><text:span text:style-name="T15"><text:s text:c="2"/></text:span><text:span text:style-name="T15">Range.forEach(j =&gt; line(i*3+1, j), Range.Inclusive(1, 9))</text:span></text:p>
          <text:p text:style-name="P85"><text:span text:style-name="T15"><text:s text:c="2"/></text:span><text:span text:style-name="T15">print("")</text:span></text:p>
          <text:p text:style-name="P85"><text:span text:style-name="T15">}</text:span></text:p>
          <text:p text:style-name="P85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8" draw:layer="layout" svg:width="11.2cm" svg:height="11.4cm" svg:x="13.154cm" svg:y="6.8cm">
          <text:p text:style-name="P87"><text:span text:style-name="T21">#!/usr/bin/roc</text:span></text:p>
          <text:p text:style-name="P87"><text:span text:style-name="T21"># ./mt9x9.roc || roc mt9x9.roc</text:span></text:p>
          <text:p text:style-name="P87"><text:span text:style-name="T22"/></text:p>
          <text:p text:style-name="P87"><text:span text:style-name="T26">app [main] { pf: platform "https://github.com/roc-lang/ \</text:span></text:p>
          <text:p text:style-name="P87"><text:span text:style-name="T26"><text:s text:c="4"/></text:span><text:span text:style-name="T26">basic-cli/releases/download/0.10.0/ \</text:span></text:p>
          <text:p text:style-name="P87"><text:span text:style-name="T26"><text:s text:c="4"/></text:span><text:span text:style-name="T26">vNe6s9hWzoTZtFmNkvEICPErI9ptji_ySjicO6CkucY.tar.br" }</text:span></text:p>
          <text:p text:style-name="P87"><text:span text:style-name="T26">import pf.Stdout</text:span></text:p>
          <text:p text:style-name="P87"><text:span text:style-name="T26">import pf.Task exposing [loop]</text:span></text:p>
          <text:p text:style-name="P87"><text:span text:style-name="T26">main =</text:span></text:p>
          <text:p text:style-name="P87"><text:span text:style-name="T26"><text:s text:c="4"/></text:span><text:span text:style-name="T26">loop! { i: 1, j: 0, k: 0 } block</text:span></text:p>
          <text:p text:style-name="P87"><text:span text:style-name="T26">block = \s -&gt;</text:span></text:p>
          <text:p text:style-name="P87"><text:span text:style-name="T26"><text:s text:c="4"/></text:span><text:span text:style-name="T26">if s.i &lt;= 9 then</text:span></text:p>
          <text:p text:style-name="P87"><text:span text:style-name="T26"><text:s text:c="8"/></text:span><text:span text:style-name="T26">loop! { i: s.i, j: 1, k: 0 } line</text:span></text:p>
          <text:p text:style-name="P87"><text:span text:style-name="T26"><text:s text:c="8"/></text:span><text:span text:style-name="T26">Task.ok (Step { i: s.i + 3, j: s.j, k: s.k })</text:span></text:p>
          <text:p text:style-name="P87"><text:span text:style-name="T26"><text:s text:c="4"/></text:span><text:span text:style-name="T26">else</text:span></text:p>
          <text:p text:style-name="P87"><text:span text:style-name="T26"><text:s text:c="8"/></text:span><text:span text:style-name="T26">Task.ok (Done {})</text:span></text:p>
          <text:p text:style-name="P87"><text:span text:style-name="T26">line = \s -&gt;</text:span></text:p>
          <text:p text:style-name="P87"><text:span text:style-name="T26"><text:s text:c="4"/></text:span><text:span text:style-name="T26">if s.j &lt;= 9 then</text:span></text:p>
          <text:p text:style-name="P87"><text:span text:style-name="T26"><text:s text:c="8"/></text:span><text:span text:style-name="T26">loop! { i: s.i, j: s.j, k: s.i } item</text:span></text:p>
          <text:p text:style-name="P87"><text:span text:style-name="T26"><text:s text:c="8"/></text:span><text:span text:style-name="T26">Task.ok (Step { i: s.i, j: s.j + 1, k: s.k })</text:span></text:p>
          <text:p text:style-name="P87"><text:span text:style-name="T26"><text:s text:c="4"/></text:span><text:span text:style-name="T26">else</text:span></text:p>
          <text:p text:style-name="P87"><text:span text:style-name="T26"><text:s text:c="8"/></text:span><text:span text:style-name="T26">Stdout.line! ""</text:span></text:p>
          <text:p text:style-name="P87"><text:span text:style-name="T26"><text:s text:c="8"/></text:span><text:span text:style-name="T26">Task.ok (Done {})</text:span></text:p>
          <text:p text:style-name="P87"><text:span text:style-name="T26">item = \s -&gt;</text:span></text:p>
          <text:p text:style-name="P87"><text:span text:style-name="T26"><text:s text:c="4"/></text:span><text:span text:style-name="T26">if s.k &lt;= s.i + 2 then</text:span></text:p>
          <text:p text:style-name="P87"><text:span text:style-name="T26"><text:s text:c="8"/></text:span><text:span text:style-name="T26">Stdout.write! "$(Num.toStr s.k)x$(Num.toStr s.j)="</text:span></text:p>
          <text:p text:style-name="P87"><text:span text:style-name="T26"><text:s text:c="8"/></text:span><text:span text:style-name="T26">Stdout.write! "$(if (s.k * s.j) &lt; 10 then " " else "")"</text:span></text:p>
          <text:p text:style-name="P87"><text:span text:style-name="T26"><text:s text:c="8"/></text:span><text:span text:style-name="T26">Stdout.write! "$(Num.toStr (s.k * s.j))\t"</text:span></text:p>
          <text:p text:style-name="P87"><text:span text:style-name="T26"><text:s text:c="8"/></text:span><text:span text:style-name="T26">Task.ok (Step { i: s.i, j: s.j, k: s.k + 1 })</text:span></text:p>
          <text:p text:style-name="P87"><text:span text:style-name="T26"><text:s text:c="4"/></text:span><text:span text:style-name="T26">else</text:span></text:p>
          <text:p text:style-name="P87"><text:span text:style-name="T26"><text:s text:c="8"/></text:span><text:span text:style-name="T26">Stdout.write! "\n"</text:span></text:p>
          <text:p text:style-name="P87"><text:span text:style-name="T26"><text:s text:c="8"/></text:span><text:span text:style-name="T26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</text:span><text:span text:style-name="T17">L</text:span></text:p>
          </draw:text-box>
        </draw:frame>
        <draw:custom-shape draw:style-name="gr8" draw:text-style-name="P86" draw:layer="layout" svg:width="11.2cm" svg:height="11.4cm" svg:x="13.15cm" svg:y="6.8cm">
          <text:p text:style-name="P85"><text:span text:style-name="T14">~~ cognac mt9x9.cog -run</text:span></text:p>
          <text:p text:style-name="P85"><text:span text:style-name="T18"/></text:p>
          <text:p text:style-name="P85"><text:span text:style-name="T15">Def Item (</text:span></text:p>
          <text:p text:style-name="P85"><text:span text:style-name="T15"><text:s text:c="4"/></text:span><text:span text:style-name="T15">Let J;</text:span></text:p>
          <text:p text:style-name="P85"><text:span text:style-name="T15"><text:s text:c="4"/></text:span><text:span text:style-name="T15">Let K;</text:span></text:p>
          <text:p text:style-name="P85"><text:span text:style-name="T15"><text:s text:c="4"/></text:span><text:span text:style-name="T15">Puts (K"x"J"=");</text:span></text:p>
          <text:p text:style-name="P85"><text:span text:style-name="T15"><text:s text:c="4"/></text:span><text:span text:style-name="T15">Put If &lt; 10 * K J then " " else "";</text:span></text:p>
          <text:p text:style-name="P85"><text:span text:style-name="T15"><text:s text:c="4"/></text:span><text:span text:style-name="T15">Puts (* K J"\t")</text:span></text:p>
          <text:p text:style-name="P85"><text:span text:style-name="T15">);</text:span></text:p>
          <text:p text:style-name="P85"><text:span text:style-name="T15">Def Line (</text:span></text:p>
          <text:p text:style-name="P85"><text:span text:style-name="T15"><text:s text:c="4"/></text:span><text:span text:style-name="T15">Let I;</text:span></text:p>
          <text:p text:style-name="P85"><text:span text:style-name="T15"><text:s text:c="4"/></text:span><text:span text:style-name="T15">Let J;</text:span></text:p>
          <text:p text:style-name="P85"><text:span text:style-name="T15"><text:s text:c="4"/></text:span><text:span text:style-name="T15">Map (Item J) Range I + I 3;</text:span></text:p>
          <text:p text:style-name="P85"><text:span text:style-name="T15"><text:s text:c="4"/></text:span><text:span text:style-name="T15">Drop;</text:span></text:p>
          <text:p text:style-name="P85"><text:span text:style-name="T15"><text:s text:c="4"/></text:span><text:span text:style-name="T15">Print ""</text:span></text:p>
          <text:p text:style-name="P85"><text:span text:style-name="T15">); </text:span></text:p>
          <text:p text:style-name="P85"><text:span text:style-name="T15">Def Block (</text:span></text:p>
          <text:p text:style-name="P85"><text:span text:style-name="T15"><text:s text:c="4"/></text:span><text:span text:style-name="T15">Let I as block number;</text:span></text:p>
          <text:p text:style-name="P85"><text:span text:style-name="T15"><text:s text:c="4"/></text:span><text:span text:style-name="T15">Map (Line I) over Range 1 to 10;</text:span></text:p>
          <text:p text:style-name="P85"><text:span text:style-name="T15"><text:s text:c="4"/></text:span><text:span text:style-name="T15">Drop;</text:span></text:p>
          <text:p text:style-name="P85"><text:span text:style-name="T15"><text:s text:c="4"/></text:span><text:span text:style-name="T15">Print ""</text:span></text:p>
          <text:p text:style-name="P85"><text:span text:style-name="T15">);</text:span></text:p>
          <text:p text:style-name="P85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.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lobster mt9x9.lobster</text:span></text:p>
          <text:p text:style-name="P50"><text:span text:style-name="T27"/></text:p>
          <text:p text:style-name="P50"><text:span text:style-name="T28">for([1, 4, 7]) i:</text:span></text:p>
          <text:p text:style-name="P50"><text:span text:style-name="T28"><text:s text:c="4"/></text:span><text:span text:style-name="T28">for(9) J:</text:span></text:p>
          <text:p text:style-name="P50"><text:span text:style-name="T28"><text:s text:c="8"/></text:span><text:span text:style-name="T28">let j = J + 1</text:span></text:p>
          <text:p text:style-name="P50"><text:span text:style-name="T28"><text:s text:c="8"/></text:span><text:span text:style-name="T28">var s = ""</text:span></text:p>
          <text:p text:style-name="P50"><text:span text:style-name="T28"><text:s text:c="8"/></text:span><text:span text:style-name="T28">for([i, i+1, i+2]) k:</text:span></text:p>
          <text:p text:style-name="P50"><text:span text:style-name="T28"><text:s text:c="12"/></text:span><text:span text:style-name="T28">s += "{k}x{j}={if k*j&lt;10: " " else: ""}{k*j}\t"</text:span></text:p>
          <text:p text:style-name="P50"><text:span text:style-name="T28"><text:s text:c="8"/></text:span><text:span text:style-name="T28">print s</text:span></text:p>
          <text:p text:style-name="P50"><text:span text:style-name="T28"><text:s text:c="4"/></text:span><text:span text:style-name="T28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0" draw:layer="layout" svg:width="11.2cm" svg:height="11.4cm" svg:x="13.151cm" svg:y="6.8cm">
          <text:p text:style-name="P89"><text:span text:style-name="T14">#!/usr/bin/dao</text:span></text:p>
          <text:p text:style-name="P89"><text:span text:style-name="T14"># ./mt9x9.dao || dao mt9x9.dao</text:span></text:p>
          <text:p text:style-name="P89"><text:span text:style-name="T27"/></text:p>
          <text:p text:style-name="P89"><text:span text:style-name="T28">for(var i = 1:3:10) {</text:span></text:p>
          <text:p text:style-name="P89"><text:span text:style-name="T28"><text:s text:c="4"/></text:span><text:span text:style-name="T28">for(var j = 1:10) {</text:span></text:p>
          <text:p text:style-name="P89"><text:span text:style-name="T28"><text:s text:c="8"/></text:span><text:span text:style-name="T28">for(var k in {i, i+1, i+2})</text:span></text:p>
          <text:p text:style-name="P89"><text:span text:style-name="T28"><text:s text:c="12"/></text:span><text:span text:style-name="T28">io.writef("%dx%d=%2d\t", k, j, k*j)</text:span></text:p>
          <text:p text:style-name="P89"><text:span text:style-name="T28"><text:s text:c="8"/></text:span><text:span text:style-name="T28">io.write("\n")</text:span></text:p>
          <text:p text:style-name="P89"><text:span text:style-name="T28"><text:s text:c="4"/></text:span><text:span text:style-name="T28">}</text:span></text:p>
          <text:p text:style-name="P89"><text:span text:style-name="T28"><text:s text:c="4"/></text:span><text:span text:style-name="T28">io.writeln()</text:span></text:p>
          <text:p text:style-name="P8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19" draw:text-style-name="P24" draw:layer="layout" svg:width="5.1cm" svg:height="1.759cm" svg:x="4.7cm" svg:y="4.801cm">
          <draw:text-box>
            <text:p text:style-name="P23"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covscript</text:span></text:p>
          <text:p text:style-name="P50"><text:span text:style-name="T14"># ./mt9x9.csc || covscript mt9x9.csc</text:span></text:p>
          <text:p text:style-name="P50"><text:span text:style-name="T27"/></text:p>
          <text:p text:style-name="P50"><text:span text:style-name="T28">foreach i in {1, 4, 7}</text:span></text:p>
          <text:p text:style-name="P50"><text:span text:style-name="T28"><text:s text:c="4"/></text:span><text:span text:style-name="T28">foreach j in range(1, 10)</text:span></text:p>
          <text:p text:style-name="P50"><text:span text:style-name="T28"><text:s text:c="8"/></text:span><text:span text:style-name="T28">for k = i, k &lt;= i+2, k++</text:span></text:p>
          <text:p text:style-name="P50"><text:span text:style-name="T28"><text:s text:c="12"/></text:span><text:span text:style-name="T28">system.out.print(to_string(k)+"x"+to_string(j)+"=")</text:span></text:p>
          <text:p text:style-name="P50"><text:span text:style-name="T28"><text:s text:c="12"/></text:span><text:span text:style-name="T28">system.out.print(k*j &lt; 10 ? " " : "")</text:span></text:p>
          <text:p text:style-name="P50"><text:span text:style-name="T28"><text:s text:c="12"/></text:span><text:span text:style-name="T28">system.out.print(to_string(k*j)+"\t")</text:span></text:p>
          <text:p text:style-name="P50"><text:span text:style-name="T28"><text:s text:c="8"/></text:span><text:span text:style-name="T28">end</text:span></text:p>
          <text:p text:style-name="P50"><text:span text:style-name="T28"><text:s text:c="8"/></text:span><text:span text:style-name="T28">system.out.print("\n")</text:span></text:p>
          <text:p text:style-name="P50"><text:span text:style-name="T28"><text:s text:c="4"/></text:span><text:span text:style-name="T28">end</text:span></text:p>
          <text:p text:style-name="P50"><text:span text:style-name="T28"><text:s text:c="4"/></text:span><text:span text:style-name="T28">system.out.println("")</text:span></text:p>
          <text:p text:style-name="P50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2" draw:layer="layout" svg:width="11.2cm" svg:height="11.4cm" svg:x="13.151cm" svg:y="6.8cm">
          <text:p text:style-name="P91"><text:span text:style-name="T14">#!/usr/bin/duck</text:span></text:p>
          <text:p text:style-name="P91"><text:span text:style-name="T14"># ./mt9x9.ds || duck mt9x9.ds</text:span></text:p>
          <text:p text:style-name="P91"><text:span text:style-name="T27"/></text:p>
          <text:p text:style-name="P91"><text:span text:style-name="T28">I = array 1 4 7</text:span></text:p>
          <text:p text:style-name="P91"><text:span text:style-name="T28">for i in ${I}</text:span></text:p>
          <text:p text:style-name="P91"><text:span text:style-name="T28"><text:s text:c="4"/></text:span><text:span text:style-name="T28">J = range 1 10</text:span></text:p>
          <text:p text:style-name="P91"><text:span text:style-name="T28"><text:s text:c="4"/></text:span><text:span text:style-name="T28">for j in ${J}</text:span></text:p>
          <text:p text:style-name="P91"><text:span text:style-name="T28"><text:s text:c="8"/></text:span><text:span text:style-name="T28">K = range 0 3</text:span></text:p>
          <text:p text:style-name="P91"><text:span text:style-name="T28"><text:s text:c="8"/></text:span><text:span text:style-name="T28">for k in ${K}</text:span></text:p>
          <text:p text:style-name="P91"><text:span text:style-name="T28"><text:s text:c="12"/></text:span><text:span text:style-name="T28">k = calc ${i}+${k}</text:span></text:p>
          <text:p text:style-name="P91"><text:span text:style-name="T28"><text:s text:c="12"/></text:span><text:span text:style-name="T28">s = calc ${k}*${j}</text:span></text:p>
          <text:p text:style-name="P91"><text:span text:style-name="T28"><text:s text:c="12"/></text:span><text:span text:style-name="T28">print ${k}x${j}=</text:span></text:p>
          <text:p text:style-name="P91"><text:span text:style-name="T28"><text:s text:c="12"/></text:span><text:span text:style-name="T28">if less_than ${s} 10</text:span></text:p>
          <text:p text:style-name="P91"><text:span text:style-name="T28"><text:s text:c="16"/></text:span><text:span text:style-name="T28">print " "</text:span></text:p>
          <text:p text:style-name="P91"><text:span text:style-name="T28"><text:s text:c="12"/></text:span><text:span text:style-name="T28">end</text:span></text:p>
          <text:p text:style-name="P91"><text:span text:style-name="T28"><text:s text:c="12"/></text:span><text:span text:style-name="T28">print ${s}\t</text:span></text:p>
          <text:p text:style-name="P91"><text:span text:style-name="T28"><text:s text:c="8"/></text:span><text:span text:style-name="T28">end</text:span></text:p>
          <text:p text:style-name="P91"><text:span text:style-name="T28"><text:s text:c="8"/></text:span><text:span text:style-name="T28">print \n</text:span></text:p>
          <text:p text:style-name="P91"><text:span text:style-name="T28"><text:s text:c="4"/></text:span><text:span text:style-name="T28">end</text:span></text:p>
          <text:p text:style-name="P91"><text:span text:style-name="T28"><text:s text:c="4"/></text:span><text:span text:style-name="T28">echo</text:span></text:p>
          <text:p text:style-name="P91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2cm" svg:height="1.759cm" svg:x="15.5cm" svg:y="4.8cm">
          <draw:text-box>
            <text:p><text:span text:style-name="T17">DuckSc</text:span><text:span text:style-name="T17">ript</text:span></text:p>
          </draw:text-box>
        </draw:frame>
        <draw:frame draw:style-name="gr20" draw:text-style-name="P24" draw:layer="layout" svg:width="10.6cm" svg:height="1.759cm" svg:x="1.7cm" svg:y="4.801cm">
          <draw:text-box>
            <text:p text:style-name="P23"><text:span text:style-name="T17">Covaria</text:span><text:span text:style-name="T17">nt </text:span><text:span text:style-name="T17">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94" draw:layer="layout" svg:width="11.2cm" svg:height="11.4cm" svg:x="1.2cm" svg:y="6.8cm">
          <text:p text:style-name="P93"><text:span text:style-name="T14">// chpl mt9x9.chpl &amp;&amp; ./mt9x9</text:span></text:p>
          <text:p text:style-name="P93"><text:span text:style-name="T16"/></text:p>
          <text:p text:style-name="P93"><text:span text:style-name="T28">for i in 1..9 by 3 {</text:span></text:p>
          <text:p text:style-name="P93"><text:span text:style-name="T28"><text:s text:c="4"/></text:span><text:span text:style-name="T28">for j in 1..9 {</text:span></text:p>
          <text:p text:style-name="P93"><text:span text:style-name="T28"><text:s text:c="8"/></text:span><text:span text:style-name="T28">for k in [i, i+1, i+2] {</text:span></text:p>
          <text:p text:style-name="P93"><text:span text:style-name="T28"><text:s text:c="12"/></text:span><text:span text:style-name="T28">writef("%{#}x%{#}=%{##}\t", k, j, k*j);</text:span></text:p>
          <text:p text:style-name="P93"><text:span text:style-name="T28"><text:s text:c="8"/></text:span><text:span text:style-name="T28">}</text:span></text:p>
          <text:p text:style-name="P93"><text:span text:style-name="T28"><text:s text:c="8"/></text:span><text:span text:style-name="T28">write('\n');</text:span></text:p>
          <text:p text:style-name="P93"><text:span text:style-name="T28"><text:s text:c="4"/></text:span><text:span text:style-name="T28">}</text:span></text:p>
          <text:p text:style-name="P93"><text:span text:style-name="T28"><text:s text:c="4"/></text:span><text:span text:style-name="T28">writeln();</text:span></text:p>
          <text:p text:style-name="P93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8" draw:text-style-name="P30" draw:layer="layout" svg:width="11.2cm" svg:height="11.4cm" svg:x="1.2cm" svg:y="6.8cm">
          <text:p text:style-name="P29"><text:span text:style-name="T24">(* mathicsscript mt9x9.wl *)</text:span></text:p>
          <text:p text:style-name="P29"><text:span text:style-name="T35"/></text:p>
          <text:p text:style-name="P29"><text:span text:style-name="T25">For[ i = 1, i &lt;= 9, i += 3,</text:span></text:p>
          <text:p text:style-name="P29"><text:span text:style-name="T25"><text:s text:c="4"/></text:span><text:span text:style-name="T25">For[ j = 1, j &lt;= 9, j++,</text:span></text:p>
          <text:p text:style-name="P29"><text:span text:style-name="T25"><text:s text:c="8"/></text:span><text:span text:style-name="T25">For[ k = i, k &lt;= i+2, k++,</text:span></text:p>
          <text:p text:style-name="P29"><text:span text:style-name="T25"><text:s text:c="12"/></text:span><text:span text:style-name="T25">WriteString[ OutputStream[ "stdout", 1 ], k, "x", j, "=" ];</text:span></text:p>
          <text:p text:style-name="P29"><text:span text:style-name="T25"><text:s text:c="12"/></text:span><text:span text:style-name="T25">WriteString[ OutputStream[ "stdout", 1 ], If[ k*j &lt; 10, " ", "" ] ];</text:span></text:p>
          <text:p text:style-name="P29"><text:span text:style-name="T25"><text:s text:c="12"/></text:span><text:span text:style-name="T25">WriteString[ OutputStream[ "stdout", 1 ], k*j, "\t" ];</text:span></text:p>
          <text:p text:style-name="P29"><text:span text:style-name="T25"><text:s text:c="8"/></text:span><text:span text:style-name="T25">];</text:span></text:p>
          <text:p text:style-name="P29"><text:span text:style-name="T25"><text:s text:c="8"/></text:span><text:span text:style-name="T25">WriteString[ OutputStream[ "stdout", 1 ], "\n" ];</text:span></text:p>
          <text:p text:style-name="P29"><text:span text:style-name="T25"><text:s text:c="4"/></text:span><text:span text:style-name="T25">];</text:span></text:p>
          <text:p text:style-name="P29"><text:span text:style-name="T25"><text:s text:c="4"/></text:span><text:span text:style-name="T25">If[ i &lt; 7, Print[ "" ] ];</text:span></text:p>
          <text:p text:style-name="P29"><text:span text:style-name="T2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</text:span><text:span text:style-name="T17">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</text:span><text:span text:style-name="T17">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ampl</text:span></text:p>
          <text:p text:style-name="P27"><text:span text:style-name="T21"># ./mt9x9.run || ampl mt9x9.run</text:span></text:p>
          <text:p text:style-name="P27"><text:span text:style-name="T38"/></text:p>
          <text:p text:style-name="P27"><text:span text:style-name="T28">for {i in 1 .. 9 by 3} {</text:span></text:p>
          <text:p text:style-name="P27"><text:span text:style-name="T28"><text:s text:c="4"/></text:span><text:span text:style-name="T28">for {j in 1 .. 9} {</text:span></text:p>
          <text:p text:style-name="P27"><text:span text:style-name="T28"><text:s text:c="8"/></text:span><text:span text:style-name="T28">for {k in {i, i+1, i+2}} {</text:span></text:p>
          <text:p text:style-name="P27"><text:span text:style-name="T28"><text:s text:c="12"/></text:span><text:span text:style-name="T28">printf "%dx%d=%2d\t", k, j, k*j;</text:span></text:p>
          <text:p text:style-name="P27"><text:span text:style-name="T28"><text:s text:c="8"/></text:span><text:span text:style-name="T28">}</text:span></text:p>
          <text:p text:style-name="P27"><text:span text:style-name="T28"><text:s text:c="8"/></text:span><text:span text:style-name="T28">printf "\n";</text:span></text:p>
          <text:p text:style-name="P27"><text:span text:style-name="T28"><text:s text:c="4"/></text:span><text:span text:style-name="T28">}</text:span></text:p>
          <text:p text:style-name="P27"><text:span text:style-name="T28"><text:s text:c="4"/></text:span><text:span text:style-name="T28">printf "\n";</text:span></text:p>
          <text:p text:style-name="P2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8">pro mt9x9</text:span></text:p>
          <text:p text:style-name="P22"><text:span text:style-name="T28"><text:s text:c="4"/></text:span><text:span text:style-name="T28">for i = 1, 9, 3 do begin</text:span></text:p>
          <text:p text:style-name="P22"><text:span text:style-name="T28"><text:s text:c="8"/></text:span><text:span text:style-name="T28">for j = 1, 9 do begin</text:span></text:p>
          <text:p text:style-name="P22"><text:span text:style-name="T28"><text:s text:c="12"/></text:span><text:span text:style-name="T28">for k = i, i+2 do begin <text:s text:c="10"/></text:span></text:p>
          <text:p text:style-name="P22"><text:span text:style-name="T28"><text:s text:c="16"/></text:span><text:span text:style-name="T28">print, k,"x",j,"=",k*j,string(9b), $</text:span></text:p>
          <text:p text:style-name="P22"><text:span text:style-name="T28"><text:s text:c="20"/></text:span><text:span text:style-name="T28">format='($,I1,A,I1,A,I2,A)'</text:span></text:p>
          <text:p text:style-name="P22"><text:span text:style-name="T28"><text:s text:c="12"/></text:span><text:span text:style-name="T28">endfor</text:span></text:p>
          <text:p text:style-name="P22"><text:span text:style-name="T28"><text:s text:c="12"/></text:span><text:span text:style-name="T28">print, string(10b), format='($,A)'</text:span></text:p>
          <text:p text:style-name="P22"><text:span text:style-name="T28"><text:s text:c="8"/></text:span><text:span text:style-name="T28">endfor</text:span></text:p>
          <text:p text:style-name="P22"><text:span text:style-name="T28"><text:s text:c="8"/></text:span><text:span text:style-name="T28">print</text:span></text:p>
          <text:p text:style-name="P22"><text:span text:style-name="T28"><text:s text:c="4"/></text:span><text:span text:style-name="T28">endfor</text:span></text:p>
          <text:p text:style-name="P22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96" draw:layer="layout" svg:width="11.2cm" svg:height="11.4cm" svg:x="1.2cm" svg:y="6.8cm">
          <text:p text:style-name="P95"><text:span text:style-name="T31">* pspp mt9x9.sps</text:span></text:p>
          <text:p text:style-name="P95"><text:span text:style-name="T47"/></text:p>
          <text:p text:style-name="P95"><text:span text:style-name="T33">NEW FILE.</text:span></text:p>
          <text:p text:style-name="P95"><text:span text:style-name="T33">INPUT PROGRAM.</text:span></text:p>
          <text:p text:style-name="P95"><text:span text:style-name="T33"><text:s text:c="4"/></text:span><text:span text:style-name="T33">STRING #s #s0 TO #s2 (A6).</text:span></text:p>
          <text:p text:style-name="P95"><text:span text:style-name="T33"><text:s text:c="4"/></text:span><text:span text:style-name="T33">LOOP #i = 1 TO 9 BY 3.</text:span></text:p>
          <text:p text:style-name="P95"><text:span text:style-name="T33"><text:s text:c="8"/></text:span><text:span text:style-name="T33">LOOP #j = 1 TO 9.</text:span></text:p>
          <text:p text:style-name="P95"><text:span text:style-name="T33"><text:s text:c="12"/></text:span><text:span text:style-name="T33">LOOP #k = #i TO #i+2.</text:span></text:p>
          <text:p text:style-name="P95"><text:span text:style-name="T33"><text:s text:c="16"/></text:span><text:span text:style-name="T33">COMPUTE #s = CONCAT(STRING(#k,F1),"x",STRING(#j,F1),"=",STRING(#k*#j,F2)).</text:span></text:p>
          <text:p text:style-name="P95"><text:span text:style-name="T33"><text:s text:c="16"/></text:span><text:span text:style-name="T33">IF(#k = #i) #s0 = #s.</text:span></text:p>
          <text:p text:style-name="P95"><text:span text:style-name="T33"><text:s text:c="16"/></text:span><text:span text:style-name="T33">IF(#k = #i+1) #s1 = #s.</text:span></text:p>
          <text:p text:style-name="P95"><text:span text:style-name="T33"><text:s text:c="16"/></text:span><text:span text:style-name="T33">IF(#k = #i+2) #s2 = #s.</text:span></text:p>
          <text:p text:style-name="P95"><text:span text:style-name="T33"><text:s text:c="12"/></text:span><text:span text:style-name="T33">END LOOP.</text:span></text:p>
          <text:p text:style-name="P95"><text:span text:style-name="T33"><text:s text:c="12"/></text:span><text:span text:style-name="T33">PRINT / #s0(A6) " <text:s/>" #s1(A6) " <text:s/>" #s2(A6).</text:span></text:p>
          <text:p text:style-name="P95"><text:span text:style-name="T33"><text:s text:c="8"/></text:span><text:span text:style-name="T33">END LOOP.</text:span></text:p>
          <text:p text:style-name="P95"><text:span text:style-name="T33"><text:s text:c="8"/></text:span><text:span text:style-name="T33">PRINT.</text:span></text:p>
          <text:p text:style-name="P95"><text:span text:style-name="T33"><text:s text:c="4"/></text:span><text:span text:style-name="T33">END LOOP.</text:span></text:p>
          <text:p text:style-name="P95"><text:span text:style-name="T33"><text:s text:c="4"/></text:span><text:span text:style-name="T33">WRITE.</text:span></text:p>
          <text:p text:style-name="P95"><text:span text:style-name="T33"><text:s text:c="4"/></text:span><text:span text:style-name="T33">END FILE.</text:span></text:p>
          <text:p text:style-name="P95"><text:span text:style-name="T33">END INPUT PROGRAM.</text:span></text:p>
          <text:p text:style-name="P95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8">i = 1</text:span></text:p>
          <text:p text:style-name="P22"><text:span text:style-name="T28">for (i &lt;= 9) {</text:span></text:p>
          <text:p text:style-name="P22"><text:span text:style-name="T28"><text:s text:c="4"/></text:span><text:span text:style-name="T28">foreach j in 1..9 {</text:span></text:p>
          <text:p text:style-name="P22"><text:span text:style-name="T28"><text:s text:c="8"/></text:span><text:span text:style-name="T28">foreach k in [i, i+1, i+2] {</text:span></text:p>
          <text:p text:style-name="P22"><text:span text:style-name="T28"><text:s text:c="12"/></text:span><text:span text:style-name="T28">printf("%dx%d=%2d\t", k, j, k*j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uts("\n"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puts("\n")</text:span></text:p>
          <text:p text:style-name="P22"><text:span text:style-name="T28"><text:s text:c="4"/></text:span><text:span text:style-name="T28">i += 3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4cm" svg:y="6.8cm">
          <text:p text:style-name="P52"><text:span text:style-name="T14">// clox mt9x9.lox</text:span></text:p>
          <text:p text:style-name="P52"><text:span text:style-name="T18"/></text:p>
          <text:p text:style-name="P52"><text:span text:style-name="T18">for (var i = 1; i &lt;= 9; i = i + 3) {</text:span></text:p>
          <text:p text:style-name="P52"><text:span text:style-name="T18"><text:s text:c="4"/></text:span><text:span text:style-name="T18">for (var j = 1; j &lt;= 9; j = j + 1) {</text:span></text:p>
          <text:p text:style-name="P52"><text:span text:style-name="T18"><text:s text:c="8"/></text:span><text:span text:style-name="T18">var s = "";</text:span></text:p>
          <text:p text:style-name="P52"><text:span text:style-name="T18"><text:s text:c="8"/></text:span><text:span text:style-name="T18">for (var k = i; k &lt;= i+2; k = k + 1) {</text:span></text:p>
          <text:p text:style-name="P52"><text:span text:style-name="T18"><text:s text:c="12"/></text:span><text:span text:style-name="T18">s = s + chr(k+48) + "x" + chr(j+48) + "=";</text:span></text:p>
          <text:p text:style-name="P52"><text:span text:style-name="T18"><text:s text:c="12"/></text:span><text:span text:style-name="T18">if (k*j &lt; 10) {</text:span></text:p>
          <text:p text:style-name="P52"><text:span text:style-name="T18"><text:s text:c="16"/></text:span><text:span text:style-name="T18">s = s + " " + chr(k*j+48);</text:span></text:p>
          <text:p text:style-name="P52"><text:span text:style-name="T18"><text:s text:c="12"/></text:span><text:span text:style-name="T18">} else {</text:span></text:p>
          <text:p text:style-name="P52"><text:span text:style-name="T18"><text:s text:c="16"/></text:span><text:span text:style-name="T18">var d = 1;</text:span></text:p>
          <text:p text:style-name="P52"><text:span text:style-name="T18"><text:s text:c="16"/></text:span><text:span text:style-name="T18">while (k*j &gt;= (d+1)*10) {</text:span></text:p>
          <text:p text:style-name="P52"><text:span text:style-name="T18"><text:s text:c="20"/></text:span><text:span text:style-name="T18">d = d + 1;</text:span></text:p>
          <text:p text:style-name="P52"><text:span text:style-name="T18"><text:s text:c="16"/></text:span><text:span text:style-name="T18">}</text:span></text:p>
          <text:p text:style-name="P52"><text:span text:style-name="T18"><text:s text:c="16"/></text:span><text:span text:style-name="T18">s = s + chr(d+48) + chr(k*j-d*10+48);</text:span></text:p>
          <text:p text:style-name="P52"><text:span text:style-name="T18"><text:s text:c="12"/></text:span><text:span text:style-name="T18">}</text:span></text:p>
          <text:p text:style-name="P52"><text:span text:style-name="T18"><text:s text:c="12"/></text:span><text:span text:style-name="T18">s = s + chr(9);</text:span></text:p>
          <text:p text:style-name="P52"><text:span text:style-name="T18"><text:s text:c="8"/></text:span><text:span text:style-name="T18">}</text:span></text:p>
          <text:p text:style-name="P52"><text:span text:style-name="T18"><text:s text:c="8"/></text:span><text:span text:style-name="T18">print s;</text:span></text:p>
          <text:p text:style-name="P52"><text:span text:style-name="T18"><text:s text:c="4"/></text:span><text:span text:style-name="T18">}</text:span></text:p>
          <text:p text:style-name="P52"><text:span text:style-name="T18"><text:s text:c="4"/></text:span><text:span text:style-name="T18">print "";</text:span></text:p>
          <text:p text:style-name="P52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4cm" svg:y="4.8cm">
          <draw:text-box>
            <text:p><text:span text:style-name="T17">Lox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98" draw:layer="layout" svg:width="11.2cm" svg:height="11.4cm" svg:x="1.2cm" svg:y="6.8cm">
          <text:p text:style-name="P97"><text:span text:style-name="T14">#!/usr/bin/sunder-run</text:span></text:p>
          <text:p text:style-name="P97"><text:span text:style-name="T14"># sunder-compile -o mt9x9 mt9x9.sunder &amp;&amp; ./mt9x9</text:span></text:p>
          <text:p text:style-name="P97"><text:span text:style-name="T14"># || sunder-run mt9x9.sunder</text:span></text:p>
          <text:p text:style-name="P97"><text:span text:style-name="T16"/></text:p>
          <text:p text:style-name="P97"><text:span text:style-name="T28">import "std";</text:span></text:p>
          <text:p text:style-name="P97"><text:span text:style-name="T28">func main() void {</text:span></text:p>
          <text:p text:style-name="P97"><text:span text:style-name="T28"><text:s text:c="4"/></text:span><text:span text:style-name="T28">var i = 1u;</text:span></text:p>
          <text:p text:style-name="P97"><text:span text:style-name="T28"><text:s text:c="4"/></text:span><text:span text:style-name="T28">for i &lt; 10 {</text:span></text:p>
          <text:p text:style-name="P97"><text:span text:style-name="T28"><text:s text:c="8"/></text:span><text:span text:style-name="T28">for j in 1:10 {</text:span></text:p>
          <text:p text:style-name="P97"><text:span text:style-name="T28"><text:s text:c="12"/></text:span><text:span text:style-name="T28">for K in 3 {</text:span></text:p>
          <text:p text:style-name="P97"><text:span text:style-name="T28"><text:s text:c="16"/></text:span><text:span text:style-name="T28">var k = i + K;</text:span></text:p>
          <text:p text:style-name="P97"><text:span text:style-name="T28"><text:s text:c="16"/></text:span><text:span text:style-name="T28">var s = k * j;</text:span></text:p>
          <text:p text:style-name="P97"><text:span text:style-name="T28"><text:s text:c="16"/></text:span><text:span text:style-name="T28">var ss = "";</text:span></text:p>
          <text:p text:style-name="P97"><text:span text:style-name="T28"><text:s text:c="16"/></text:span><text:span text:style-name="T28">if s &lt; 10 { ss = " "; }</text:span></text:p>
          <text:p text:style-name="P97"><text:span text:style-name="T28"><text:s text:c="16"/></text:span><text:span text:style-name="T28">std::print_format(std::out(), "{}x{}={}{}\t",</text:span></text:p>
          <text:p text:style-name="P97"><text:span text:style-name="T28"><text:s text:c="20"/></text:span><text:span text:style-name="T28">(:[]std::formatter)[</text:span></text:p>
          <text:p text:style-name="P97"><text:span text:style-name="T28"><text:s text:c="24"/></text:span><text:span text:style-name="T28">std::formatter::init[[usize]](&amp;k),</text:span></text:p>
          <text:p text:style-name="P97"><text:span text:style-name="T28"><text:s text:c="24"/></text:span><text:span text:style-name="T28">std::formatter::init[[usize]](&amp;j),</text:span></text:p>
          <text:p text:style-name="P97"><text:span text:style-name="T28"><text:s text:c="24"/></text:span><text:span text:style-name="T28">std::formatter::init[[[]byte]](&amp;ss),</text:span></text:p>
          <text:p text:style-name="P97"><text:span text:style-name="T28"><text:s text:c="24"/></text:span><text:span text:style-name="T28">std::formatter::init[[usize]](&amp;s)]);</text:span></text:p>
          <text:p text:style-name="P97"><text:span text:style-name="T28"><text:s text:c="12"/></text:span><text:span text:style-name="T28">}</text:span></text:p>
          <text:p text:style-name="P97"><text:span text:style-name="T28"><text:s text:c="8"/></text:span><text:span text:style-name="T28">std::print(std::out(), "\n");</text:span></text:p>
          <text:p text:style-name="P97"><text:span text:style-name="T28"><text:s text:c="8"/></text:span><text:span text:style-name="T28">}</text:span></text:p>
          <text:p text:style-name="P97"><text:span text:style-name="T28"><text:s text:c="4"/></text:span><text:span text:style-name="T28">std::print_line(std::out(), "");</text:span></text:p>
          <text:p text:style-name="P97"><text:span text:style-name="T28"><text:s text:c="4"/></text:span><text:span text:style-name="T28">i += 3;</text:span></text:p>
          <text:p text:style-name="P97"><text:span text:style-name="T28"><text:s text:c="4"/></text:span><text:span text:style-name="T28">}</text:span></text:p>
          <text:p text:style-name="P9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4cm" svg:y="6.8cm">
          <text:p text:style-name="P33"><text:span text:style-name="T14">; hspcmp mt9x9.hsp &amp;&amp; hsp3cl mt9x9.ax</text:span></text:p>
          <text:p text:style-name="P33"><text:span text:style-name="T18"/></text:p>
          <text:p text:style-name="P33"><text:span text:style-name="T18">#include "hsp3cl.as"</text:span></text:p>
          <text:p text:style-name="P33"><text:span text:style-name="T18">i=1</text:span></text:p>
          <text:p text:style-name="P33"><text:span text:style-name="T18">repeat 3</text:span></text:p>
          <text:p text:style-name="P33"><text:span text:style-name="T18"><text:s text:c="4"/></text:span><text:span text:style-name="T18">j=1</text:span></text:p>
          <text:p text:style-name="P33"><text:span text:style-name="T18"><text:s text:c="4"/></text:span><text:span text:style-name="T18">repeat 9</text:span></text:p>
          <text:p text:style-name="P33"><text:span text:style-name="T18"><text:s text:c="8"/></text:span><text:span text:style-name="T18">s=""</text:span></text:p>
          <text:p text:style-name="P33"><text:span text:style-name="T18"><text:s text:c="8"/></text:span><text:span text:style-name="T18">k=i</text:span></text:p>
          <text:p text:style-name="P33"><text:span text:style-name="T18"><text:s text:c="8"/></text:span><text:span text:style-name="T18">repeat 3</text:span></text:p>
          <text:p text:style-name="P33"><text:span text:style-name="T18"><text:s text:c="12"/></text:span><text:span text:style-name="T18">s+=strf("%dx%d=%2d\t",k,j,k*j)</text:span></text:p>
          <text:p text:style-name="P33"><text:span text:style-name="T18"><text:s text:c="12"/></text:span><text:span text:style-name="T18">k++</text:span></text:p>
          <text:p text:style-name="P33"><text:span text:style-name="T18"><text:s text:c="8"/></text:span><text:span text:style-name="T18">loop</text:span></text:p>
          <text:p text:style-name="P33"><text:span text:style-name="T18"><text:s text:c="8"/></text:span><text:span text:style-name="T18">mes s</text:span></text:p>
          <text:p text:style-name="P33"><text:span text:style-name="T18"><text:s text:c="8"/></text:span><text:span text:style-name="T18">j++</text:span></text:p>
          <text:p text:style-name="P33"><text:span text:style-name="T18"><text:s text:c="4"/></text:span><text:span text:style-name="T18">loop</text:span></text:p>
          <text:p text:style-name="P33"><text:span text:style-name="T18"><text:s text:c="4"/></text:span><text:span text:style-name="T18">mes</text:span></text:p>
          <text:p text:style-name="P33"><text:span text:style-name="T18"><text:s text:c="4"/></text:span><text:span text:style-name="T18">i+=3</text:span></text:p>
          <text:p text:style-name="P33"><text:span text:style-name="T18">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HSP</text:span></text:p>
          </draw:text-box>
        </draw:frame>
        <draw:frame draw:style-name="gr7" draw:text-style-name="P19" draw:layer="layout" svg:width="4.9cm" svg:height="1.759cm" svg:x="4.9cm" svg:y="4.801cm">
          <draw:text-box>
            <text:p><text:span text:style-name="T17">Sund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00" draw:layer="layout" svg:width="11.2cm" svg:height="11.4cm" svg:x="1.2cm" svg:y="6.8cm">
          <text:p text:style-name="P99"><text:span text:style-name="T14">// ursa mt9x9.ursa</text:span></text:p>
          <text:p text:style-name="P99"><text:span text:style-name="T16"/></text:p>
          <text:p text:style-name="P99"><text:span text:style-name="T28">let write = process.stdout.write</text:span></text:p>
          <text:p text:style-name="P99"><text:span text:style-name="T28">var i = 1</text:span></text:p>
          <text:p text:style-name="P99"><text:span text:style-name="T28">loop {</text:span></text:p>
          <text:p text:style-name="P99"><text:span text:style-name="T28"><text:s text:c="4"/></text:span><text:span text:style-name="T28">for J in range(9) {</text:span></text:p>
          <text:p text:style-name="P99"><text:span text:style-name="T28"><text:s text:c="8"/></text:span><text:span text:style-name="T28">let j = J+1</text:span></text:p>
          <text:p text:style-name="P99"><text:span text:style-name="T28"><text:s text:c="8"/></text:span><text:span text:style-name="T28">for k in [i, i+1, i+2].iter() {</text:span></text:p>
          <text:p text:style-name="P99"><text:span text:style-name="T28"><text:s text:c="12"/></text:span><text:span text:style-name="T28">write(k.toString())</text:span></text:p>
          <text:p text:style-name="P99"><text:span text:style-name="T28"><text:s text:c="12"/></text:span><text:span text:style-name="T28">write("x")</text:span></text:p>
          <text:p text:style-name="P99"><text:span text:style-name="T28"><text:s text:c="12"/></text:span><text:span text:style-name="T28">write(j.toString())</text:span></text:p>
          <text:p text:style-name="P99"><text:span text:style-name="T28"><text:s text:c="12"/></text:span><text:span text:style-name="T28">write("=")</text:span></text:p>
          <text:p text:style-name="P99"><text:span text:style-name="T28"><text:s text:c="12"/></text:span><text:span text:style-name="T28">if (k*j &lt; 10) { write(" ") }</text:span></text:p>
          <text:p text:style-name="P99"><text:span text:style-name="T28"><text:s text:c="12"/></text:span><text:span text:style-name="T28">write((k*j).toString())</text:span></text:p>
          <text:p text:style-name="P99"><text:span text:style-name="T28"><text:s text:c="12"/></text:span><text:span text:style-name="T28">write("\t")</text:span></text:p>
          <text:p text:style-name="P99"><text:span text:style-name="T28"><text:s text:c="8"/></text:span><text:span text:style-name="T28">}</text:span></text:p>
          <text:p text:style-name="P99"><text:span text:style-name="T28"><text:s text:c="8"/></text:span><text:span text:style-name="T28">write("\n")</text:span></text:p>
          <text:p text:style-name="P99"><text:span text:style-name="T28"><text:s text:c="4"/></text:span><text:span text:style-name="T28">}</text:span></text:p>
          <text:p text:style-name="P99"><text:span text:style-name="T28"><text:s text:c="4"/></text:span><text:span text:style-name="T28">print()</text:span></text:p>
          <text:p text:style-name="P99"><text:span text:style-name="T28"><text:s text:c="4"/></text:span><text:span text:style-name="T28">i := i + 3</text:span></text:p>
          <text:p text:style-name="P99"><text:span text:style-name="T28"><text:s text:c="4"/></text:span><text:span text:style-name="T28">if (i &gt; 9) { break }</text:span></text:p>
          <text:p text:style-name="P9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.3cm" svg:height="1.759cm" svg:x="5.5cm" svg:y="4.801cm">
          <draw:text-box>
            <text:p><text:span text:style-name="T17">Urs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.</text:span></text:p>
          </draw:text-box>
        </draw:frame>
        <draw:custom-shape draw:style-name="gr6" draw:text-style-name="P58" draw:layer="layout" svg:width="11.2cm" svg:height="11.4cm" svg:x="1.2cm" svg:y="6.8cm">
          <text:p text:style-name="P22"><text:span text:style-name="T14">#!/usr/bin/arturo</text:span></text:p>
          <text:p text:style-name="P22"><text:span text:style-name="T14">; ./mt9x9.art || arturo mt9x9.art</text:span></text:p>
          <text:p text:style-name="P22"><text:span text:style-name="T16"/></text:p>
          <text:p text:style-name="P22"><text:span text:style-name="T28">loop 1..9 .step:3 [i] [</text:span></text:p>
          <text:p text:style-name="P22"><text:span text:style-name="T28"><text:s text:c="4"/></text:span><text:span text:style-name="T28">loop 1..9 [j] [</text:span></text:p>
          <text:p text:style-name="P22"><text:span text:style-name="T28"><text:s text:c="8"/></text:span><text:span text:style-name="T28">loop @[i i+1 i+2] [k] [</text:span></text:p>
          <text:p text:style-name="P22"><text:span text:style-name="T28"><text:s text:c="12"/></text:span><text:span text:style-name="T28">prints ~"|k|x|j|="</text:span></text:p>
          <text:p text:style-name="P22"><text:span text:style-name="T28"><text:s text:c="12"/></text:span><text:span text:style-name="T28">prints (to :string .format:"2d" k*j)++"\t"</text:span></text:p>
          <text:p text:style-name="P22"><text:span text:style-name="T28"><text:s text:c="8"/></text:span><text:span text:style-name="T28">]</text:span></text:p>
          <text:p text:style-name="P22"><text:span text:style-name="T28"><text:s text:c="8"/></text:span><text:span text:style-name="T28">prints "\n"</text:span></text:p>
          <text:p text:style-name="P22"><text:span text:style-name="T28"><text:s text:c="4"/></text:span><text:span text:style-name="T28">]</text:span></text:p>
          <text:p text:style-name="P22"><text:span text:style-name="T28"><text:s text:c="4"/></text:span><text:span text:style-name="T28">print ""</text:span></text:p>
          <text:p text:style-name="P22"><text:span text:style-name="T28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vim --cmd 'source mt9x9.vim'</text:span></text:p>
          <text:p text:style-name="P17"><text:span text:style-name="T18"/></text:p>
          <text:p text:style-name="P17"><text:span text:style-name="T18">for i in range(1, 9, 3)</text:span></text:p>
          <text:p text:style-name="P17"><text:span text:style-name="T18"><text:s text:c="4"/></text:span><text:span text:style-name="T18">for j in range(1, 9)</text:span></text:p>
          <text:p text:style-name="P17"><text:span text:style-name="T18"><text:s text:c="8"/></text:span><text:span text:style-name="T18">for k in [i, i + 1, i + 2]</text:span></text:p>
          <text:p text:style-name="P17"><text:span text:style-name="T18"><text:s text:c="12"/></text:span><text:span text:style-name="T18">echon k'x'j'='k * j &lt; 10 ? ' ' : ''k * j"\t"</text:span></text:p>
          <text:p text:style-name="P17"><text:span text:style-name="T18"><text:s text:c="8"/></text:span><text:span text:style-name="T18">endfor</text:span></text:p>
          <text:p text:style-name="P17"><text:span text:style-name="T18"><text:s text:c="8"/></text:span><text:span text:style-name="T18">echon "\n"</text:span></text:p>
          <text:p text:style-name="P17"><text:span text:style-name="T18"><text:s text:c="4"/></text:span><text:span text:style-name="T18">endfor</text:span></text:p>
          <text:p text:style-name="P17"><text:span text:style-name="T18"><text:s text:c="4"/></text:span><text:span text:style-name="T18">echo ""</text:span></text:p>
          <text:p text:style-name="P17"><text:span text:style-name="T18">endfor</text:span></text:p>
          <text:p text:style-name="P17"><text:span text:style-name="T18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Vimscri</text:span><text:span text:style-name="T17">pt</text:span></text:p>
          </draw:text-box>
        </draw:frame>
        <draw:frame draw:style-name="gr7" draw:text-style-name="P19" draw:layer="layout" svg:width="4.5cm" svg:height="1.759cm" svg:x="5.3cm" svg:y="4.801cm">
          <draw:text-box>
            <text:p><text:span text:style-name="T17">Artur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02" draw:layer="layout" svg:width="11.2cm" svg:height="11.4cm" svg:x="13.154cm" svg:y="6.8cm">
          <text:p text:style-name="P101"><text:span text:style-name="T14"/></text:p>
          <text:p text:style-name="P101"><text:span text:style-name="T14">-- ghdl -c mt9x9.vhd -e mt9x9 &amp;&amp; ./mt9x9</text:span></text:p>
          <text:p text:style-name="P101"><text:span text:style-name="T18"/></text:p>
          <text:p text:style-name="P101"><text:span text:style-name="T18">LIBRARY std;</text:span></text:p>
          <text:p text:style-name="P101"><text:span text:style-name="T18">USE std.TEXTIO.all;</text:span></text:p>
          <text:p text:style-name="P101"><text:span text:style-name="T18">entity mt9x9 is</text:span></text:p>
          <text:p text:style-name="P101"><text:span text:style-name="T18">end mt9x9;</text:span></text:p>
          <text:p text:style-name="P101"><text:span text:style-name="T18">architecture mt9x9 of mt9x9 is</text:span></text:p>
          <text:p text:style-name="P101"><text:span text:style-name="T18">begin</text:span></text:p>
          <text:p text:style-name="P101"><text:span text:style-name="T18"><text:s text:c="4"/></text:span><text:span text:style-name="T18">process</text:span></text:p>
          <text:p text:style-name="P101"><text:span text:style-name="T18"><text:s text:c="8"/></text:span><text:span text:style-name="T18">variable i, j, k: integer;</text:span></text:p>
          <text:p text:style-name="P101"><text:span text:style-name="T18"><text:s text:c="8"/></text:span><text:span text:style-name="T18">variable s: line;</text:span></text:p>
          <text:p text:style-name="P101"><text:span text:style-name="T18"><text:s text:c="4"/></text:span><text:span text:style-name="T18">begin</text:span></text:p>
          <text:p text:style-name="P101"><text:span text:style-name="T18"><text:s text:c="8"/></text:span><text:span text:style-name="T18">for i in 1 to 9 loop</text:span></text:p>
          <text:p text:style-name="P101"><text:span text:style-name="T18"><text:s text:c="12"/></text:span><text:span text:style-name="T18">next when i mod 3 /= 1;</text:span></text:p>
          <text:p text:style-name="P101"><text:span text:style-name="T18"><text:s text:c="12"/></text:span><text:span text:style-name="T18">for j in 1 to 9 loop</text:span></text:p>
          <text:p text:style-name="P101"><text:span text:style-name="T18"><text:s text:c="16"/></text:span><text:span text:style-name="T18">for k in i to i+2 loop</text:span></text:p>
          <text:p text:style-name="P101"><text:span text:style-name="T18"><text:s text:c="20"/></text:span><text:span text:style-name="T18">write(s, k);</text:span></text:p>
          <text:p text:style-name="P101"><text:span text:style-name="T18"><text:s text:c="20"/></text:span><text:span text:style-name="T18">write(s, 'x');</text:span></text:p>
          <text:p text:style-name="P101"><text:span text:style-name="T18"><text:s text:c="20"/></text:span><text:span text:style-name="T18">write(s, j);</text:span></text:p>
          <text:p text:style-name="P101"><text:span text:style-name="T18"><text:s text:c="20"/></text:span><text:span text:style-name="T18">write(s, '=');</text:span></text:p>
          <text:p text:style-name="P101"><text:span text:style-name="T18"><text:s text:c="20"/></text:span><text:span text:style-name="T18">write(s, k*j, right, 2);</text:span></text:p>
          <text:p text:style-name="P101"><text:span text:style-name="T18"><text:s text:c="20"/></text:span><text:span text:style-name="T18">write(s, character'val(9));</text:span></text:p>
          <text:p text:style-name="P101"><text:span text:style-name="T18"><text:s text:c="16"/></text:span><text:span text:style-name="T18">end loop;</text:span></text:p>
          <text:p text:style-name="P101"><text:span text:style-name="T18"><text:s text:c="16"/></text:span><text:span text:style-name="T18">writeline(OUTPUT, s);</text:span></text:p>
          <text:p text:style-name="P101"><text:span text:style-name="T18"><text:s text:c="12"/></text:span><text:span text:style-name="T18">end loop;</text:span></text:p>
          <text:p text:style-name="P101"><text:span text:style-name="T18"><text:s text:c="12"/></text:span><text:span text:style-name="T18">write(s, character'val(0));</text:span></text:p>
          <text:p text:style-name="P101"><text:span text:style-name="T18"><text:s text:c="12"/></text:span><text:span text:style-name="T18">writeline(OUTPUT, s);</text:span></text:p>
          <text:p text:style-name="P101"><text:span text:style-name="T18"><text:s text:c="8"/></text:span><text:span text:style-name="T18">end loop;</text:span></text:p>
          <text:p text:style-name="P101"><text:span text:style-name="T18"><text:s text:c="8"/></text:span><text:span text:style-name="T18">wait;</text:span></text:p>
          <text:p text:style-name="P101"><text:span text:style-name="T18"><text:s text:c="4"/></text:span><text:span text:style-name="T18">end process;</text:span></text:p>
          <text:p text:style-name="P101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mumps</text:span></text:p>
          <text:p text:style-name="P27"><text:span text:style-name="T21">; ./mt9x9.mps || mumps mt9x9.mps</text:span></text:p>
          <text:p text:style-name="P27"><text:span text:style-name="T38"/></text:p>
          <text:p text:style-name="P27"><text:span text:style-name="T28">mt9x9</text:span></text:p>
          <text:p text:style-name="P27"><text:span text:style-name="T28"><text:s/></text:span><text:span text:style-name="T28">for i=1:3:9 do</text:span></text:p>
          <text:p text:style-name="P27"><text:span text:style-name="T28"><text:s/></text:span><text:span text:style-name="T28">. for j=1:1:9 do</text:span></text:p>
          <text:p text:style-name="P27"><text:span text:style-name="T28"><text:s/></text:span><text:span text:style-name="T28">.. for k=i,i+1,i+2 do</text:span></text:p>
          <text:p text:style-name="P27"><text:span text:style-name="T28"><text:s/></text:span><text:span text:style-name="T28">... write k,"x",j,"=",$justify(k*j,2),$char(9)</text:span></text:p>
          <text:p text:style-name="P27"><text:span text:style-name="T28"><text:s/></text:span><text:span text:style-name="T28">.. write $char(10)</text:span></text:p>
          <text:p text:style-name="P27"><text:span text:style-name="T28"><text:s/></text:span><text:span text:style-name="T28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3cm" svg:y="4.8cm">
          <draw:text-box>
            <text:p><text:span text:style-name="T17">Daslang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3 || python3 mt9x9.py3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</text:span><text:span text:style-name="T13">Code.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nek</text:span></text:p>
          <text:p text:style-name="P17"><text:span text:style-name="T14"># ./mt9x9.py || snek mt9x9.py</text:span></text:p>
          <text:p text:style-name="P17"><text:span text:style-name="T18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"%dx%d=" % (k, j), end='')</text:span></text:p>
          <text:p text:style-name="P17"><text:span text:style-name="T15"><text:s text:c="12"/></text:span><text:span text:style-name="T15">if k*j &lt; 10: print(" ", end='')</text:span></text:p>
          <text:p text:style-name="P17"><text:span text:style-name="T15"><text:s text:c="12"/></text:span><text:span text:style-name="T15">print(k*j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3.6cm" svg:height="1.759cm" svg:x="5.6cm" svg:y="4.801cm">
          <draw:text-box>
            <text:p><text:span text:style-name="T17">Sne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7" draw:layer="layout" svg:width="23.8cm" svg:height="1.677cm" svg:x="1cm" svg:y="1.458cm" presentation:class="title" presentation:user-transformed="true">
          <draw:text-box>
            <text:p text:style-name="P23"><text:span text:style-name="T13">Code to </text:span><text:span text:style-name="T13">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\: zoem -i mt9x9</text:span></text:p>
          <text:p text:style-name="P52"><text:span text:style-name="T18"/></text:p>
          <text:p text:style-name="P52"><text:span text:style-name="T15">\set{i}{1}</text:span></text:p>
          <text:p text:style-name="P52"><text:span text:style-name="T15">\while{\let{\i &lt;= 9}}{</text:span></text:p>
          <text:p text:style-name="P52"><text:span text:style-name="T15"><text:s text:c="4"/></text:span><text:span text:style-name="T15">\set{j}{1}</text:span></text:p>
          <text:p text:style-name="P52"><text:span text:style-name="T15"><text:s text:c="4"/></text:span><text:span text:style-name="T15">\while{\let{\j &lt;= 9}}{</text:span></text:p>
          <text:p text:style-name="P52"><text:span text:style-name="T15"><text:s text:c="8"/></text:span><text:span text:style-name="T15">\set{k}{\i}</text:span></text:p>
          <text:p text:style-name="P52"><text:span text:style-name="T15"><text:s text:c="8"/></text:span><text:span text:style-name="T15">\set{K}{0}</text:span></text:p>
          <text:p text:style-name="P52"><text:span text:style-name="T15"><text:s text:c="8"/></text:span><text:span text:style-name="T15">\while{\let{\K &lt;= 2}}{</text:span></text:p>
          <text:p text:style-name="P52"><text:span text:style-name="T15"><text:s text:c="12"/></text:span><text:span text:style-name="T15">\setx{k}{\let{\i + \K}}</text:span></text:p>
          <text:p text:style-name="P52"><text:span text:style-name="T15"><text:s text:c="12"/></text:span><text:span text:style-name="T15">\write{-}{txt}{\k\,x\j\,=}</text:span></text:p>
          <text:p text:style-name="P52"><text:span text:style-name="T15"><text:s text:c="12"/></text:span><text:span text:style-name="T15">\set{s}{\let{\k * \j}}</text:span></text:p>
          <text:p text:style-name="P52"><text:span text:style-name="T15"><text:s text:c="12"/></text:span><text:span text:style-name="T15">\if{\let{\s &lt; 10}}{\write{-}{txt}{ }}{}</text:span></text:p>
          <text:p text:style-name="P52"><text:span text:style-name="T15"><text:s text:c="12"/></text:span><text:span text:style-name="T15">\write{-}{txt}{\s <text:s/>}</text:span></text:p>
          <text:p text:style-name="P52"><text:span text:style-name="T15"><text:s text:c="12"/></text:span><text:span text:style-name="T15">\setx{K}{\let{\K + 1}}</text:span></text:p>
          <text:p text:style-name="P52"><text:span text:style-name="T15"><text:s text:c="8"/></text:span><text:span text:style-name="T15">}</text:span></text:p>
          <text:p text:style-name="P52"><text:span text:style-name="T15"><text:s text:c="8"/></text:span><text:span text:style-name="T15">\write{-}{txt}{\|}</text:span></text:p>
          <text:p text:style-name="P52"><text:span text:style-name="T15"><text:s text:c="8"/></text:span><text:span text:style-name="T15">\setx{j}{\let{\j + 1}}</text:span></text:p>
          <text:p text:style-name="P52"><text:span text:style-name="T15"><text:s text:c="4"/></text:span><text:span text:style-name="T15">}</text:span></text:p>
          <text:p text:style-name="P52"><text:span text:style-name="T15"><text:s text:c="4"/></text:span><text:span text:style-name="T15">\write{-}{txt}{\|}</text:span></text:p>
          <text:p text:style-name="P52"><text:span text:style-name="T15"><text:s text:c="4"/></text:span><text:span text:style-name="T15">\setx{i}{\let{\i + 3}}</text:span></text:p>
          <text:p text:style-name="P5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104" draw:layer="layout" svg:width="11.2cm" svg:height="11.4cm" svg:x="13.15cm" svg:y="6.8cm">
          <text:p text:style-name="P103"><text:span text:style-name="T24">-- sqlite3 &lt; mt9x9.sql</text:span></text:p>
          <text:p text:style-name="P103"><text:span text:style-name="T35"/></text:p>
          <text:p text:style-name="P103"><text:span text:style-name="T25">.mode tabs</text:span></text:p>
          <text:p text:style-name="P103"><text:span text:style-name="T25">CREATE TABLE t(j INT, i INT);</text:span></text:p>
          <text:p text:style-name="P103"><text:span text:style-name="T25">WITH RECURSIVE </text:span></text:p>
          <text:p text:style-name="P103"><text:span text:style-name="T25"><text:s text:c="2"/></text:span><text:span text:style-name="T25">for(j) AS (VALUES(1) UNION ALL SELECT j+1 FROM for WHERE j &lt; 9)</text:span></text:p>
          <text:p text:style-name="P103"><text:span text:style-name="T25">INSERT INTO t SELECT j, 1 FROM for;</text:span></text:p>
          <text:p text:style-name="P103"><text:span text:style-name="T25">SELECT i||'x'||j||'='||SUBSTR(' '||(i*j),-2,2),</text:span></text:p>
          <text:p text:style-name="P103"><text:span text:style-name="T25"><text:s text:c="7"/></text:span><text:span text:style-name="T25">(i+1)||'x'||j||'='||SUBSTR(' '||((i+1)*j),-2,2),</text:span></text:p>
          <text:p text:style-name="P103"><text:span text:style-name="T25"><text:s text:c="7"/></text:span><text:span text:style-name="T25">(i+2)||'x'||j||'='||SUBSTR(' '||((i+2)*j),-2,2) FROM t;</text:span></text:p>
          <text:p text:style-name="P103"><text:span text:style-name="T25">SELECT '';</text:span></text:p>
          <text:p text:style-name="P103"><text:span text:style-name="T25">UPDATE t SET i = i + 3;</text:span></text:p>
          <text:p text:style-name="P103"><text:span text:style-name="T25">SELECT i||'x'||j||'='||SUBSTR(' '||(i*j),-2,2),</text:span></text:p>
          <text:p text:style-name="P103"><text:span text:style-name="T25"><text:s text:c="7"/></text:span><text:span text:style-name="T25">(i+1)||'x'||j||'='||SUBSTR(' '||((i+1)*j),-2,2),</text:span></text:p>
          <text:p text:style-name="P103"><text:span text:style-name="T25"><text:s text:c="7"/></text:span><text:span text:style-name="T25">(i+2)||'x'||j||'='||SUBSTR(' '||((i+2)*j),-2,2) FROM t;</text:span></text:p>
          <text:p text:style-name="P103"><text:span text:style-name="T25">SELECT '';</text:span></text:p>
          <text:p text:style-name="P103"><text:span text:style-name="T25">UPDATE t SET i = i + 3;</text:span></text:p>
          <text:p text:style-name="P103"><text:span text:style-name="T25">SELECT i||'x'||j||'='||SUBSTR(' '||(i*j),-2,2),</text:span></text:p>
          <text:p text:style-name="P103"><text:span text:style-name="T25"><text:s text:c="7"/></text:span><text:span text:style-name="T25">(i+1)||'x'||j||'='||SUBSTR(' '||((i+1)*j),-2,2),</text:span></text:p>
          <text:p text:style-name="P103"><text:span text:style-name="T25"><text:s text:c="7"/></text:span><text:span text:style-name="T25">(i+2)||'x'||j||'='||SUBSTR(' '||((i+2)*j),-2,2) FROM t;</text:span></text:p>
          <text:p text:style-name="P103"><text:span text:style-name="T25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8" presentation:class="page"/>
          <draw:frame presentation:style-name="pr5" draw:text-style-name="P10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82" draw:layer="layout" svg:width="11.2cm" svg:height="11.4cm" svg:x="1.2cm" svg:y="6.8cm">
          <text:p text:style-name="P80"><text:span text:style-name="T21">*&gt; cobc -Fx mt9x9.cob &amp;&amp; ./mt9x9 || cobc -Fxj mt9x9.cob</text:span></text:p>
          <text:p text:style-name="P80"><text:span text:style-name="T38"/></text:p>
          <text:p text:style-name="P80"><text:span text:style-name="T23">identification division.</text:span></text:p>
          <text:p text:style-name="P80"><text:span text:style-name="T23">program-id. mt9x9.</text:span></text:p>
          <text:p text:style-name="P80"><text:span text:style-name="T23">data division.</text:span></text:p>
          <text:p text:style-name="P80"><text:span text:style-name="T23">working-storage section.</text:span></text:p>
          <text:p text:style-name="P80"><text:span text:style-name="T23">01 i pic 9.</text:span></text:p>
          <text:p text:style-name="P80"><text:span text:style-name="T23">01 j pic 9.</text:span></text:p>
          <text:p text:style-name="P80"><text:span text:style-name="T23">01 k pic 9.</text:span></text:p>
          <text:p text:style-name="P80"><text:span text:style-name="T23">01 l pic 9.</text:span></text:p>
          <text:p text:style-name="P80"><text:span text:style-name="T23">01 kj pic z9.</text:span></text:p>
          <text:p text:style-name="P80"><text:span text:style-name="T23">procedure division.</text:span></text:p>
          <text:p text:style-name="P80"><text:span text:style-name="T23">perform varying i from 0 by 3 until i greater than 8</text:span></text:p>
          <text:p text:style-name="P80"><text:span text:style-name="T23"><text:s text:c="4"/></text:span><text:span text:style-name="T23">perform with test after varying j from 1 by 1 until j equal 9</text:span></text:p>
          <text:p text:style-name="P80"><text:span text:style-name="T23"><text:s text:c="8"/></text:span><text:span text:style-name="T23">perform varying l from 1 by 1 until l greater than 3</text:span></text:p>
          <text:p text:style-name="P80"><text:span text:style-name="T23"><text:s text:c="12"/></text:span><text:span text:style-name="T23">add i l giving k</text:span></text:p>
          <text:p text:style-name="P80"><text:span text:style-name="T23"><text:s text:c="12"/></text:span><text:span text:style-name="T23">multiply k by j giving kj</text:span></text:p>
          <text:p text:style-name="P80"><text:span text:style-name="T23"><text:s text:c="12"/></text:span><text:span text:style-name="T23">display k "x" j "=" kj x"09" with no advancing</text:span></text:p>
          <text:p text:style-name="P80"><text:span text:style-name="T23"><text:s text:c="8"/></text:span><text:span text:style-name="T23">end-perform</text:span></text:p>
          <text:p text:style-name="P80"><text:span text:style-name="T23"><text:s text:c="8"/></text:span><text:span text:style-name="T23">display x"0a" with no advancing</text:span></text:p>
          <text:p text:style-name="P80"><text:span text:style-name="T23"><text:s text:c="4"/></text:span><text:span text:style-name="T23">end-perform</text:span></text:p>
          <text:p text:style-name="P80"><text:span text:style-name="T23"><text:s text:c="4"/></text:span><text:span text:style-name="T23">display x"00"</text:span></text:p>
          <text:p text:style-name="P80"><text:span text:style-name="T23">end-perform</text:span></text:p>
          <text:p text:style-name="P80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107" draw:layer="layout" svg:width="11.2cm" svg:height="11.4cm" svg:x="13.15cm" svg:y="6.8cm">
          <text:p text:style-name="P106"><text:span text:style-name="T48">bloop mt9x9.bloop &lt;&lt;&lt; 'MT9X9[].'</text:span></text:p>
          <text:p text:style-name="P106"><text:span text:style-name="T36"/></text:p>
          <text:p text:style-name="P106"><text:span text:style-name="T25">DEFINE PROCEDURE ''MT9X9'' [N]:</text:span></text:p>
          <text:p text:style-name="P106"><text:span text:style-name="T25">BLOCK 0: BEGIN</text:span></text:p>
          <text:p text:style-name="P106"><text:span text:style-name="T25"><text:s text:c="4"/></text:span><text:span text:style-name="T25">CELL(0) &lt;= 1;</text:span></text:p>
          <text:p text:style-name="P106"><text:span text:style-name="T25"><text:s text:c="4"/></text:span><text:span text:style-name="T25">LOOP 3 TIMES:</text:span></text:p>
          <text:p text:style-name="P106"><text:span text:style-name="T25"><text:s text:c="4"/></text:span><text:span text:style-name="T25">BLOCK 1: BEGIN</text:span></text:p>
          <text:p text:style-name="P106"><text:span text:style-name="T25"><text:s text:c="8"/></text:span><text:span text:style-name="T25">CELL(1) &lt;= 1;</text:span></text:p>
          <text:p text:style-name="P106"><text:span text:style-name="T25"><text:s text:c="8"/></text:span><text:span text:style-name="T25">LOOP 9 TIMES:</text:span></text:p>
          <text:p text:style-name="P106"><text:span text:style-name="T25"><text:s text:c="8"/></text:span><text:span text:style-name="T25">BLOCK 2: BEGIN</text:span></text:p>
          <text:p text:style-name="P106"><text:span text:style-name="T25"><text:s text:c="12"/></text:span><text:span text:style-name="T25">CELL(2) &lt;= CELL(0);</text:span></text:p>
          <text:p text:style-name="P106"><text:span text:style-name="T25"><text:s text:c="12"/></text:span><text:span text:style-name="T25">LOOP 3 TIMES:</text:span></text:p>
          <text:p text:style-name="P106"><text:span text:style-name="T25"><text:s text:c="12"/></text:span><text:span text:style-name="T25">BLOCK 3: BEGIN</text:span></text:p>
          <text:p text:style-name="P106"><text:span text:style-name="T25"><text:s text:c="16"/></text:span><text:span text:style-name="T25">PRINT [CELL(2), 'x', CELL(1), '='];</text:span></text:p>
          <text:p text:style-name="P106"><text:span text:style-name="T25"><text:s text:c="16"/></text:span><text:span text:style-name="T25">IF CELL(2) * CELL(1) &lt; 10, THEN:</text:span></text:p>
          <text:p text:style-name="P106"><text:span text:style-name="T25"><text:s text:c="16"/></text:span><text:span text:style-name="T25">PRINT [' '];</text:span></text:p>
          <text:p text:style-name="P106"><text:span text:style-name="T49"><text:s text:c="16"/></text:span><text:span text:style-name="T49">PRINT [CELL(2) * CELL(1), '</text:span><text:span text:style-name="T50">⇥</text:span><text:span text:style-name="T25">'];</text:span></text:p>
          <text:p text:style-name="P106"><text:span text:style-name="T25"><text:s text:c="16"/></text:span><text:span text:style-name="T25">CELL(2) &lt;= CELL(2) + 1;</text:span></text:p>
          <text:p text:style-name="P106"><text:span text:style-name="T25"><text:s text:c="12"/></text:span><text:span text:style-name="T25">BLOCK 3: END;</text:span></text:p>
          <text:p text:style-name="P106"><text:span text:style-name="T25"><text:s text:c="12"/></text:span><text:span text:style-name="T25">PRINT ['</text:span></text:p>
          <text:p text:style-name="P106"><text:span text:style-name="T25">'];</text:span></text:p>
          <text:p text:style-name="P106"><text:span text:style-name="T25"><text:s text:c="12"/></text:span><text:span text:style-name="T25">CELL(1) &lt;= CELL(1) + 1;</text:span></text:p>
          <text:p text:style-name="P106"><text:span text:style-name="T25"><text:s text:c="8"/></text:span><text:span text:style-name="T25">BLOCK 2: END;</text:span></text:p>
          <text:p text:style-name="P106"><text:span text:style-name="T25"><text:s text:c="8"/></text:span><text:span text:style-name="T25">PRINT ['</text:span></text:p>
          <text:p text:style-name="P106"><text:span text:style-name="T25">'];</text:span></text:p>
          <text:p text:style-name="P106"><text:span text:style-name="T25"><text:s text:c="8"/></text:span><text:span text:style-name="T25">CELL(0) &lt;= CELL(0) + 3;</text:span></text:p>
          <text:p text:style-name="P106"><text:span text:style-name="T25"><text:s text:c="4"/></text:span><text:span text:style-name="T25">BLOCK 1: END;</text:span></text:p>
          <text:p text:style-name="P106"><text:span text:style-name="T25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21" draw:text-style-name="P109" draw:layer="layout" svg:width="5.4cm" svg:height="11.4cm" svg:x="1.2cm" svg:y="6.8cm">
          <text:p text:style-name="P108"><text:span text:style-name="T39">; nasm -f elf64 mt9x9.asm &amp;&amp;</text:span></text:p>
          <text:p text:style-name="P108"><text:span text:style-name="T39">; ld mt9x9.o -o mt9x9 &amp;&amp; ./mt9x9</text:span></text:p>
          <text:p text:style-name="P108"><text:span text:style-name="T40"/></text:p>
          <text:p text:style-name="P108"><text:span text:style-name="T41">GLOBAL <text:s text:c="3"/>_start</text:span></text:p>
          <text:p text:style-name="P108"><text:span text:style-name="T41">SECTION <text:s text:c="3"/>.data</text:span></text:p>
          <text:p text:style-name="P108"><text:span text:style-name="T41">i: <text:s text:c="3"/>DB <text:s text:c="3"/>0</text:span></text:p>
          <text:p text:style-name="P108"><text:span text:style-name="T41">j: <text:s text:c="3"/>DB <text:s text:c="3"/>0</text:span></text:p>
          <text:p text:style-name="P108"><text:span text:style-name="T41">k: <text:s text:c="3"/>DB <text:s text:c="3"/>0</text:span></text:p>
          <text:p text:style-name="P108"><text:span text:style-name="T41">ten: <text:s text:c="3"/>DB <text:s text:c="3"/>10</text:span></text:p>
          <text:p text:style-name="P108"><text:span text:style-name="T41">item: <text:s text:c="3"/>DB <text:s text:c="3"/>'9x9=81', 9</text:span></text:p>
          <text:p text:style-name="P108"><text:span text:style-name="T41">nl: <text:s text:c="3"/>DB <text:s text:c="3"/>10</text:span></text:p>
          <text:p text:style-name="P108"><text:span text:style-name="T41">SECTION .text</text:span></text:p>
          <text:p text:style-name="P108"><text:span text:style-name="T41">_start:</text:span></text:p>
          <text:p text:style-name="P108"><text:span text:style-name="T41"><text:s text:c="4"/></text:span><text:span text:style-name="T41">MOV <text:s text:c="3"/>BYTE[i], 1</text:span></text:p>
          <text:p text:style-name="P108"><text:span text:style-name="T41">loop_i:</text:span></text:p>
          <text:p text:style-name="P108"><text:span text:style-name="T41"><text:s text:c="4"/></text:span><text:span text:style-name="T41">MOV <text:s text:c="3"/>BYTE[j], 1</text:span></text:p>
          <text:p text:style-name="P108"><text:span text:style-name="T41">loop_j:</text:span></text:p>
          <text:p text:style-name="P108"><text:span text:style-name="T41"><text:s text:c="4"/></text:span><text:span text:style-name="T41">MOV <text:s text:c="3"/>BYTE[k], 0</text:span></text:p>
          <text:p text:style-name="P108"><text:span text:style-name="T41">loop_k:</text:span></text:p>
          <text:p text:style-name="P108"><text:span text:style-name="T41"><text:s text:c="4"/></text:span><text:span text:style-name="T41">MOV <text:s text:c="3"/>AL, [k]</text:span></text:p>
          <text:p text:style-name="P108"><text:span text:style-name="T41"><text:s text:c="4"/></text:span><text:span text:style-name="T41">ADD <text:s text:c="3"/>AL, [i]</text:span></text:p>
          <text:p text:style-name="P108"><text:span text:style-name="T41"><text:s text:c="4"/></text:span><text:span text:style-name="T41">ADD <text:s text:c="3"/>AL, 48</text:span></text:p>
          <text:p text:style-name="P108"><text:span text:style-name="T41"><text:s text:c="4"/></text:span><text:span text:style-name="T41">MOV <text:s text:c="3"/>BYTE[item], AL</text:span></text:p>
          <text:p text:style-name="P108"><text:span text:style-name="T41"><text:s text:c="4"/></text:span><text:span text:style-name="T41">MOV <text:s text:c="3"/>AL, [j]</text:span></text:p>
          <text:p text:style-name="P108"><text:span text:style-name="T41"><text:s text:c="4"/></text:span><text:span text:style-name="T41">ADD <text:s text:c="3"/>AL, 48</text:span></text:p>
          <text:p text:style-name="P108"><text:span text:style-name="T41"><text:s text:c="4"/></text:span><text:span text:style-name="T41">MOV <text:s text:c="3"/>BYTE[item+2], AL</text:span></text:p>
          <text:p text:style-name="P108"><text:span text:style-name="T41"><text:s text:c="4"/></text:span><text:span text:style-name="T41">MOV <text:s text:c="3"/>AL, [k]</text:span></text:p>
          <text:p text:style-name="P108"><text:span text:style-name="T41"><text:s text:c="4"/></text:span><text:span text:style-name="T41">ADD <text:s text:c="3"/>AL, [i]</text:span></text:p>
          <text:p text:style-name="P108"><text:span text:style-name="T41"><text:s text:c="4"/></text:span><text:span text:style-name="T41">MUL <text:s text:c="3"/>BYTE[j]</text:span></text:p>
          <text:p text:style-name="P108"><text:span text:style-name="T41"><text:s text:c="4"/></text:span><text:span text:style-name="T41">CMP <text:s text:c="3"/>AL, [ten]</text:span></text:p>
          <text:p text:style-name="P108"><text:span text:style-name="T41"><text:s text:c="4"/></text:span><text:span text:style-name="T41">JB <text:s text:c="4"/>if_then</text:span></text:p>
          <text:p text:style-name="P108"><text:span text:style-name="T41"><text:s text:c="4"/></text:span><text:span text:style-name="T41">DIV <text:s text:c="3"/>BYTE[ten]</text:span></text:p>
          <text:p text:style-name="P108"><text:span text:style-name="T41"><text:s text:c="4"/></text:span><text:span text:style-name="T41">ADD <text:s text:c="3"/>AL, 48</text:span></text:p>
          <text:p text:style-name="P108"><text:span text:style-name="T41"><text:s text:c="4"/></text:span><text:span text:style-name="T41">MOV <text:s text:c="3"/>BYTE[item+4], AL</text:span></text:p>
          <text:p text:style-name="P108"><text:span text:style-name="T41"><text:s text:c="4"/></text:span><text:span text:style-name="T41">ADD <text:s text:c="3"/>AH, 48</text:span></text:p>
          <text:p text:style-name="P108"><text:span text:style-name="T41"><text:s text:c="4"/></text:span><text:span text:style-name="T41">MOV <text:s text:c="3"/>BYTE[item+5], AH</text:span></text:p>
          <text:p text:style-name="P108"><text:span text:style-name="T41"><text:s text:c="4"/></text:span><text:span text:style-name="T41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19" draw:layer="layout" svg:width="10.1cm" svg:height="1.759cm" svg:x="1.9cm" svg:y="4.801cm">
          <draw:text-box>
            <text:p><text:span text:style-name="T17">Assemb</text:span><text:span text:style-name="T17">ly(Intel)</text:span></text:p>
          </draw:text-box>
        </draw:frame>
        <draw:frame draw:style-name="gr23" draw:text-style-name="P19" draw:layer="layout" svg:width="10.75cm" svg:height="1.759cm" svg:x="13.55cm" svg:y="4.8cm">
          <draw:text-box>
            <text:p><text:span text:style-name="T17">Assemb</text:span><text:span text:style-name="T17">ly(AT&amp;</text:span><text:span text:style-name="T17">T)</text:span></text:p>
          </draw:text-box>
        </draw:frame>
        <draw:custom-shape draw:style-name="gr21" draw:text-style-name="P109" draw:layer="layout" svg:width="5.4cm" svg:height="11.4cm" svg:x="7cm" svg:y="6.799cm">
          <text:p text:style-name="P108"><text:span text:style-name="T41">if_then:</text:span></text:p>
          <text:p text:style-name="P108"><text:span text:style-name="T41"><text:s text:c="4"/></text:span><text:span text:style-name="T41">ADD <text:s text:c="3"/>AL, 48</text:span></text:p>
          <text:p text:style-name="P108"><text:span text:style-name="T41"><text:s text:c="4"/></text:span><text:span text:style-name="T41">MOV <text:s text:c="3"/>BYTE[item+4], ' '</text:span></text:p>
          <text:p text:style-name="P108"><text:span text:style-name="T41"><text:s text:c="4"/></text:span><text:span text:style-name="T41">MOV <text:s text:c="3"/>BYTE[item+5], AL</text:span></text:p>
          <text:p text:style-name="P108"><text:span text:style-name="T41">if_end:</text:span></text:p>
          <text:p text:style-name="P108"><text:span text:style-name="T41"><text:s text:c="4"/></text:span><text:span text:style-name="T41">MOV <text:s text:c="3"/>RAX, 1</text:span></text:p>
          <text:p text:style-name="P108"><text:span text:style-name="T41"><text:s text:c="4"/></text:span><text:span text:style-name="T41">MOV <text:s text:c="3"/>RDI, 1</text:span></text:p>
          <text:p text:style-name="P108"><text:span text:style-name="T41"><text:s text:c="4"/></text:span><text:span text:style-name="T41">MOV <text:s text:c="3"/>RSI, item</text:span></text:p>
          <text:p text:style-name="P108"><text:span text:style-name="T41"><text:s text:c="4"/></text:span><text:span text:style-name="T41">MOV <text:s text:c="3"/>RDX, 7</text:span></text:p>
          <text:p text:style-name="P108"><text:span text:style-name="T41"><text:s text:c="4"/></text:span><text:span text:style-name="T41">SYSCALL</text:span></text:p>
          <text:p text:style-name="P108"><text:span text:style-name="T41"><text:s text:c="4"/></text:span><text:span text:style-name="T41">INC <text:s text:c="3"/>BYTE[k]</text:span></text:p>
          <text:p text:style-name="P108"><text:span text:style-name="T41"><text:s text:c="4"/></text:span><text:span text:style-name="T41">CMP <text:s text:c="3"/>BYTE[k], 2</text:span></text:p>
          <text:p text:style-name="P108"><text:span text:style-name="T41"><text:s text:c="4"/></text:span><text:span text:style-name="T41">JBE <text:s text:c="3"/>loop_k</text:span></text:p>
          <text:p text:style-name="P108"><text:span text:style-name="T41"><text:s text:c="4"/></text:span><text:span text:style-name="T41">CALL <text:s text:c="2"/>newline</text:span></text:p>
          <text:p text:style-name="P108"><text:span text:style-name="T41"><text:s text:c="4"/></text:span><text:span text:style-name="T41">INC <text:s text:c="3"/>BYTE[j]</text:span></text:p>
          <text:p text:style-name="P108"><text:span text:style-name="T41"><text:s text:c="4"/></text:span><text:span text:style-name="T41">CMP <text:s text:c="3"/>BYTE[j], 9</text:span></text:p>
          <text:p text:style-name="P108"><text:span text:style-name="T41"><text:s text:c="4"/></text:span><text:span text:style-name="T41">JBE <text:s text:c="3"/>loop_j</text:span></text:p>
          <text:p text:style-name="P108"><text:span text:style-name="T41"><text:s text:c="4"/></text:span><text:span text:style-name="T41">CALL <text:s text:c="2"/>newline</text:span></text:p>
          <text:p text:style-name="P108"><text:span text:style-name="T41"><text:s text:c="4"/></text:span><text:span text:style-name="T41">ADD <text:s text:c="3"/>BYTE[i], 3</text:span></text:p>
          <text:p text:style-name="P108"><text:span text:style-name="T41"><text:s text:c="4"/></text:span><text:span text:style-name="T41">CMP <text:s text:c="3"/>BYTE[i], 9</text:span></text:p>
          <text:p text:style-name="P108"><text:span text:style-name="T41"><text:s text:c="4"/></text:span><text:span text:style-name="T41">JBE <text:s text:c="3"/>loop_i</text:span></text:p>
          <text:p text:style-name="P108"><text:span text:style-name="T41"><text:s text:c="4"/></text:span><text:span text:style-name="T41">MOV <text:s text:c="3"/>RAX, 60</text:span></text:p>
          <text:p text:style-name="P108"><text:span text:style-name="T41"><text:s text:c="4"/></text:span><text:span text:style-name="T41">XOR <text:s text:c="3"/>RDI, RDI</text:span></text:p>
          <text:p text:style-name="P108"><text:span text:style-name="T41"><text:s text:c="4"/></text:span><text:span text:style-name="T41">SYSCALL</text:span></text:p>
          <text:p text:style-name="P108"><text:span text:style-name="T41">newline:</text:span></text:p>
          <text:p text:style-name="P108"><text:span text:style-name="T41"><text:s text:c="4"/></text:span><text:span text:style-name="T41">MOV <text:s text:c="3"/>RAX, 1</text:span></text:p>
          <text:p text:style-name="P108"><text:span text:style-name="T41"><text:s text:c="4"/></text:span><text:span text:style-name="T41">MOV <text:s text:c="3"/>RDI, 1</text:span></text:p>
          <text:p text:style-name="P108"><text:span text:style-name="T41"><text:s text:c="4"/></text:span><text:span text:style-name="T41">MOV <text:s text:c="3"/>RSI, nl</text:span></text:p>
          <text:p text:style-name="P108"><text:span text:style-name="T41"><text:s text:c="4"/></text:span><text:span text:style-name="T41">MOV <text:s text:c="3"/>RDX, 1</text:span></text:p>
          <text:p text:style-name="P108"><text:span text:style-name="T41"><text:s text:c="4"/></text:span><text:span text:style-name="T41">SYSCALL</text:span></text:p>
          <text:p text:style-name="P108"><text:span text:style-name="T41"><text:s text:c="4"/></text:span><text:span text:style-name="T41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09" draw:layer="layout" svg:width="5.4cm" svg:height="11.4cm" svg:x="13.15cm" svg:y="6.8cm">
          <text:p text:style-name="P108"><text:span text:style-name="T39"># as mt9x9.s -o mt9x9.o &amp;&amp;</text:span></text:p>
          <text:p text:style-name="P108"><text:span text:style-name="T39"># ld mt9x9.o -o mt9x9 &amp;&amp; ./mt9x9</text:span></text:p>
          <text:p text:style-name="P108"><text:span text:style-name="T40"/></text:p>
          <text:p text:style-name="P108"><text:span text:style-name="T41">.global <text:s text:c="3"/>_start</text:span></text:p>
          <text:p text:style-name="P108"><text:span text:style-name="T41">.data</text:span></text:p>
          <text:p text:style-name="P108"><text:span text:style-name="T41">i: <text:s text:c="3"/>.byte <text:s text:c="3"/>0</text:span></text:p>
          <text:p text:style-name="P108"><text:span text:style-name="T41">j: <text:s text:c="3"/>.byte <text:s text:c="3"/>0</text:span></text:p>
          <text:p text:style-name="P108"><text:span text:style-name="T41">k: <text:s text:c="3"/>.byte <text:s text:c="3"/>0</text:span></text:p>
          <text:p text:style-name="P108"><text:span text:style-name="T41">ten: <text:s text:c="3"/>.byte <text:s text:c="3"/>10</text:span></text:p>
          <text:p text:style-name="P108"><text:span text:style-name="T41">item: <text:s text:c="3"/>.ascii <text:s text:c="3"/>"9x9=81\t"</text:span></text:p>
          <text:p text:style-name="P108"><text:span text:style-name="T41">nl: <text:s text:c="3"/>.ascii <text:s text:c="3"/>"\n"</text:span></text:p>
          <text:p text:style-name="P108"><text:span text:style-name="T41">.text</text:span></text:p>
          <text:p text:style-name="P108"><text:span text:style-name="T41">_start:</text:span></text:p>
          <text:p text:style-name="P108"><text:span text:style-name="T41"><text:s text:c="4"/></text:span><text:span text:style-name="T41">movb <text:s text:c="3"/>$1, i</text:span></text:p>
          <text:p text:style-name="P108"><text:span text:style-name="T41">loop_i:</text:span></text:p>
          <text:p text:style-name="P108"><text:span text:style-name="T41"><text:s text:c="4"/></text:span><text:span text:style-name="T41">movb <text:s text:c="3"/>$1, j</text:span></text:p>
          <text:p text:style-name="P108"><text:span text:style-name="T41">loop_j:</text:span></text:p>
          <text:p text:style-name="P108"><text:span text:style-name="T41"><text:s text:c="4"/></text:span><text:span text:style-name="T41">movb <text:s text:c="3"/>$0, k</text:span></text:p>
          <text:p text:style-name="P108"><text:span text:style-name="T41">loop_k:</text:span></text:p>
          <text:p text:style-name="P108"><text:span text:style-name="T41"><text:s text:c="4"/></text:span><text:span text:style-name="T41">movb <text:s text:c="3"/>k, %al</text:span></text:p>
          <text:p text:style-name="P108"><text:span text:style-name="T41"><text:s text:c="4"/></text:span><text:span text:style-name="T41">addb <text:s text:c="3"/>i, %al</text:span></text:p>
          <text:p text:style-name="P108"><text:span text:style-name="T41"><text:s text:c="4"/></text:span><text:span text:style-name="T41">addb <text:s text:c="3"/>$48, %al</text:span></text:p>
          <text:p text:style-name="P108"><text:span text:style-name="T41"><text:s text:c="4"/></text:span><text:span text:style-name="T41">movb <text:s text:c="3"/>%al, item</text:span></text:p>
          <text:p text:style-name="P108"><text:span text:style-name="T41"><text:s text:c="4"/></text:span><text:span text:style-name="T41">movb <text:s text:c="3"/>j, %al</text:span></text:p>
          <text:p text:style-name="P108"><text:span text:style-name="T41"><text:s text:c="4"/></text:span><text:span text:style-name="T41">addb <text:s text:c="3"/>$48, %al</text:span></text:p>
          <text:p text:style-name="P108"><text:span text:style-name="T41"><text:s text:c="4"/></text:span><text:span text:style-name="T41">movb <text:s text:c="3"/>%al, item+2</text:span></text:p>
          <text:p text:style-name="P108"><text:span text:style-name="T41"><text:s text:c="4"/></text:span><text:span text:style-name="T41">movb <text:s text:c="3"/>k, %al</text:span></text:p>
          <text:p text:style-name="P108"><text:span text:style-name="T41"><text:s text:c="4"/></text:span><text:span text:style-name="T41">addb <text:s text:c="3"/>i, %al</text:span></text:p>
          <text:p text:style-name="P108"><text:span text:style-name="T41"><text:s text:c="4"/></text:span><text:span text:style-name="T41">mulb <text:s text:c="3"/>j</text:span></text:p>
          <text:p text:style-name="P108"><text:span text:style-name="T41"><text:s text:c="4"/></text:span><text:span text:style-name="T41">cmpb <text:s text:c="3"/>ten, %al</text:span></text:p>
          <text:p text:style-name="P108"><text:span text:style-name="T41"><text:s text:c="4"/></text:span><text:span text:style-name="T41">jb <text:s text:c="3"/>if_then</text:span></text:p>
          <text:p text:style-name="P108"><text:span text:style-name="T41"><text:s text:c="4"/></text:span><text:span text:style-name="T41">divb <text:s text:c="3"/>ten</text:span></text:p>
          <text:p text:style-name="P108"><text:span text:style-name="T41"><text:s text:c="4"/></text:span><text:span text:style-name="T41">addb <text:s text:c="3"/>$48, %al</text:span></text:p>
          <text:p text:style-name="P108"><text:span text:style-name="T41"><text:s text:c="4"/></text:span><text:span text:style-name="T41">movb <text:s text:c="3"/>%al, item+4</text:span></text:p>
          <text:p text:style-name="P108"><text:span text:style-name="T41"><text:s text:c="4"/></text:span><text:span text:style-name="T41">addb <text:s text:c="3"/>$48, %ah</text:span></text:p>
          <text:p text:style-name="P108"><text:span text:style-name="T41"><text:s text:c="4"/></text:span><text:span text:style-name="T41">movb <text:s text:c="3"/>%ah, item+5</text:span></text:p>
          <text:p text:style-name="P108"><text:span text:style-name="T41"><text:s text:c="4"/></text:span><text:span text:style-name="T41">jmp <text:s text:c="3"/>if_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109" draw:layer="layout" svg:width="5.4cm" svg:height="11.4cm" svg:x="18.95cm" svg:y="6.8cm">
          <text:p text:style-name="P108"><text:span text:style-name="T41">if_then:</text:span></text:p>
          <text:p text:style-name="P108"><text:span text:style-name="T41"><text:s text:c="4"/></text:span><text:span text:style-name="T41">addb <text:s text:c="3"/>$48, %al</text:span></text:p>
          <text:p text:style-name="P108"><text:span text:style-name="T41"><text:s text:c="4"/></text:span><text:span text:style-name="T41">movb <text:s text:c="3"/>$32, item+4</text:span></text:p>
          <text:p text:style-name="P108"><text:span text:style-name="T41"><text:s text:c="4"/></text:span><text:span text:style-name="T41">movb <text:s text:c="3"/>%al, item+5</text:span></text:p>
          <text:p text:style-name="P108"><text:span text:style-name="T41">if_end:</text:span></text:p>
          <text:p text:style-name="P108"><text:span text:style-name="T41"><text:s text:c="4"/></text:span><text:span text:style-name="T41">mov <text:s text:c="3"/>$1, %rax</text:span></text:p>
          <text:p text:style-name="P108"><text:span text:style-name="T41"><text:s text:c="4"/></text:span><text:span text:style-name="T41">mov <text:s text:c="3"/>$1, %rdi</text:span></text:p>
          <text:p text:style-name="P108"><text:span text:style-name="T41"><text:s text:c="4"/></text:span><text:span text:style-name="T41">mov <text:s text:c="3"/>$item, %rsi</text:span></text:p>
          <text:p text:style-name="P108"><text:span text:style-name="T41"><text:s text:c="4"/></text:span><text:span text:style-name="T41">mov <text:s text:c="3"/>$7, %rdx</text:span></text:p>
          <text:p text:style-name="P108"><text:span text:style-name="T41"><text:s text:c="4"/></text:span><text:span text:style-name="T41">syscall</text:span></text:p>
          <text:p text:style-name="P108"><text:span text:style-name="T41"><text:s text:c="4"/></text:span><text:span text:style-name="T41">incb <text:s text:c="3"/>k</text:span></text:p>
          <text:p text:style-name="P108"><text:span text:style-name="T41"><text:s text:c="4"/></text:span><text:span text:style-name="T41">cmpb <text:s text:c="3"/>$2, k</text:span></text:p>
          <text:p text:style-name="P108"><text:span text:style-name="T41"><text:s text:c="4"/></text:span><text:span text:style-name="T41">jbe <text:s text:c="3"/>loop_k</text:span></text:p>
          <text:p text:style-name="P108"><text:span text:style-name="T41"><text:s text:c="4"/></text:span><text:span text:style-name="T41">call <text:s text:c="3"/>newline</text:span></text:p>
          <text:p text:style-name="P108"><text:span text:style-name="T41"><text:s text:c="4"/></text:span><text:span text:style-name="T41">incb <text:s text:c="3"/>j</text:span></text:p>
          <text:p text:style-name="P108"><text:span text:style-name="T41"><text:s text:c="4"/></text:span><text:span text:style-name="T41">cmpb <text:s text:c="3"/>$9, j</text:span></text:p>
          <text:p text:style-name="P108"><text:span text:style-name="T41"><text:s text:c="4"/></text:span><text:span text:style-name="T41">jbe <text:s text:c="3"/>loop_j</text:span></text:p>
          <text:p text:style-name="P108"><text:span text:style-name="T41"><text:s text:c="4"/></text:span><text:span text:style-name="T41">call <text:s text:c="3"/>newline</text:span></text:p>
          <text:p text:style-name="P108"><text:span text:style-name="T41"><text:s text:c="4"/></text:span><text:span text:style-name="T41">addb <text:s text:c="3"/>$3, i</text:span></text:p>
          <text:p text:style-name="P108"><text:span text:style-name="T41"><text:s text:c="4"/></text:span><text:span text:style-name="T41">cmpb <text:s text:c="3"/>$9, i</text:span></text:p>
          <text:p text:style-name="P108"><text:span text:style-name="T41"><text:s text:c="4"/></text:span><text:span text:style-name="T41">jbe <text:s text:c="3"/>loop_i</text:span></text:p>
          <text:p text:style-name="P108"><text:span text:style-name="T41"><text:s text:c="4"/></text:span><text:span text:style-name="T41">mov <text:s text:c="3"/>$60, %rax</text:span></text:p>
          <text:p text:style-name="P108"><text:span text:style-name="T41"><text:s text:c="4"/></text:span><text:span text:style-name="T41">xor <text:s text:c="3"/>%rdi, %rdi</text:span></text:p>
          <text:p text:style-name="P108"><text:span text:style-name="T41"><text:s text:c="4"/></text:span><text:span text:style-name="T41">syscall</text:span></text:p>
          <text:p text:style-name="P108"><text:span text:style-name="T41">newline:</text:span></text:p>
          <text:p text:style-name="P108"><text:span text:style-name="T41"><text:s text:c="4"/></text:span><text:span text:style-name="T41">mov <text:s text:c="3"/>$1, %rax</text:span></text:p>
          <text:p text:style-name="P108"><text:span text:style-name="T41"><text:s text:c="4"/></text:span><text:span text:style-name="T41">mov <text:s text:c="3"/>$1, %rdi</text:span></text:p>
          <text:p text:style-name="P108"><text:span text:style-name="T41"><text:s text:c="4"/></text:span><text:span text:style-name="T41">mov <text:s text:c="3"/>$nl, %rsi</text:span></text:p>
          <text:p text:style-name="P108"><text:span text:style-name="T41"><text:s text:c="4"/></text:span><text:span text:style-name="T41">mov <text:s text:c="3"/>$1, %rdx</text:span></text:p>
          <text:p text:style-name="P108"><text:span text:style-name="T41"><text:s text:c="4"/></text:span><text:span text:style-name="T41">syscall</text:span></text:p>
          <text:p text:style-name="P108"><text:span text:style-name="T41"><text:s text:c="4"/></text:span><text:span text:style-name="T41">re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1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24" draw:text-style-name="P111" draw:layer="layout" svg:width="2.6cm" svg:height="11.4cm" svg:x="1.2cm" svg:y="6.8cm">
          <text:p text:style-name="P110"><text:span text:style-name="T51">; bfa mt9x9.bfa mt9x9.bf</text:span></text:p>
          <text:p text:style-name="P110"><text:span text:style-name="T51">; bfi mt9x9.bf</text:span></text:p>
          <text:p text:style-name="P110"><text:span text:style-name="T51"/></text:p>
          <text:p text:style-name="P110"><text:span text:style-name="T51">SET 120</text:span></text:p>
          <text:p text:style-name="P110"><text:span text:style-name="T51">MVR</text:span></text:p>
          <text:p text:style-name="P110"><text:span text:style-name="T51">SET 61</text:span></text:p>
          <text:p text:style-name="P110"><text:span text:style-name="T51">MVR</text:span></text:p>
          <text:p text:style-name="P110"><text:span text:style-name="T51">SET 9</text:span></text:p>
          <text:p text:style-name="P110"><text:span text:style-name="T51">MVR</text:span></text:p>
          <text:p text:style-name="P110"><text:span text:style-name="T51">SET 10</text:span></text:p>
          <text:p text:style-name="P110"><text:span text:style-name="T51">MVR</text:span></text:p>
          <text:p text:style-name="P110"><text:span text:style-name="T51">SET 9</text:span></text:p>
          <text:p text:style-name="P110"><text:span text:style-name="T51">LOB</text:span></text:p>
          <text:p text:style-name="P110"><text:span text:style-name="T51"><text:s text:c="4"/></text:span><text:span text:style-name="T51">CPR 2</text:span></text:p>
          <text:p text:style-name="P110"><text:span text:style-name="T51"><text:s text:c="4"/></text:span><text:span text:style-name="T51">MVR 2</text:span></text:p>
          <text:p text:style-name="P110"><text:span text:style-name="T51"><text:s text:c="4"/></text:span><text:span text:style-name="T51">CPL 2</text:span></text:p>
          <text:p text:style-name="P110"><text:span text:style-name="T51"><text:s text:c="4"/></text:span><text:span text:style-name="T51">MVR</text:span></text:p>
          <text:p text:style-name="P110"><text:span text:style-name="T51"><text:s text:c="4"/></text:span><text:span text:style-name="T51">SET 9</text:span></text:p>
          <text:p text:style-name="P110"><text:span text:style-name="T51"><text:s text:c="4"/></text:span><text:span text:style-name="T51">LOB</text:span></text:p>
          <text:p text:style-name="P110"><text:span text:style-name="T51"><text:s text:c="8"/></text:span><text:span text:style-name="T51">CPR 2</text:span></text:p>
          <text:p text:style-name="P110"><text:span text:style-name="T51"><text:s text:c="8"/></text:span><text:span text:style-name="T51">MVR 2</text:span></text:p>
          <text:p text:style-name="P110"><text:span text:style-name="T51"><text:s text:c="8"/></text:span><text:span text:style-name="T51">CPL 2</text:span></text:p>
          <text:p text:style-name="P110"><text:span text:style-name="T51"><text:s text:c="8"/></text:span><text:span text:style-name="T51">SET 58</text:span></text:p>
          <text:p text:style-name="P110"><text:span text:style-name="T51"><text:s text:c="8"/></text:span><text:span text:style-name="T51">MVR</text:span></text:p>
          <text:p text:style-name="P110"><text:span text:style-name="T51"><text:s text:c="8"/></text:span><text:span text:style-name="T51">SET 10</text:span></text:p>
          <text:p text:style-name="P110"><text:span text:style-name="T51"><text:s text:c="8"/></text:span><text:span text:style-name="T51">MVL 2</text:span></text:p>
          <text:p text:style-name="P110"><text:span text:style-name="T51"><text:s text:c="8"/></text:span><text:span text:style-name="T51">LOB</text:span></text:p>
          <text:p text:style-name="P110"><text:span text:style-name="T51"><text:s text:c="12"/></text:span><text:span text:style-name="T51">MVR</text:span></text:p>
          <text:p text:style-name="P110"><text:span text:style-name="T51"><text:s text:c="12"/></text:span><text:span text:style-name="T51">SUB</text:span></text:p>
          <text:p text:style-name="P110"><text:span text:style-name="T51"><text:s text:c="12"/></text:span><text:span text:style-name="T51">MVR</text:span></text:p>
          <text:p text:style-name="P110"><text:span text:style-name="T51"><text:s text:c="12"/></text:span><text:span text:style-name="T51">SUB</text:span></text:p>
          <text:p text:style-name="P110"><text:span text:style-name="T51"><text:s text:c="12"/></text:span><text:span text:style-name="T51">MVL 2</text:span></text:p>
          <text:p text:style-name="P110"><text:span text:style-name="T51"><text:s text:c="12"/></text:span><text:span text:style-name="T51">SUB</text:span></text:p>
          <text:p text:style-name="P110"><text:span text:style-name="T51"><text:s text:c="8"/></text:span><text:span text:style-name="T51">LOE</text:span></text:p>
          <text:p text:style-name="P110"><text:span text:style-name="T51"><text:s text:c="8"/></text:span><text:span text:style-name="T51">MVR 4</text:span></text:p>
          <text:p text:style-name="P110"><text:span text:style-name="T51"><text:s text:c="8"/></text:span><text:span text:style-name="T51">SET 3</text:span></text:p>
          <text:p text:style-name="P110"><text:span text:style-name="T51"><text:s text:c="8"/></text:span><text:span text:style-name="T51">LOB</text:span></text:p>
          <text:p text:style-name="P110"><text:span text:style-name="T51"><text:s text:c="12"/></text:span><text:span text:style-name="T51">CPR 2</text:span></text:p>
          <text:p text:style-name="P110"><text:span text:style-name="T51"><text:s text:c="12"/></text:span><text:span text:style-name="T51">MVR 2</text:span></text:p>
          <text:p text:style-name="P110"><text:span text:style-name="T51"><text:s text:c="12"/></text:span><text:span text:style-name="T51">CPL 2</text:span></text:p>
          <text:p text:style-name="P110"><text:span text:style-name="T51"><text:s text:c="12"/></text:span><text:span text:style-name="T51">SET 13</text:span></text:p>
          <text:p text:style-name="P110"><text:span text:style-name="T51"><text:s text:c="12"/></text:span><text:span text:style-name="T51">MVL 9</text:span></text:p>
          <text:p text:style-name="P110"><text:span text:style-name="T51"><text:s text:c="12"/></text:span><text:span text:style-name="T51">LOB</text:span></text:p>
          <text:p text:style-name="P110"><text:span text:style-name="T51"><text:s text:c="16"/></text:span><text:span text:style-name="T51">MVR</text:span></text:p>
          <text:p text:style-name="P110"><text:span text:style-name="T51"><text:s text:c="16"/></text:span><text:span text:style-name="T51">ADD</text:span></text:p>
          <text:p text:style-name="P110"><text:span text:style-name="T51"><text:s text:c="16"/></text:span><text:span text:style-name="T51">MVR 8</text:span></text:p>
          <text:p text:style-name="P110"><text:span text:style-name="T51"><text:s text:c="16"/></text:span><text:span text:style-name="T51">SUB</text:span></text:p>
          <text:p text:style-name="P110"><text:span text:style-name="T51"><text:s text:c="16"/></text:span><text:span text:style-name="T51">MVL 9</text:span></text:p>
          <text:p text:style-name="P110"><text:span text:style-name="T51"><text:s text:c="16"/></text:span><text:span text:style-name="T51">SUB</text:span></text:p>
          <text:p text:style-name="P110"><text:span text:style-name="T51"><text:s text:c="12"/></text:span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2.6cm" svg:y="4.801cm">
          <draw:text-box>
            <text:p><text:span text:style-name="T17">BF </text:span><text:span text:style-name="T17">Assemb</text:span><text:span text:style-name="T17">ler</text:span></text:p>
          </draw:text-box>
        </draw:frame>
        <draw:custom-shape draw:style-name="gr8" draw:text-style-name="P114" draw:layer="layout" svg:width="11.2cm" svg:height="11.4cm" svg:x="13.21cm" svg:y="6.8cm">
          <text:p text:style-name="P112"><text:span text:style-name="T39">#!/usr/bin/bfi</text:span></text:p>
          <text:p text:style-name="P112"><text:span text:style-name="T39">[ ./mt9x9.bf || bfi mt9x9.bf ]</text:span></text:p>
          <text:p text:style-name="P113"><text:span text:style-name="T52"/></text:p>
          <text:p text:style-name="P113"><text:span text:style-name="T52">[-]&gt;++++++++++[&lt;++++++++++++&gt;-]&lt;&gt;&gt;[-]&gt;++++++[&lt;++++++++++&gt;-]&lt;+&gt;&gt;[</text:span></text:p>
          <text:p text:style-name="P113"><text:span text:style-name="T52">-]+++++++++&gt;&gt;[-]++++++++++&gt;&gt;[-]+++++++++[&gt;&gt;[-]&gt;&gt;[-]&lt;&lt;&lt;&lt;[&gt;&gt;+&gt;&gt;+&lt;&lt;</text:span></text:p>
          <text:p text:style-name="P113"><text:span text:style-name="T52">&lt;&lt;-]&gt;&gt;&gt;&gt;&lt;&lt;[-]&lt;&lt;[-]&gt;&gt;&gt;&gt;[&lt;&lt;+&lt;&lt;+&gt;&gt;&gt;&gt;-]&gt;&gt;[-]+++++++++[&gt;&gt;[-]&gt;&gt;[-]&lt;&lt;&lt;&lt;</text:span></text:p>
          <text:p text:style-name="P113"><text:span text:style-name="T52">[&gt;&gt;+&gt;&gt;+&lt;&lt;&lt;&lt;-]&gt;&gt;&gt;&gt;&lt;&lt;[-]&lt;&lt;[-]&gt;&gt;&gt;&gt;[&lt;&lt;+&lt;&lt;+&gt;&gt;&gt;&gt;-][-]&gt;+++++++[&lt;+++++++</text:span></text:p>
          <text:p text:style-name="P113"><text:span text:style-name="T52">+&gt;-]&lt;++&gt;&gt;[-]++++++++++&lt;&lt;&lt;&lt;[&gt;&gt;-&gt;&gt;-&lt;&lt;&lt;&lt;-]&gt;&gt;&gt;&gt;&gt;&gt;&gt;&gt;[-]+++[&gt;&gt;[-]&gt;&gt;[-]</text:span></text:p>
          <text:p text:style-name="P113"><text:span text:style-name="T52">&lt;&lt;&lt;&lt;[&gt;&gt;+&gt;&gt;+&lt;&lt;&lt;&lt;-]&gt;&gt;&gt;&gt;&lt;&lt;[-]&lt;&lt;[-]&gt;&gt;&gt;&gt;[&lt;&lt;+&lt;&lt;+&gt;&gt;&gt;&gt;-][-]+++++++++++++</text:span></text:p>
          <text:p text:style-name="P113"><text:span text:style-name="T52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13"><text:span text:style-name="T52">-]&gt;&gt;[&lt;&lt;+&gt;&gt;-]&gt;&gt;&gt;&gt;&gt;&gt;&gt;&gt;&gt;&gt;&gt;&gt;&gt;&gt;[&gt;&gt;-&lt;&lt;-]&gt;&gt;&gt;&gt;[-]&gt;&gt;[-]&lt;&lt;&lt;&lt;[&gt;&gt;+&gt;&gt;+&lt;&lt;&lt;&lt;-]&gt;</text:span></text:p>
          <text:p text:style-name="P113"><text:span text:style-name="T52">&gt;&gt;&gt;&lt;&lt;[-]&lt;&lt;[-]&gt;&gt;&gt;&gt;[&lt;&lt;+&lt;&lt;+&gt;&gt;&gt;&gt;-][-]&gt;++++++[&lt;++++++++&gt;-]&lt;&lt;&lt;[&gt;&gt;+&lt;&lt;-]</text:span></text:p>
          <text:p text:style-name="P113"><text:span text:style-name="T52">&gt;&gt;&gt;&gt;[-]&lt;&lt;&lt;&lt;&lt;&lt;&lt;&lt;&lt;&lt;&lt;&lt;&lt;&lt;[&gt;&gt;+&gt;&gt;&gt;&gt;&gt;&gt;[&gt;&gt;+&gt;&gt;&gt;&gt;+&lt;&lt;&lt;&lt;&lt;&lt;-]&gt;&gt;&lt;&lt;[-]&gt;&gt;[&lt;&lt;+&gt;&gt;-</text:span></text:p>
          <text:p text:style-name="P113"><text:span text:style-name="T52">]&lt;&lt;&lt;&lt;&lt;&lt;&lt;&lt;&lt;&lt;-]&gt;&gt;&lt;&lt;[-]&gt;&gt;[&lt;&lt;+&gt;&gt;-]&gt;&gt;&gt;&gt;&gt;&gt;&gt;&gt;&gt;&gt;&gt;&gt;&gt;&gt;[-]&gt;&gt;[-]&gt;++++[&lt;+++++</text:span></text:p>
          <text:p text:style-name="P113"><text:span text:style-name="T52">+++&gt;-]&lt;&gt;&gt;[-]&gt;++++++[&lt;++++++++&gt;-]&lt;&gt;&gt;&gt;&gt;[-]++++++++++&lt;&lt;&lt;&lt;&lt;&lt;&lt;&lt;&lt;&lt;[&gt;&gt;&gt;</text:span></text:p>
          <text:p text:style-name="P113"><text:span text:style-name="T52">&gt;&gt;&gt;+&gt;&gt;[-]+&gt;&gt;-&gt;&gt;[-]&gt;&gt;[-]&lt;&lt;&lt;&lt;[&gt;&gt;+&gt;&gt;+&lt;&lt;&lt;&lt;-]&gt;&gt;&gt;&gt;&lt;&lt;[-]&lt;&lt;[-]&gt;&gt;&gt;&gt;[&lt;&lt;+&lt;&lt;</text:span></text:p>
          <text:p text:style-name="P113"><text:span text:style-name="T52">+&gt;&gt;&gt;&gt;-]&lt;&lt;[&lt;&lt;&lt;&lt;-&gt;&gt;&gt;&gt;[-]]&lt;&lt;&lt;&lt;[&lt;&lt;&lt;&lt;+&lt;&lt;+&gt;&gt;&gt;&gt;[-]&gt;++++++[&lt;++++++++&gt;-]&lt;</text:span></text:p>
          <text:p text:style-name="P113"><text:span text:style-name="T52">&gt;&gt;&gt;&gt;[-]++++++++++&lt;&lt;-]&lt;&lt;&lt;&lt;&lt;&lt;&lt;&lt;-]&gt;&gt;[&gt;&gt;&gt;++++[&lt;++++&gt;-]&lt;&lt;&lt;[-]]&lt;&lt;&lt;&lt;.&lt;&lt;</text:span></text:p>
          <text:p text:style-name="P113"><text:span text:style-name="T52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13"><text:span text:style-name="T52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13"><text:span text:style-name="T52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13"><text:span text:style-name="T52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5cm" svg:height="1.759cm" svg:x="15.45cm" svg:y="4.8cm">
          <draw:text-box>
            <text:p><text:span text:style-name="T17">Brainfu</text:span><text:span text:style-name="T17">ck</text:span></text:p>
          </draw:text-box>
        </draw:frame>
        <draw:custom-shape draw:style-name="gr24" draw:text-style-name="P111" draw:layer="layout" svg:width="2.6cm" svg:height="11.4cm" svg:x="4.18cm" svg:y="6.8cm">
          <text:p text:style-name="P110"><text:span text:style-name="T51"><text:s text:c="12"/></text:span><text:span text:style-name="T51">MVR</text:span></text:p>
          <text:p text:style-name="P110"><text:span text:style-name="T51"><text:s text:c="12"/></text:span><text:span text:style-name="T51">CPL 1</text:span></text:p>
          <text:p text:style-name="P110"><text:span text:style-name="T51"><text:s text:c="12"/></text:span><text:span text:style-name="T51">MVR 7</text:span></text:p>
          <text:p text:style-name="P110"><text:span text:style-name="T51"><text:s text:c="12"/></text:span><text:span text:style-name="T51">LOB</text:span></text:p>
          <text:p text:style-name="P110"><text:span text:style-name="T51"><text:s text:c="16"/></text:span><text:span text:style-name="T51">MVR</text:span></text:p>
          <text:p text:style-name="P110"><text:span text:style-name="T51"><text:s text:c="16"/></text:span><text:span text:style-name="T51">SUB</text:span></text:p>
          <text:p text:style-name="P110"><text:span text:style-name="T51"><text:s text:c="16"/></text:span><text:span text:style-name="T51">MVL</text:span></text:p>
          <text:p text:style-name="P110"><text:span text:style-name="T51"><text:s text:c="16"/></text:span><text:span text:style-name="T51">SUB</text:span></text:p>
          <text:p text:style-name="P110"><text:span text:style-name="T51"><text:s text:c="12"/></text:span><text:span text:style-name="T51">LOE</text:span></text:p>
          <text:p text:style-name="P110"><text:span text:style-name="T51"><text:s text:c="12"/></text:span><text:span text:style-name="T51">MVR</text:span></text:p>
          <text:p text:style-name="P110"><text:span text:style-name="T51"><text:s text:c="12"/></text:span><text:span text:style-name="T51">CPR 2</text:span></text:p>
          <text:p text:style-name="P110"><text:span text:style-name="T51"><text:s text:c="12"/></text:span><text:span text:style-name="T51">MVR 2</text:span></text:p>
          <text:p text:style-name="P110"><text:span text:style-name="T51"><text:s text:c="12"/></text:span><text:span text:style-name="T51">CPL 2</text:span></text:p>
          <text:p text:style-name="P110"><text:span text:style-name="T51"><text:s text:c="12"/></text:span><text:span text:style-name="T51">SET 48</text:span></text:p>
          <text:p text:style-name="P110"><text:span text:style-name="T51"><text:s text:c="12"/></text:span><text:span text:style-name="T51">MVL</text:span></text:p>
          <text:p text:style-name="P110"><text:span text:style-name="T51"><text:s text:c="12"/></text:span><text:span text:style-name="T51">LOB</text:span></text:p>
          <text:p text:style-name="P110"><text:span text:style-name="T51"><text:s text:c="16"/></text:span><text:span text:style-name="T51">MVR</text:span></text:p>
          <text:p text:style-name="P110"><text:span text:style-name="T51"><text:s text:c="16"/></text:span><text:span text:style-name="T51">ADD</text:span></text:p>
          <text:p text:style-name="P110"><text:span text:style-name="T51"><text:s text:c="16"/></text:span><text:span text:style-name="T51">MVL</text:span></text:p>
          <text:p text:style-name="P110"><text:span text:style-name="T51"><text:s text:c="16"/></text:span><text:span text:style-name="T51">SUB</text:span></text:p>
          <text:p text:style-name="P110"><text:span text:style-name="T51"><text:s text:c="12"/></text:span><text:span text:style-name="T51">LOE</text:span></text:p>
          <text:p text:style-name="P110"><text:span text:style-name="T51"><text:s text:c="12"/></text:span><text:span text:style-name="T51">MVR 2</text:span></text:p>
          <text:p text:style-name="P110"><text:span text:style-name="T51"><text:s text:c="12"/></text:span><text:span text:style-name="T51">SET</text:span></text:p>
          <text:p text:style-name="P110"><text:span text:style-name="T51"><text:s text:c="12"/></text:span><text:span text:style-name="T51">MVL 7</text:span></text:p>
          <text:p text:style-name="P110"><text:span text:style-name="T51"><text:s text:c="12"/></text:span><text:span text:style-name="T51">LOB</text:span></text:p>
          <text:p text:style-name="P110"><text:span text:style-name="T51"><text:s text:c="16"/></text:span><text:span text:style-name="T51">MVR</text:span></text:p>
          <text:p text:style-name="P110"><text:span text:style-name="T51"><text:s text:c="16"/></text:span><text:span text:style-name="T51">ADD</text:span></text:p>
          <text:p text:style-name="P110"><text:span text:style-name="T51"><text:s text:c="16"/></text:span><text:span text:style-name="T51">MVR 3</text:span></text:p>
          <text:p text:style-name="P110"><text:span text:style-name="T51"><text:s text:c="16"/></text:span><text:span text:style-name="T51">LOB</text:span></text:p>
          <text:p text:style-name="P110"><text:span text:style-name="T51"><text:s text:c="20"/></text:span><text:span text:style-name="T51">MVR</text:span></text:p>
          <text:p text:style-name="P110"><text:span text:style-name="T51"><text:s text:c="20"/></text:span><text:span text:style-name="T51">ADD</text:span></text:p>
          <text:p text:style-name="P110"><text:span text:style-name="T51"><text:s text:c="20"/></text:span><text:span text:style-name="T51">MVR 2</text:span></text:p>
          <text:p text:style-name="P110"><text:span text:style-name="T51"><text:s text:c="20"/></text:span><text:span text:style-name="T51">ADD</text:span></text:p>
          <text:p text:style-name="P110"><text:span text:style-name="T51"><text:s text:c="20"/></text:span><text:span text:style-name="T51">MVL 3</text:span></text:p>
          <text:p text:style-name="P110"><text:span text:style-name="T51"><text:s text:c="20"/></text:span><text:span text:style-name="T51">SUB</text:span></text:p>
          <text:p text:style-name="P110"><text:span text:style-name="T51"><text:s text:c="16"/></text:span><text:span text:style-name="T51">LOE</text:span></text:p>
          <text:p text:style-name="P110"><text:span text:style-name="T51"><text:s text:c="16"/></text:span><text:span text:style-name="T51">MVR</text:span></text:p>
          <text:p text:style-name="P110"><text:span text:style-name="T51"><text:s text:c="16"/></text:span><text:span text:style-name="T51">CPL 1</text:span></text:p>
          <text:p text:style-name="P110"><text:span text:style-name="T51"><text:s text:c="16"/></text:span><text:span text:style-name="T51">MVL 5</text:span></text:p>
          <text:p text:style-name="P110"><text:span text:style-name="T51"><text:s text:c="16"/></text:span><text:span text:style-name="T51">SUB</text:span></text:p>
          <text:p text:style-name="P110"><text:span text:style-name="T51"><text:s text:c="12"/></text:span><text:span text:style-name="T51">LOE</text:span></text:p>
          <text:p text:style-name="P110"><text:span text:style-name="T51"><text:s text:c="12"/></text:span><text:span text:style-name="T51">MVR</text:span></text:p>
          <text:p text:style-name="P110"><text:span text:style-name="T51"><text:s text:c="12"/></text:span><text:span text:style-name="T51">CPL 1</text:span></text:p>
          <text:p text:style-name="P110"><text:span text:style-name="T51"><text:s text:c="12"/></text:span><text:span text:style-name="T51">MVR 7</text:span></text:p>
          <text:p text:style-name="P110"><text:span text:style-name="T51"><text:s text:c="12"/></text:span><text:span text:style-name="T51">SET</text:span></text:p>
          <text:p text:style-name="P110"><text:span text:style-name="T51"><text:s text:c="12"/></text:span><text:span text:style-name="T51">MVR</text:span></text:p>
          <text:p text:style-name="P110"><text:span text:style-name="T51"><text:s text:c="12"/></text:span><text:span text:style-name="T51">SET 32</text:span></text:p>
          <text:p text:style-name="P110"><text:span text:style-name="T51"><text:s text:c="12"/></text:span><text:span text:style-name="T51">MVR</text:span></text:p>
          <text:p text:style-name="P110"><text:span text:style-name="T51"><text:s text:c="12"/></text:span><text:span text:style-name="T51">SET 48</text:span></text:p>
          <text:p text:style-name="P110"><text:span text:style-name="T51"><text:s text:c="12"/></text:span><text:span text:style-name="T51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1" draw:layer="layout" svg:width="2.6cm" svg:height="11.4cm" svg:x="7.08cm" svg:y="6.8cm">
          <text:p text:style-name="P110"><text:span text:style-name="T51"><text:s text:c="12"/></text:span><text:span text:style-name="T51">SET 10</text:span></text:p>
          <text:p text:style-name="P110"><text:span text:style-name="T51"><text:s text:c="12"/></text:span><text:span text:style-name="T51">MVL 5</text:span></text:p>
          <text:p text:style-name="P110"><text:span text:style-name="T51"><text:s text:c="12"/></text:span><text:span text:style-name="T51">LOB</text:span></text:p>
          <text:p text:style-name="P110"><text:span text:style-name="T51"><text:s text:c="16"/></text:span><text:span text:style-name="T51">MVR 3</text:span></text:p>
          <text:p text:style-name="P110"><text:span text:style-name="T51"><text:s text:c="16"/></text:span><text:span text:style-name="T51">ADD</text:span></text:p>
          <text:p text:style-name="P110"><text:span text:style-name="T51"><text:s text:c="16"/></text:span><text:span text:style-name="T51">MVR</text:span></text:p>
          <text:p text:style-name="P110"><text:span text:style-name="T51"><text:s text:c="16"/></text:span><text:span text:style-name="T51">SET 1</text:span></text:p>
          <text:p text:style-name="P110"><text:span text:style-name="T51"><text:s text:c="16"/></text:span><text:span text:style-name="T51">MVR</text:span></text:p>
          <text:p text:style-name="P110"><text:span text:style-name="T51"><text:s text:c="16"/></text:span><text:span text:style-name="T51">SUB</text:span></text:p>
          <text:p text:style-name="P110"><text:span text:style-name="T51"><text:s text:c="16"/></text:span><text:span text:style-name="T51">CPR 2</text:span></text:p>
          <text:p text:style-name="P110"><text:span text:style-name="T51"><text:s text:c="16"/></text:span><text:span text:style-name="T51">MVR 2</text:span></text:p>
          <text:p text:style-name="P110"><text:span text:style-name="T51"><text:s text:c="16"/></text:span><text:span text:style-name="T51">CPL 2</text:span></text:p>
          <text:p text:style-name="P110"><text:span text:style-name="T51"><text:s text:c="16"/></text:span><text:span text:style-name="T51">MVL</text:span></text:p>
          <text:p text:style-name="P110"><text:span text:style-name="T51"><text:s text:c="16"/></text:span><text:span text:style-name="T51">LOB</text:span></text:p>
          <text:p text:style-name="P110"><text:span text:style-name="T51"><text:s text:c="20"/></text:span><text:span text:style-name="T51">MVL 2</text:span></text:p>
          <text:p text:style-name="P110"><text:span text:style-name="T51"><text:s text:c="20"/></text:span><text:span text:style-name="T51">SUB</text:span></text:p>
          <text:p text:style-name="P110"><text:span text:style-name="T51"><text:s text:c="20"/></text:span><text:span text:style-name="T51">MVR 2</text:span></text:p>
          <text:p text:style-name="P110"><text:span text:style-name="T51"><text:s text:c="20"/></text:span><text:span text:style-name="T51">SET</text:span></text:p>
          <text:p text:style-name="P110"><text:span text:style-name="T51"><text:s text:c="16"/></text:span><text:span text:style-name="T51">LOE</text:span></text:p>
          <text:p text:style-name="P110"><text:span text:style-name="T51"><text:s text:c="16"/></text:span><text:span text:style-name="T51">MVL 2</text:span></text:p>
          <text:p text:style-name="P110"><text:span text:style-name="T51"><text:s text:c="16"/></text:span><text:span text:style-name="T51">LOB</text:span></text:p>
          <text:p text:style-name="P110"><text:span text:style-name="T51"><text:s text:c="20"/></text:span><text:span text:style-name="T51">MVL 2</text:span></text:p>
          <text:p text:style-name="P110"><text:span text:style-name="T51"><text:s text:c="20"/></text:span><text:span text:style-name="T51">ADD</text:span></text:p>
          <text:p text:style-name="P110"><text:span text:style-name="T51"><text:s text:c="20"/></text:span><text:span text:style-name="T51">MVL</text:span></text:p>
          <text:p text:style-name="P110"><text:span text:style-name="T51"><text:s text:c="20"/></text:span><text:span text:style-name="T51">ADD</text:span></text:p>
          <text:p text:style-name="P110"><text:span text:style-name="T51"><text:s text:c="20"/></text:span><text:span text:style-name="T51">MVR 2</text:span></text:p>
          <text:p text:style-name="P110"><text:span text:style-name="T51"><text:s text:c="20"/></text:span><text:span text:style-name="T51">SET 48</text:span></text:p>
          <text:p text:style-name="P110"><text:span text:style-name="T51"><text:s text:c="20"/></text:span><text:span text:style-name="T51">MVR 2</text:span></text:p>
          <text:p text:style-name="P110"><text:span text:style-name="T51"><text:s text:c="20"/></text:span><text:span text:style-name="T51">SET 10</text:span></text:p>
          <text:p text:style-name="P110"><text:span text:style-name="T51"><text:s text:c="20"/></text:span><text:span text:style-name="T51">MVL</text:span></text:p>
          <text:p text:style-name="P110"><text:span text:style-name="T51"><text:s text:c="20"/></text:span><text:span text:style-name="T51">SUB</text:span></text:p>
          <text:p text:style-name="P110"><text:span text:style-name="T51"><text:s text:c="16"/></text:span><text:span text:style-name="T51">LOE</text:span></text:p>
          <text:p text:style-name="P110"><text:span text:style-name="T51"><text:s text:c="16"/></text:span><text:span text:style-name="T51">MVL 4</text:span></text:p>
          <text:p text:style-name="P110"><text:span text:style-name="T51"><text:s text:c="16"/></text:span><text:span text:style-name="T51">SUB</text:span></text:p>
          <text:p text:style-name="P110"><text:span text:style-name="T51"><text:s text:c="12"/></text:span><text:span text:style-name="T51">LOE</text:span></text:p>
          <text:p text:style-name="P110"><text:span text:style-name="T51"><text:s text:c="12"/></text:span><text:span text:style-name="T51">MVR</text:span></text:p>
          <text:p text:style-name="P110"><text:span text:style-name="T51"><text:s text:c="12"/></text:span><text:span text:style-name="T51">LOB</text:span></text:p>
          <text:p text:style-name="P110"><text:span text:style-name="T51"><text:s text:c="16"/></text:span><text:span text:style-name="T51">MVR</text:span></text:p>
          <text:p text:style-name="P110"><text:span text:style-name="T51"><text:s text:c="16"/></text:span><text:span text:style-name="T51">ADD 16</text:span></text:p>
          <text:p text:style-name="P110"><text:span text:style-name="T51"><text:s text:c="16"/></text:span><text:span text:style-name="T51">MVL</text:span></text:p>
          <text:p text:style-name="P110"><text:span text:style-name="T51"><text:s text:c="16"/></text:span><text:span text:style-name="T51">SET</text:span></text:p>
          <text:p text:style-name="P110"><text:span text:style-name="T51"><text:s text:c="12"/></text:span><text:span text:style-name="T51">LOE</text:span></text:p>
          <text:p text:style-name="P110"><text:span text:style-name="T51"><text:s text:c="12"/></text:span><text:span text:style-name="T51">MVL 2</text:span></text:p>
          <text:p text:style-name="P110"><text:span text:style-name="T51"><text:s text:c="12"/></text:span><text:span text:style-name="T51">PUT</text:span></text:p>
          <text:p text:style-name="P110"><text:span text:style-name="T51"><text:s text:c="12"/></text:span><text:span text:style-name="T51">MVL 16</text:span></text:p>
          <text:p text:style-name="P110"><text:span text:style-name="T51"><text:s text:c="12"/></text:span><text:span text:style-name="T51">PUT</text:span></text:p>
          <text:p text:style-name="P110"><text:span text:style-name="T51"><text:s text:c="12"/></text:span><text:span text:style-name="T51">MVR 9</text:span></text:p>
          <text:p text:style-name="P110"><text:span text:style-name="T51"><text:s text:c="12"/></text:span><text:span text:style-name="T51">PUT</text:span></text:p>
          <text:p text:style-name="P110"><text:span text:style-name="T51"><text:s text:c="12"/></text:span><text:span text:style-name="T51">MVL 8</text:span></text:p>
          <text:p text:style-name="P110"><text:span text:style-name="T51"><text:s text:c="12"/></text:span><text:span text:style-name="T51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11" draw:layer="layout" svg:width="2.6cm" svg:height="11.4cm" svg:x="9.98cm" svg:y="6.8cm">
          <text:p text:style-name="P110"><text:span text:style-name="T51"><text:s text:c="12"/></text:span><text:span text:style-name="T51">MVR 18</text:span></text:p>
          <text:p text:style-name="P110"><text:span text:style-name="T51"><text:s text:c="12"/></text:span><text:span text:style-name="T51">PUT</text:span></text:p>
          <text:p text:style-name="P110"><text:span text:style-name="T51"><text:s text:c="12"/></text:span><text:span text:style-name="T51">MVR</text:span></text:p>
          <text:p text:style-name="P110"><text:span text:style-name="T51"><text:s text:c="12"/></text:span><text:span text:style-name="T51">PUT</text:span></text:p>
          <text:p text:style-name="P110"><text:span text:style-name="T51"><text:s text:c="12"/></text:span><text:span text:style-name="T51">MVL 18</text:span></text:p>
          <text:p text:style-name="P110"><text:span text:style-name="T51"><text:s text:c="12"/></text:span><text:span text:style-name="T51">PUT</text:span></text:p>
          <text:p text:style-name="P110"><text:span text:style-name="T51"><text:s text:c="12"/></text:span><text:span text:style-name="T51">MVR 10</text:span></text:p>
          <text:p text:style-name="P110"><text:span text:style-name="T51"><text:s text:c="12"/></text:span><text:span text:style-name="T51">SUB</text:span></text:p>
          <text:p text:style-name="P110"><text:span text:style-name="T51"><text:s text:c="8"/></text:span><text:span text:style-name="T51">LOE</text:span></text:p>
          <text:p text:style-name="P110"><text:span text:style-name="T51"><text:s text:c="8"/></text:span><text:span text:style-name="T51">MVL 9</text:span></text:p>
          <text:p text:style-name="P110"><text:span text:style-name="T51"><text:s text:c="8"/></text:span><text:span text:style-name="T51">PUT</text:span></text:p>
          <text:p text:style-name="P110"><text:span text:style-name="T51"><text:s text:c="8"/></text:span><text:span text:style-name="T51">MVR 4</text:span></text:p>
          <text:p text:style-name="P110"><text:span text:style-name="T51"><text:s text:c="8"/></text:span><text:span text:style-name="T51">SUB</text:span></text:p>
          <text:p text:style-name="P110"><text:span text:style-name="T51"><text:s text:c="4"/></text:span><text:span text:style-name="T51">LOE</text:span></text:p>
          <text:p text:style-name="P110"><text:span text:style-name="T51"><text:s text:c="4"/></text:span><text:span text:style-name="T51">MVL 4</text:span></text:p>
          <text:p text:style-name="P110"><text:span text:style-name="T51"><text:s text:c="4"/></text:span><text:span text:style-name="T51">PUT</text:span></text:p>
          <text:p text:style-name="P110"><text:span text:style-name="T51"><text:s text:c="4"/></text:span><text:span text:style-name="T51">MVR</text:span></text:p>
          <text:p text:style-name="P110"><text:span text:style-name="T51"><text:s text:c="4"/></text:span><text:span text:style-name="T51">SUB 3</text:span></text:p>
          <text:p text:style-name="P110"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</text:span><text:span text:style-name="T13">Code</text:span></text:p>
          </draw:text-box>
        </draw:frame>
        <draw:custom-shape draw:style-name="gr6" draw:text-style-name="P116" draw:layer="layout" svg:width="11.2cm" svg:height="11.4cm" svg:x="1.2cm" svg:y="6.8cm">
          <text:p text:style-name="P115"><text:span text:style-name="T39">/* cantonese mt9x9.cantonese */</text:span></text:p>
          <text:p text:style-name="P115"><text:span text:style-name="T40"/></text:p>
          <text:p text:style-name="P115"><text:span text:style-name="T41">|</text:span><text:span text:style-name="T41">甲</text:span><text:span text:style-name="T41">| </text:span><text:span text:style-name="T41">從 </text:span><text:span text:style-name="T41">0 </text:span><text:span text:style-name="T41">行到 </text:span><text:span text:style-name="T41">3</text:span></text:p>
          <text:p text:style-name="P115"><text:span text:style-name="T41"><text:s text:c="4"/></text:span><text:span text:style-name="T41">|</text:span><text:span text:style-name="T41">乙</text:span><text:span text:style-name="T41">| </text:span><text:span text:style-name="T41">從 </text:span><text:span text:style-name="T41">1 </text:span><text:span text:style-name="T41">行到 </text:span><text:span text:style-name="T41">10</text:span></text:p>
          <text:p text:style-name="P115"><text:span text:style-name="T41"><text:s text:c="8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""</text:span></text:p>
          <text:p text:style-name="P115"><text:span text:style-name="T41"><text:s text:c="8"/></text:span><text:span text:style-name="T41">|</text:span><text:span text:style-name="T41">丙</text:span><text:span text:style-name="T41">| </text:span><text:span text:style-name="T41">從 </text:span><text:span text:style-name="T41">|</text:span><text:span text:style-name="T41">甲 乘 </text:span><text:span text:style-name="T41">3 </text:span><text:span text:style-name="T41">加 </text:span><text:span text:style-name="T41">1| </text:span><text:span text:style-name="T41">行到 </text:span><text:span text:style-name="T41">|</text:span><text:span text:style-name="T41">甲 乘 </text:span><text:span text:style-name="T41">3 </text:span><text:span text:style-name="T41">加 </text:span><text:span text:style-name="T41">4|</text:span></text:p>
          <text:p text:style-name="P115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</text:span><text:span text:style-name="T41">) </text:span><text:span text:style-name="T41">加 </text:span><text:span text:style-name="T41">"x" </text:span><text:span text:style-name="T41">加 </text:span><text:span text:style-name="T41">str(</text:span><text:span text:style-name="T41">乙</text:span><text:span text:style-name="T41">) </text:span><text:span text:style-name="T41">加 </text:span><text:span text:style-name="T41">"="|</text:span></text:p>
          <text:p text:style-name="P115"><text:span text:style-name="T41"><text:s text:c="12"/></text:span><text:span text:style-name="T41">如果 </text:span><text:span text:style-name="T41">|</text:span><text:span text:style-name="T41">丙 乘 乙 比唔上 </text:span><text:span text:style-name="T41">10| </text:span><text:span text:style-name="T41">嘅話 </text:span><text:span text:style-name="T41">-&gt; {</text:span></text:p>
          <text:p text:style-name="P115"><text:span text:style-name="T41"><text:s text:c="16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" "|</text:span></text:p>
          <text:p text:style-name="P115"><text:span text:style-name="T41"><text:s text:c="12"/></text:span><text:span text:style-name="T41">}</text:span></text:p>
          <text:p text:style-name="P115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 乘 乙</text:span><text:span text:style-name="T41">) </text:span><text:span text:style-name="T41">加 </text:span><text:span text:style-name="T41">"\t"|</text:span></text:p>
          <text:p text:style-name="P115"><text:span text:style-name="T41"><text:s text:c="8"/></text:span><text:span text:style-name="T41">行晒</text:span></text:p>
          <text:p text:style-name="P115"><text:span text:style-name="T41"><text:s text:c="8"/></text:span><text:span text:style-name="T41">畀我睇下 </text:span><text:span text:style-name="T41">|</text:span><text:span text:style-name="T41">列</text:span><text:span text:style-name="T41">| </text:span><text:span text:style-name="T41">點樣先？</text:span></text:p>
          <text:p text:style-name="P115"><text:span text:style-name="T41"><text:s text:c="4"/></text:span><text:span text:style-name="T41">行晒</text:span></text:p>
          <text:p text:style-name="P115"><text:span text:style-name="T41"><text:s text:c="4"/></text:span><text:span text:style-name="T41">畀我睇下 </text:span><text:span text:style-name="T41">"" </text:span><text:span text:style-name="T41">點樣先？</text:span></text:p>
          <text:p text:style-name="P115"><text:span text:style-name="T41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</text:span><text:span text:style-name="T17">se</text:span></text:p>
          </draw:text-box>
        </draw:frame>
        <draw:custom-shape draw:style-name="gr8" draw:text-style-name="P118" draw:layer="layout" svg:width="11.2cm" svg:height="11.4cm" svg:x="13.15cm" svg:y="6.8cm">
          <text:p text:style-name="P117"><text:span text:style-name="T53">批曰。『</text:span><text:span text:style-name="T53">wenyan mt9x9.wy</text:span><text:span text:style-name="T53">』。</text:span></text:p>
          <text:p text:style-name="P117"><text:span text:style-name="T37"/></text:p>
          <text:p text:style-name="P117"><text:span text:style-name="T54">有數一名之曰「甲」。</text:span></text:p>
          <text:p text:style-name="P117"><text:span text:style-name="T54">恆為是。若「甲」不小於十者乃止也。</text:span></text:p>
          <text:p text:style-name="P117"><text:span text:style-name="T54"><text:s text:c="4"/></text:span><text:span text:style-name="T54">有數一名之曰「乙」。</text:span></text:p>
          <text:p text:style-name="P117"><text:span text:style-name="T54"><text:s text:c="4"/></text:span><text:span text:style-name="T54">恆為是。若「乙」不小於十者乃止也。</text:span></text:p>
          <text:p text:style-name="P117"><text:span text:style-name="T54"><text:s text:c="8"/></text:span><text:span text:style-name="T54">有數「甲」名之曰「丙」。</text:span></text:p>
          <text:p text:style-name="P117"><text:span text:style-name="T54"><text:s text:c="8"/></text:span><text:span text:style-name="T54">吾有一言。名之曰「列」。</text:span></text:p>
          <text:p text:style-name="P117"><text:span text:style-name="T54"><text:s text:c="8"/></text:span><text:span text:style-name="T54">恆為是。若「丙」不小於「甲」加三者乃止也。</text:span></text:p>
          <text:p text:style-name="P117"><text:span text:style-name="T54"><text:s text:c="12"/></text:span><text:span text:style-name="T54">乘「丙」以「乙」名之曰「果」。</text:span></text:p>
          <text:p text:style-name="P117"><text:span text:style-name="T54"><text:s text:c="12"/></text:span><text:span text:style-name="T54">加「列」以「丙」。昔之「列」者今其是矣。</text:span></text:p>
          <text:p text:style-name="P117"><text:span text:style-name="T54"><text:s text:c="12"/></text:span><text:span text:style-name="T54">加「列」以『</text:span><text:span text:style-name="T54">x</text:span><text:span text:style-name="T54">』。昔之「列」者今其是矣。</text:span></text:p>
          <text:p text:style-name="P117"><text:span text:style-name="T54"><text:s text:c="12"/></text:span><text:span text:style-name="T54">加「列」以「乙」。昔之「列」者今其是矣。</text:span></text:p>
          <text:p text:style-name="P117"><text:span text:style-name="T54"><text:s text:c="12"/></text:span><text:span text:style-name="T54">加「列」以『</text:span><text:span text:style-name="T54">=</text:span><text:span text:style-name="T54">』。昔之「列」者今其是矣。</text:span></text:p>
          <text:p text:style-name="P117"><text:span text:style-name="T54"><text:s text:c="12"/></text:span><text:span text:style-name="T54">若「果」小於十者</text:span></text:p>
          <text:p text:style-name="P117"><text:span text:style-name="T54"><text:s text:c="16"/></text:span><text:span text:style-name="T54">加「列」以『 』。昔之「列」者今其是矣也。</text:span></text:p>
          <text:p text:style-name="P117"><text:span text:style-name="T54"><text:s text:c="12"/></text:span><text:span text:style-name="T54">加「列」以「果」。昔之「列」者今其是矣。</text:span></text:p>
          <text:p text:style-name="P117"><text:span text:style-name="T54"><text:s text:c="12"/></text:span><text:span text:style-name="T54">加「列」以『</text:span><text:span text:style-name="T54">\t</text:span><text:span text:style-name="T54">』。昔之「列」者今其是矣。</text:span></text:p>
          <text:p text:style-name="P117"><text:span text:style-name="T54"><text:s text:c="12"/></text:span><text:span text:style-name="T54">加「丙」以一。昔之「丙」者今其是矣。</text:span></text:p>
          <text:p text:style-name="P117"><text:span text:style-name="T54"><text:s text:c="8"/></text:span><text:span text:style-name="T54">云云。</text:span></text:p>
          <text:p text:style-name="P117"><text:span text:style-name="T54"><text:s text:c="8"/></text:span><text:span text:style-name="T54">吾有一言。曰「列」。書之。</text:span></text:p>
          <text:p text:style-name="P117"><text:span text:style-name="T54"><text:s text:c="8"/></text:span><text:span text:style-name="T54">加「乙」以一。昔之「乙」者今其是矣。</text:span></text:p>
          <text:p text:style-name="P117"><text:span text:style-name="T54"><text:s text:c="4"/></text:span><text:span text:style-name="T54">云云。</text:span></text:p>
          <text:p text:style-name="P117"><text:span text:style-name="T54"><text:s text:c="4"/></text:span><text:span text:style-name="T54">書之。</text:span></text:p>
          <text:p text:style-name="P117"><text:span text:style-name="T54"><text:s text:c="4"/></text:span><text:span text:style-name="T54">加「甲」以三。昔之「甲」者今其是矣。</text:span></text:p>
          <text:p text:style-name="P117"><text:span text:style-name="T54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19"><text:span text:style-name="T55">Rosetta Code</text:span></text:p>
                <text:p text:style-name="P120"><text:span text:style-name="T56">&lt;https://www.rosettacode.org/wiki/Multiplication_tables&gt;</text:span></text:p>
              </text:list-item>
              <text:list-item>
                <text:p text:style-name="P119"><text:span text:style-name="T55">Learn X in Y minutes</text:span></text:p>
              </text:list-item>
            </text:list>
            <text:list text:style-name="L5">
              <text:list-header>
                <text:p text:style-name="P120"><text:span text:style-name="T56">&lt;https://learnxinyminutes.com/&gt;</text:span></text:p>
              </text:list-header>
            </text:list>
            <text:list text:style-name="L3">
              <text:list-item>
                <text:p text:style-name="P119"><text:span text:style-name="T55">Fibonacci Benchmark</text:span></text:p>
              </text:list-item>
            </text:list>
            <text:list text:style-name="L5">
              <text:list-header>
                <text:p text:style-name="P120"><text:span text:style-name="T56">&lt;https://github.com/drujensen/fib&gt;</text:span></text:p>
              </text:list-header>
            </text:list>
            <text:list text:style-name="L3">
              <text:list-item>
                <text:p text:style-name="P119"><text:span text:style-name="T55">99 Bottles of Beer</text:span></text:p>
              </text:list-item>
            </text:list>
            <text:list text:style-name="L5">
              <text:list-header>
                <text:p text:style-name="P120"><text:span text:style-name="T56">&lt;https://www.99-bottles-of-beer.net/&gt;</text:span></text:p>
              </text:list-header>
            </text:list>
            <text:list text:style-name="L3">
              <text:list-header>
                <text:p text:style-name="P119"><text:span text:style-name="T57"/></text:p>
              </text:list-header>
              <text:list-item>
                <text:p text:style-name="P119"><text:span text:style-name="T55">Excluded target languages</text:span></text:p>
                <text:p text:style-name="P120"><text:span text:style-name="T56">11l, A+, APL, Crack, Eliza, K, Red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22" draw:layer="layout" svg:width="10.508cm" svg:height="3.176cm" svg:x="4.913cm" svg:y="4.525cm" presentation:class="title" presentation:user-transformed="true">
          <draw:text-box>
            <text:p text:style-name="P121"><text:span text:style-name="T58">Thank </text:span><text:span text:style-name="T58">you!</text:span></text:p>
          </draw:text-box>
        </draw:frame>
        <draw:custom-shape draw:style-name="gr2" draw:text-style-name="P124" draw:layer="layout" svg:width="14.9cm" svg:height="0.896cm" svg:x="10.221cm" svg:y="17.936cm">
          <text:p text:style-name="P12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4" presentation:class="page"/>
          <draw:frame presentation:style-name="pr8" draw:text-style-name="P12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明體3" svg:font-family="方正明體" style:font-family-generic="modern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508</meta:editing-cycles>
    <meta:editing-duration>P6DT4H57M48S</meta:editing-duration>
    <meta:initial-creator>root </meta:initial-creator>
    <dc:date>2025-05-20T14:41:00.536038612</dc:date>
    <meta:document-statistic meta:object-count="853"/>
    <meta:user-defined meta:name="Info 1"/>
    <meta:user-defined meta:name="Info 2"/>
    <meta:user-defined meta:name="Info 3"/>
    <meta:user-defined meta:name="Info 4"/>
  </office:meta>
</office:document-meta>
</file>